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TI12" svg:font-family="CMTI12"/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35cm solid #000000" style:shrink-to-fit="true"/>
      <style:paragraph-properties fo:text-align="center" fo:margin-left="0cm"/>
      <style:text-properties fo:color="#000080" fo:font-size="10pt" style:font-size-asian="10pt" style:font-size-complex="10pt"/>
    </style:style>
    <style:style style:name="ce6" style:family="table-cell" style:parent-style-name="Default">
      <style:table-cell-properties fo:wrap-option="wrap" fo:border="0.035cm solid #000000"/>
      <style:text-properties fo:color="#00008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280099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8" style:family="table-cell" style:parent-style-name="Default">
      <style:table-cell-properties fo:wrap-option="wrap"/>
      <style:text-properties fo:color="#c5000b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9" style:family="table-cell" style:parent-style-name="Default">
      <style:table-cell-properties fo:wrap-option="wrap"/>
      <style:text-properties fo:color="#aecf00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0" style:family="table-cell" style:parent-style-name="Default">
      <style:table-cell-properties fo:wrap-option="wrap"/>
      <style:text-properties fo:color="#ffd320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1" style:family="table-cell" style:parent-style-name="Default">
      <style:table-cell-properties fo:wrap-option="wrap"/>
      <style:text-properties fo:color="#b3b3b3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2" style:family="table-cell" style:parent-style-name="Default">
      <style:table-cell-properties fo:wrap-option="wrap"/>
      <style:text-properties fo:color="#ffcc99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3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none" style:shrink-to-fit="true"/>
      <style:paragraph-properties fo:text-align="center" fo:margin-left="0cm"/>
      <style:text-properties fo:color="#000080" fo:font-size="10pt" style:font-size-asian="10pt" style:font-size-complex="10pt"/>
    </style:style>
    <style:style style:name="ce15" style:family="table-cell" style:parent-style-name="Default">
      <style:table-cell-properties fo:wrap-option="wrap" fo:border="none"/>
      <style:text-properties fo:color="#00008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 fo:border="0.035cm solid #000000"/>
      <style:text-properties fo:color="#00000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 fo:border="0.035cm solid #000000" style:shrink-to-fit="true"/>
      <style:paragraph-properties fo:text-align="center" fo:margin-left="0cm"/>
      <style:text-properties fo:color="#000080" style:text-outline="false" style:text-line-through-style="none" style:font-name="CMTI1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I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ff3366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20" style:family="table-cell" style:parent-style-name="Default">
      <style:table-cell-properties fo:wrap-option="wrap"/>
      <style:text-properties fo:color="#00dcff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21" style:family="table-cell" style:parent-style-name="Default" style:data-style-name="N109">
      <style:table-cell-properties fo:border="0.035cm solid #000000"/>
      <style:text-properties fo:color="#000080" style:text-outline="false" style:text-line-through-style="none" style:font-name="CMTT1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35cm solid #000000"/>
      <style:text-properties fo:color="#000080" style:text-outline="false" style:text-line-through-style="none" style:font-name="CMTI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I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9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2">
      <style:table-cell-properties fo:wrap-option="wrap" fo:border="0.035cm solid #000000"/>
      <style:text-properties fo:color="#00008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 style:data-style-name="N110">
      <style:table-cell-properties fo:wrap-option="wrap" fo:border="0.035cm solid #000000"/>
      <style:text-properties fo:color="#00008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 style:data-style-name="N109">
      <style:table-cell-properties fo:wrap-option="wrap" fo:border="0.035cm solid #000000"/>
      <style:text-properties fo:color="#000080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shrink-to-fit="true"/>
    </style:style>
    <style:style style:name="ce28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TT12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fo:color="#c5000b" fo:font-weight="bold" style:font-weight-asian="bold" style:font-weight-complex="bold"/>
    </style:style>
    <style:style style:name="ce30" style:family="table-cell" style:parent-style-name="Default">
      <style:table-cell-properties fo:border="0.002cm solid #000000"/>
    </style:style>
    <style:style style:name="ce31" style:family="table-cell" style:parent-style-name="Default" style:data-style-name="N106">
      <style:table-cell-properties fo:border="0.002cm solid #000000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color="#c5000b" fo:font-weight="bold" style:font-weight-asian="bold" style:font-weight-complex="bold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002cm solid #000000"/>
      <style:text-properties style:font-name="CMTT12" fo:font-size="12pt" fo:language="en" fo:country="US" style:font-name-asian="CMTT12" style:font-size-asian="12pt" style:language-asian="en" style:country-asian="US" style:font-name-complex="CMTT12" style:font-size-complex="6.80000019073486pt" style:language-complex="en" style:country-complex="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partat 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ce15"/>
        <table:table-column table:style-name="co3" table:default-cell-style-name="ce1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style-name="ce1" table:number-columns-repeated="15"/>
          <table:table-cell table:number-columns-repeated="3"/>
        </table:table-row>
        <table:table-row table:style-name="ro1">
          <table:table-cell table:style-name="ce1"/>
          <table:table-cell table:style-name="ce2"/>
          <table:table-cell table:style-name="ce3" office:value-type="string">
            <text:p>gener</text:p>
          </table:table-cell>
          <table:table-cell table:style-name="ce3" table:number-columns-repeated="2"/>
          <table:table-cell table:style-name="ce3" office:value-type="string">
            <text:p>febrer</text:p>
          </table:table-cell>
          <table:table-cell table:style-name="ce3" office:value-type="string">
            <text:p>març</text:p>
          </table:table-cell>
          <table:table-cell table:style-name="ce3" office:value-type="string">
            <text:p>abril</text:p>
          </table:table-cell>
          <table:table-cell table:style-name="ce3" office:value-type="string">
            <text:p>maig</text:p>
          </table:table-cell>
          <table:table-cell table:style-name="ce3" office:value-type="string">
            <text:p>juny</text:p>
          </table:table-cell>
          <table:table-cell table:style-name="ce3" office:value-type="string">
            <text:p>juliol</text:p>
          </table:table-cell>
          <table:table-cell table:style-name="ce3" office:value-type="string">
            <text:p>agost</text:p>
          </table:table-cell>
          <table:table-cell table:style-name="ce3" office:value-type="string">
            <text:p>set.</text:p>
          </table:table-cell>
          <table:table-cell table:style-name="ce3" office:value-type="string">
            <text:p>oct.</text:p>
          </table:table-cell>
          <table:table-cell table:style-name="ce3" office:value-type="string">
            <text:p>nov.</text:p>
          </table:table-cell>
          <table:table-cell table:style-name="ce3" office:value-type="string">
            <text:p>des.</text:p>
          </table:table-cell>
          <table:table-cell table:number-columns-repeated="2"/>
        </table:table-row>
        <table:table-row table:style-name="ro1" table:number-rows-repeated="4">
          <table:table-cell table:style-name="ce1"/>
          <table:table-cell table:style-name="ce3" table:number-columns-repeated="15"/>
          <table:table-cell table:number-columns-repeated="2"/>
        </table:table-row>
        <table:table-row table:style-name="ro1">
          <table:table-cell table:style-name="ce1"/>
          <table:table-cell table:style-name="ce3" office:value-type="float" office:value="1991">
            <text:p>1991</text:p>
          </table:table-cell>
          <table:table-cell table:style-name="ce7" office:value-type="float" office:value="58669">
            <text:p>58669</text:p>
          </table:table-cell>
          <table:table-cell table:style-name="ce7" table:number-columns-repeated="2"/>
          <table:table-cell table:style-name="ce7" office:value-type="float" office:value="51559">
            <text:p>51559</text:p>
          </table:table-cell>
          <table:table-cell table:style-name="ce7" office:value-type="float" office:value="52356">
            <text:p>52356</text:p>
          </table:table-cell>
          <table:table-cell table:style-name="ce10" office:value-type="float" office:value="65125">
            <text:p>65125</text:p>
          </table:table-cell>
          <table:table-cell table:style-name="ce10" office:value-type="float" office:value="64398">
            <text:p>64398</text:p>
          </table:table-cell>
          <table:table-cell table:style-name="ce7" office:value-type="float" office:value="53626">
            <text:p>53626</text:p>
          </table:table-cell>
          <table:table-cell table:style-name="ce7" office:value-type="float" office:value="58091">
            <text:p>58091</text:p>
          </table:table-cell>
          <table:table-cell table:style-name="ce9" office:value-type="float" office:value="29795">
            <text:p>29795</text:p>
          </table:table-cell>
          <table:table-cell table:style-name="ce8" office:value-type="float" office:value="42792">
            <text:p>42792</text:p>
          </table:table-cell>
          <table:table-cell table:style-name="ce7" office:value-type="float" office:value="50682">
            <text:p>50682</text:p>
          </table:table-cell>
          <table:table-cell table:style-name="ce8" office:value-type="float" office:value="44100">
            <text:p>44100</text:p>
          </table:table-cell>
          <table:table-cell table:style-name="ce8" office:value-type="float" office:value="42680">
            <text:p>42680</text:p>
          </table:table-cell>
          <table:table-cell/>
          <table:table-cell table:formula="of:=SUM([.C8:.P8])/12" office:value-type="float" office:value="51156.0833333333">
            <text:p>51156,08</text:p>
          </table:table-cell>
        </table:table-row>
        <table:table-row table:style-name="ro1">
          <table:table-cell table:style-name="ce1"/>
          <table:table-cell table:style-name="ce3" office:value-type="float" office:value="1992">
            <text:p>1992</text:p>
          </table:table-cell>
          <table:table-cell table:style-name="ce8" office:value-type="float" office:value="40137">
            <text:p>40137</text:p>
          </table:table-cell>
          <table:table-cell table:style-name="ce8" table:number-columns-repeated="2"/>
          <table:table-cell table:style-name="ce7" office:value-type="float" office:value="50294">
            <text:p>50294</text:p>
          </table:table-cell>
          <table:table-cell table:style-name="ce7" office:value-type="float" office:value="57484">
            <text:p>57484</text:p>
          </table:table-cell>
          <table:table-cell table:style-name="ce8" office:value-type="float" office:value="44614">
            <text:p>44614</text:p>
          </table:table-cell>
          <table:table-cell table:style-name="ce8" office:value-type="float" office:value="47116">
            <text:p>47116</text:p>
          </table:table-cell>
          <table:table-cell table:style-name="ce8" office:value-type="float" office:value="46739">
            <text:p>46739</text:p>
          </table:table-cell>
          <table:table-cell table:style-name="ce8" office:value-type="float" office:value="44785">
            <text:p>44785</text:p>
          </table:table-cell>
          <table:table-cell table:style-name="ce9" office:value-type="float" office:value="31553">
            <text:p>31553</text:p>
          </table:table-cell>
          <table:table-cell table:style-name="ce9" office:value-type="float" office:value="38840">
            <text:p>38840</text:p>
          </table:table-cell>
          <table:table-cell table:style-name="ce9" office:value-type="float" office:value="38337">
            <text:p>38337</text:p>
          </table:table-cell>
          <table:table-cell table:style-name="ce8" office:value-type="float" office:value="45258">
            <text:p>45258</text:p>
          </table:table-cell>
          <table:table-cell table:style-name="ce9" office:value-type="float" office:value="35934">
            <text:p>35934</text:p>
          </table:table-cell>
          <table:table-cell/>
          <table:table-cell table:formula="of:=SUM([.C9:.P9])/12" office:value-type="float" office:value="43424.25">
            <text:p>43424,25</text:p>
          </table:table-cell>
        </table:table-row>
        <table:table-row table:style-name="ro1">
          <table:table-cell table:style-name="ce1"/>
          <table:table-cell table:style-name="ce3" office:value-type="float" office:value="1993">
            <text:p>1993</text:p>
          </table:table-cell>
          <table:table-cell table:style-name="ce9" office:value-type="float" office:value="38987">
            <text:p>38987</text:p>
          </table:table-cell>
          <table:table-cell table:style-name="ce9" table:number-columns-repeated="2"/>
          <table:table-cell table:style-name="ce8" office:value-type="float" office:value="41203">
            <text:p>41203</text:p>
          </table:table-cell>
          <table:table-cell table:style-name="ce8" office:value-type="float" office:value="41542">
            <text:p>41542</text:p>
          </table:table-cell>
          <table:table-cell table:style-name="ce9" office:value-type="float" office:value="37752">
            <text:p>37752</text:p>
          </table:table-cell>
          <table:table-cell table:style-name="ce9" office:value-type="float" office:value="35631">
            <text:p>35631</text:p>
          </table:table-cell>
          <table:table-cell table:style-name="ce8" office:value-type="float" office:value="42473">
            <text:p>42473</text:p>
          </table:table-cell>
          <table:table-cell table:style-name="ce9" office:value-type="float" office:value="32863">
            <text:p>32863</text:p>
          </table:table-cell>
          <table:table-cell table:style-name="ce9" office:value-type="float" office:value="31671">
            <text:p>31671</text:p>
          </table:table-cell>
          <table:table-cell table:style-name="ce9" office:value-type="float" office:value="28821">
            <text:p>28821</text:p>
          </table:table-cell>
          <table:table-cell table:style-name="ce9" office:value-type="float" office:value="31305">
            <text:p>31305</text:p>
          </table:table-cell>
          <table:table-cell table:style-name="ce9" office:value-type="float" office:value="39407">
            <text:p>39407</text:p>
          </table:table-cell>
          <table:table-cell table:style-name="ce9" office:value-type="float" office:value="34974">
            <text:p>34974</text:p>
          </table:table-cell>
          <table:table-cell/>
          <table:table-cell table:formula="of:=SUM([.C10:.P10])/12" office:value-type="float" office:value="36385.75">
            <text:p>36385,75</text:p>
          </table:table-cell>
        </table:table-row>
        <table:table-row table:style-name="ro1">
          <table:table-cell table:style-name="ce1"/>
          <table:table-cell table:style-name="ce3" office:value-type="float" office:value="1994">
            <text:p>1994</text:p>
          </table:table-cell>
          <table:table-cell table:style-name="ce9" office:value-type="float" office:value="37293">
            <text:p>37293</text:p>
          </table:table-cell>
          <table:table-cell table:style-name="ce9" table:number-columns-repeated="2"/>
          <table:table-cell table:style-name="ce8" office:value-type="float" office:value="45296">
            <text:p>45296</text:p>
          </table:table-cell>
          <table:table-cell table:style-name="ce7" office:value-type="float" office:value="53095">
            <text:p>53095</text:p>
          </table:table-cell>
          <table:table-cell table:style-name="ce8" office:value-type="float" office:value="46718">
            <text:p>46718</text:p>
          </table:table-cell>
          <table:table-cell table:style-name="ce8" office:value-type="float" office:value="45725">
            <text:p>45725</text:p>
          </table:table-cell>
          <table:table-cell table:style-name="ce8" office:value-type="float" office:value="42118">
            <text:p>42118</text:p>
          </table:table-cell>
          <table:table-cell table:style-name="ce9" office:value-type="float" office:value="36612">
            <text:p>36612</text:p>
          </table:table-cell>
          <table:table-cell table:style-name="ce9" office:value-type="float" office:value="34756">
            <text:p>34756</text:p>
          </table:table-cell>
          <table:table-cell table:style-name="ce9" office:value-type="float" office:value="38858">
            <text:p>38858</text:p>
          </table:table-cell>
          <table:table-cell table:style-name="ce8" office:value-type="float" office:value="40043">
            <text:p>40043</text:p>
          </table:table-cell>
          <table:table-cell table:style-name="ce8" office:value-type="float" office:value="48904">
            <text:p>48904</text:p>
          </table:table-cell>
          <table:table-cell table:style-name="ce8" office:value-type="float" office:value="50852">
            <text:p>50852</text:p>
          </table:table-cell>
          <table:table-cell/>
          <table:table-cell table:formula="of:=SUM([.C11:.P11])/12" office:value-type="float" office:value="43355.8333333333">
            <text:p>43355,83</text:p>
          </table:table-cell>
        </table:table-row>
        <table:table-row table:style-name="ro1">
          <table:table-cell table:style-name="ce1"/>
          <table:table-cell table:style-name="ce3" office:value-type="float" office:value="1995">
            <text:p>1995</text:p>
          </table:table-cell>
          <table:table-cell table:style-name="ce8" office:value-type="float" office:value="46069">
            <text:p>46069</text:p>
          </table:table-cell>
          <table:table-cell table:style-name="ce8" table:number-columns-repeated="2"/>
          <table:table-cell table:style-name="ce7" office:value-type="float" office:value="54022">
            <text:p>54022</text:p>
          </table:table-cell>
          <table:table-cell table:style-name="ce10" office:value-type="float" office:value="62889">
            <text:p>62889</text:p>
          </table:table-cell>
          <table:table-cell table:style-name="ce8" office:value-type="float" office:value="47720">
            <text:p>47720</text:p>
          </table:table-cell>
          <table:table-cell table:style-name="ce7" office:value-type="float" office:value="50915">
            <text:p>50915</text:p>
          </table:table-cell>
          <table:table-cell table:style-name="ce8" office:value-type="float" office:value="48382">
            <text:p>48382</text:p>
          </table:table-cell>
          <table:table-cell table:style-name="ce8" office:value-type="float" office:value="41889">
            <text:p>41889</text:p>
          </table:table-cell>
          <table:table-cell table:style-name="ce9" office:value-type="float" office:value="32344">
            <text:p>32344</text:p>
          </table:table-cell>
          <table:table-cell table:style-name="ce8" office:value-type="float" office:value="44802">
            <text:p>44802</text:p>
          </table:table-cell>
          <table:table-cell table:style-name="ce7" office:value-type="float" office:value="50621">
            <text:p>50621</text:p>
          </table:table-cell>
          <table:table-cell table:style-name="ce7" office:value-type="float" office:value="53713">
            <text:p>53713</text:p>
          </table:table-cell>
          <table:table-cell table:style-name="ce8" office:value-type="float" office:value="40955">
            <text:p>40955</text:p>
          </table:table-cell>
          <table:table-cell/>
          <table:table-cell table:formula="of:=SUM([.C12:.P12])/12" office:value-type="float" office:value="47860.0833333333">
            <text:p>47860,08</text:p>
          </table:table-cell>
        </table:table-row>
        <table:table-row table:style-name="ro1">
          <table:table-cell table:style-name="ce1"/>
          <table:table-cell table:style-name="ce3" office:value-type="float" office:value="1996">
            <text:p>1996</text:p>
          </table:table-cell>
          <table:table-cell table:style-name="ce7" office:value-type="float" office:value="51923">
            <text:p>51923</text:p>
          </table:table-cell>
          <table:table-cell table:style-name="ce7" table:number-columns-repeated="2"/>
          <table:table-cell table:style-name="ce7" office:value-type="float" office:value="50843">
            <text:p>50843</text:p>
          </table:table-cell>
          <table:table-cell table:style-name="ce7" office:value-type="float" office:value="56681">
            <text:p>56681</text:p>
          </table:table-cell>
          <table:table-cell table:style-name="ce7" office:value-type="float" office:value="52939">
            <text:p>52939</text:p>
          </table:table-cell>
          <table:table-cell table:style-name="ce7" office:value-type="float" office:value="57980">
            <text:p>57980</text:p>
          </table:table-cell>
          <table:table-cell table:style-name="ce7" office:value-type="float" office:value="50375">
            <text:p>50375</text:p>
          </table:table-cell>
          <table:table-cell table:style-name="ce8" office:value-type="float" office:value="48401">
            <text:p>48401</text:p>
          </table:table-cell>
          <table:table-cell table:style-name="ce8" office:value-type="float" office:value="40809">
            <text:p>40809</text:p>
          </table:table-cell>
          <table:table-cell table:style-name="ce7" office:value-type="float" office:value="51874">
            <text:p>51874</text:p>
          </table:table-cell>
          <table:table-cell table:style-name="ce7" office:value-type="float" office:value="53168">
            <text:p>53168</text:p>
          </table:table-cell>
          <table:table-cell table:style-name="ce7" office:value-type="float" office:value="53688">
            <text:p>53688</text:p>
          </table:table-cell>
          <table:table-cell table:style-name="ce8" office:value-type="float" office:value="45028">
            <text:p>45028</text:p>
          </table:table-cell>
          <table:table-cell/>
          <table:table-cell table:formula="of:=SUM([.C13:.P13])/12" office:value-type="float" office:value="51142.4166666667">
            <text:p>51142,42</text:p>
          </table:table-cell>
        </table:table-row>
        <table:table-row table:style-name="ro1">
          <table:table-cell table:style-name="ce1"/>
          <table:table-cell table:style-name="ce3" office:value-type="float" office:value="1997">
            <text:p>1997</text:p>
          </table:table-cell>
          <table:table-cell table:style-name="ce7" office:value-type="float" office:value="58695">
            <text:p>58695</text:p>
          </table:table-cell>
          <table:table-cell table:style-name="ce7" table:number-columns-repeated="2"/>
          <table:table-cell table:style-name="ce7" office:value-type="float" office:value="59830">
            <text:p>59830</text:p>
          </table:table-cell>
          <table:table-cell table:style-name="ce10" office:value-type="float" office:value="61678">
            <text:p>61678</text:p>
          </table:table-cell>
          <table:table-cell table:style-name="ce10" office:value-type="float" office:value="64412">
            <text:p>64412</text:p>
          </table:table-cell>
          <table:table-cell table:style-name="ce7" office:value-type="float" office:value="55203">
            <text:p>55203</text:p>
          </table:table-cell>
          <table:table-cell table:style-name="ce7" office:value-type="float" office:value="52310">
            <text:p>52310</text:p>
          </table:table-cell>
          <table:table-cell table:style-name="ce7" office:value-type="float" office:value="54165">
            <text:p>54165</text:p>
          </table:table-cell>
          <table:table-cell table:style-name="ce9" office:value-type="float" office:value="38378">
            <text:p>38378</text:p>
          </table:table-cell>
          <table:table-cell table:style-name="ce7" office:value-type="float" office:value="51711">
            <text:p>51711</text:p>
          </table:table-cell>
          <table:table-cell table:style-name="ce7" office:value-type="float" office:value="55641">
            <text:p>55641</text:p>
          </table:table-cell>
          <table:table-cell table:style-name="ce7" office:value-type="float" office:value="58235">
            <text:p>58235</text:p>
          </table:table-cell>
          <table:table-cell table:style-name="ce7" office:value-type="float" office:value="52965">
            <text:p>52965</text:p>
          </table:table-cell>
          <table:table-cell/>
          <table:table-cell table:formula="of:=SUM([.C14:.P14])/12" office:value-type="float" office:value="55268.5833333333">
            <text:p>55268,58</text:p>
          </table:table-cell>
        </table:table-row>
        <table:table-row table:style-name="ro1">
          <table:table-cell/>
          <table:table-cell table:style-name="ce3" office:value-type="float" office:value="1998">
            <text:p>1998</text:p>
          </table:table-cell>
          <table:table-cell table:style-name="ce7" office:value-type="float" office:value="55643">
            <text:p>55643</text:p>
          </table:table-cell>
          <table:table-cell table:style-name="ce7" table:number-columns-repeated="2"/>
          <table:table-cell table:style-name="ce10" office:value-type="float" office:value="62665">
            <text:p>62665</text:p>
          </table:table-cell>
          <table:table-cell table:style-name="ce12" office:value-type="float" office:value="71745">
            <text:p>71745</text:p>
          </table:table-cell>
          <table:table-cell table:style-name="ce10" office:value-type="float" office:value="69305">
            <text:p>69305</text:p>
          </table:table-cell>
          <table:table-cell table:style-name="ce10" office:value-type="float" office:value="62459">
            <text:p>62459</text:p>
          </table:table-cell>
          <table:table-cell table:style-name="ce10" office:value-type="float" office:value="66321">
            <text:p>66321</text:p>
          </table:table-cell>
          <table:table-cell table:style-name="ce10" office:value-type="float" office:value="66717">
            <text:p>66717</text:p>
          </table:table-cell>
          <table:table-cell table:style-name="ce8" office:value-type="float" office:value="41751">
            <text:p>41751</text:p>
          </table:table-cell>
          <table:table-cell table:style-name="ce10" office:value-type="float" office:value="67077">
            <text:p>67077</text:p>
          </table:table-cell>
          <table:table-cell table:style-name="ce10" office:value-type="float" office:value="62138">
            <text:p>62138</text:p>
          </table:table-cell>
          <table:table-cell table:style-name="ce10" office:value-type="float" office:value="67014">
            <text:p>67014</text:p>
          </table:table-cell>
          <table:table-cell table:style-name="ce10" office:value-type="float" office:value="61464">
            <text:p>61464</text:p>
          </table:table-cell>
          <table:table-cell/>
          <table:table-cell table:formula="of:=SUM([.C15:.P15])/12" office:value-type="float" office:value="62858.25">
            <text:p>62858,25</text:p>
          </table:table-cell>
        </table:table-row>
        <table:table-row table:style-name="ro1">
          <table:table-cell/>
          <table:table-cell table:style-name="ce3" office:value-type="float" office:value="1999">
            <text:p>1999</text:p>
          </table:table-cell>
          <table:table-cell table:style-name="ce7" office:value-type="float" office:value="62786">
            <text:p>62786</text:p>
          </table:table-cell>
          <table:table-cell table:style-name="ce7" table:number-columns-repeated="2"/>
          <table:table-cell table:style-name="ce11" office:value-type="float" office:value="81451">
            <text:p>81451</text:p>
          </table:table-cell>
          <table:table-cell table:style-name="ce19" office:value-type="float" office:value="98972">
            <text:p>98972</text:p>
          </table:table-cell>
          <table:table-cell table:style-name="ce11" office:value-type="float" office:value="81933">
            <text:p>81933</text:p>
          </table:table-cell>
          <table:table-cell table:style-name="ce12" office:value-type="float" office:value="86640">
            <text:p>86640</text:p>
          </table:table-cell>
          <table:table-cell table:style-name="ce12" office:value-type="float" office:value="84824">
            <text:p>84824</text:p>
          </table:table-cell>
          <table:table-cell table:style-name="ce11" office:value-type="float" office:value="74969">
            <text:p>74969</text:p>
          </table:table-cell>
          <table:table-cell table:style-name="ce7" office:value-type="float" office:value="59477">
            <text:p>59477</text:p>
          </table:table-cell>
          <table:table-cell table:style-name="ce11" office:value-type="float" office:value="72970">
            <text:p>72970</text:p>
          </table:table-cell>
          <table:table-cell table:style-name="ce11" office:value-type="float" office:value="76013">
            <text:p>76013</text:p>
          </table:table-cell>
          <table:table-cell table:style-name="ce11" office:value-type="float" office:value="77870">
            <text:p>77870</text:p>
          </table:table-cell>
          <table:table-cell table:style-name="ce10" office:value-type="float" office:value="69766">
            <text:p>69766</text:p>
          </table:table-cell>
          <table:table-cell/>
          <table:table-cell table:formula="of:=SUM([.C16:.P16])/12" office:value-type="float" office:value="77305.9166666667">
            <text:p>77305,92</text:p>
          </table:table-cell>
        </table:table-row>
        <table:table-row table:style-name="ro1">
          <table:table-cell/>
          <table:table-cell table:style-name="ce3" office:value-type="float" office:value="2000">
            <text:p>2000</text:p>
          </table:table-cell>
          <table:table-cell table:style-name="ce10" office:value-type="float" office:value="69959">
            <text:p>69959</text:p>
          </table:table-cell>
          <table:table-cell table:style-name="ce10" table:number-columns-repeated="2"/>
          <table:table-cell table:style-name="ce12" office:value-type="float" office:value="86057">
            <text:p>86057</text:p>
          </table:table-cell>
          <table:table-cell table:style-name="ce19" office:value-type="float" office:value="97542">
            <text:p>97542</text:p>
          </table:table-cell>
          <table:table-cell table:style-name="ce12" office:value-type="float" office:value="82133">
            <text:p>82133</text:p>
          </table:table-cell>
          <table:table-cell table:style-name="ce12" office:value-type="float" office:value="90944">
            <text:p>90944</text:p>
          </table:table-cell>
          <table:table-cell table:style-name="ce12" office:value-type="float" office:value="83421">
            <text:p>83421</text:p>
          </table:table-cell>
          <table:table-cell table:style-name="ce11" office:value-type="float" office:value="75829">
            <text:p>75829</text:p>
          </table:table-cell>
          <table:table-cell table:style-name="ce10" office:value-type="float" office:value="64858">
            <text:p>64858</text:p>
          </table:table-cell>
          <table:table-cell table:style-name="ce12" office:value-type="float" office:value="88092">
            <text:p>88092</text:p>
          </table:table-cell>
          <table:table-cell table:style-name="ce19" office:value-type="float" office:value="96554">
            <text:p>96554</text:p>
          </table:table-cell>
          <table:table-cell table:style-name="ce12" office:value-type="float" office:value="88534">
            <text:p>88534</text:p>
          </table:table-cell>
          <table:table-cell table:style-name="ce19" office:value-type="float" office:value="96355">
            <text:p>96355</text:p>
          </table:table-cell>
          <table:table-cell/>
          <table:table-cell table:formula="of:=SUM([.C17:.P17])/12" office:value-type="float" office:value="85023.1666666667">
            <text:p>85023,17</text:p>
          </table:table-cell>
        </table:table-row>
        <table:table-row table:style-name="ro1">
          <table:table-cell/>
          <table:table-cell table:style-name="ce3" office:value-type="float" office:value="2001">
            <text:p>2001</text:p>
          </table:table-cell>
          <table:table-cell table:style-name="ce11" office:value-type="float" office:value="79853">
            <text:p>79853</text:p>
          </table:table-cell>
          <table:table-cell table:style-name="ce11" table:number-columns-repeated="2"/>
          <table:table-cell table:style-name="ce12" office:value-type="float" office:value="90567">
            <text:p>90567</text:p>
          </table:table-cell>
          <table:table-cell table:style-name="ce20" office:value-type="float" office:value="108580">
            <text:p>108580</text:p>
          </table:table-cell>
          <table:table-cell table:style-name="ce12" office:value-type="float" office:value="84912">
            <text:p>84912</text:p>
          </table:table-cell>
          <table:table-cell table:style-name="ce12" office:value-type="float" office:value="91212">
            <text:p>91212</text:p>
          </table:table-cell>
          <table:table-cell table:style-name="ce3" office:value-type="float" office:value="135058">
            <text:p>135058</text:p>
          </table:table-cell>
          <table:table-cell table:style-name="ce12" office:value-type="float" office:value="90904">
            <text:p>90904</text:p>
          </table:table-cell>
          <table:table-cell table:style-name="ce10" office:value-type="float" office:value="67963">
            <text:p>67963</text:p>
          </table:table-cell>
          <table:table-cell table:style-name="ce12" office:value-type="float" office:value="88903">
            <text:p>88903</text:p>
          </table:table-cell>
          <table:table-cell table:style-name="ce12" office:value-type="float" office:value="101623">
            <text:p>101623</text:p>
          </table:table-cell>
          <table:table-cell table:style-name="ce11" office:value-type="float" office:value="80226">
            <text:p>80226</text:p>
          </table:table-cell>
          <table:table-cell table:style-name="ce10" office:value-type="float" office:value="65215">
            <text:p>65215</text:p>
          </table:table-cell>
          <table:table-cell/>
          <table:table-cell table:formula="of:=SUM([.C18:.P18])/12" office:value-type="float" office:value="90418">
            <text:p>90418</text:p>
          </table:table-cell>
        </table:table-row>
        <table:table-row table:style-name="ro1">
          <table:table-cell/>
          <table:table-cell table:style-name="ce3" office:value-type="float" office:value="2002">
            <text:p>2002</text:p>
          </table:table-cell>
          <table:table-cell table:style-name="ce12" office:value-type="float" office:value="89520">
            <text:p>89520</text:p>
          </table:table-cell>
          <table:table-cell table:style-name="ce12" table:number-columns-repeated="2"/>
          <table:table-cell table:style-name="ce12" office:value-type="float" office:value="91303">
            <text:p>91303</text:p>
          </table:table-cell>
          <table:table-cell table:style-name="ce11" office:value-type="float" office:value="80278">
            <text:p>80278</text:p>
          </table:table-cell>
          <table:table-cell table:style-name="ce20" office:value-type="float" office:value="104951">
            <text:p>104951</text:p>
          </table:table-cell>
          <table:table-cell table:style-name="ce20" office:value-type="float" office:value="108129">
            <text:p>108129</text:p>
          </table:table-cell>
          <table:table-cell table:style-name="ce11" office:value-type="float" office:value="74323">
            <text:p>74323</text:p>
          </table:table-cell>
          <table:table-cell table:style-name="ce11" office:value-type="float" office:value="80482">
            <text:p>80482</text:p>
          </table:table-cell>
          <table:table-cell table:style-name="ce7" office:value-type="float" office:value="54016">
            <text:p>54016</text:p>
          </table:table-cell>
          <table:table-cell table:style-name="ce11" office:value-type="float" office:value="72901">
            <text:p>72901</text:p>
          </table:table-cell>
          <table:table-cell table:style-name="ce12" office:value-type="float" office:value="84116">
            <text:p>84116</text:p>
          </table:table-cell>
          <table:table-cell table:style-name="ce12" office:value-type="float" office:value="84463">
            <text:p>84463</text:p>
          </table:table-cell>
          <table:table-cell table:style-name="ce10" office:value-type="float" office:value="68087">
            <text:p>68087</text:p>
          </table:table-cell>
          <table:table-cell/>
          <table:table-cell table:formula="of:=SUM([.C19:.P19])/12" office:value-type="float" office:value="82714.0833333333">
            <text:p>82714,08</text:p>
          </table:table-cell>
        </table:table-row>
        <table:table-row table:style-name="ro1">
          <table:table-cell/>
          <table:table-cell table:style-name="ce3" office:value-type="float" office:value="2003">
            <text:p>2003</text:p>
          </table:table-cell>
          <table:table-cell table:style-name="ce12" office:value-type="float" office:value="85181">
            <text:p>85181</text:p>
          </table:table-cell>
          <table:table-cell table:style-name="ce12" table:number-columns-repeated="2"/>
          <table:table-cell table:style-name="ce12" office:value-type="float" office:value="89150">
            <text:p>89150</text:p>
          </table:table-cell>
          <table:table-cell table:style-name="ce20" office:value-type="float" office:value="105152">
            <text:p>105152</text:p>
          </table:table-cell>
          <table:table-cell table:style-name="ce12" office:value-type="float" office:value="82181">
            <text:p>82181</text:p>
          </table:table-cell>
          <table:table-cell table:style-name="ce19" office:value-type="float" office:value="95925">
            <text:p>95925</text:p>
          </table:table-cell>
          <table:table-cell table:style-name="ce12" office:value-type="float" office:value="85089">
            <text:p>85089</text:p>
          </table:table-cell>
          <table:table-cell table:style-name="ce19" office:value-type="float" office:value="93643">
            <text:p>93643</text:p>
          </table:table-cell>
          <table:table-cell table:style-name="ce7" office:value-type="float" office:value="54790">
            <text:p>54790</text:p>
          </table:table-cell>
          <table:table-cell table:style-name="ce11" office:value-type="float" office:value="76095">
            <text:p>76095</text:p>
          </table:table-cell>
          <table:table-cell table:style-name="ce12" office:value-type="float" office:value="83051">
            <text:p>83051</text:p>
          </table:table-cell>
          <table:table-cell table:style-name="ce11" office:value-type="float" office:value="78578">
            <text:p>78578</text:p>
          </table:table-cell>
          <table:table-cell table:style-name="ce10" office:value-type="float" office:value="64818">
            <text:p>64818</text:p>
          </table:table-cell>
          <table:table-cell/>
          <table:table-cell table:formula="of:=SUM([.C20:.P20])/12" office:value-type="float" office:value="82804.4166666667">
            <text:p>82804,42</text:p>
          </table:table-cell>
        </table:table-row>
        <table:table-row table:style-name="ro1">
          <table:table-cell/>
          <table:table-cell table:style-name="ce3" office:value-type="float" office:value="2004">
            <text:p>2004</text:p>
          </table:table-cell>
          <table:table-cell table:style-name="ce12" office:value-type="float" office:value="88826">
            <text:p>88826</text:p>
          </table:table-cell>
          <table:table-cell table:style-name="ce12" table:number-columns-repeated="2"/>
          <table:table-cell table:style-name="ce10" office:value-type="float" office:value="67185">
            <text:p>67185</text:p>
          </table:table-cell>
          <table:table-cell table:style-name="ce19" office:value-type="float" office:value="95130">
            <text:p>95130</text:p>
          </table:table-cell>
          <table:table-cell table:style-name="ce12" office:value-type="float" office:value="92294">
            <text:p>92294</text:p>
          </table:table-cell>
          <table:table-cell table:style-name="ce11" office:value-type="float" office:value="79798">
            <text:p>79798</text:p>
          </table:table-cell>
          <table:table-cell table:style-name="ce12" office:value-type="float" office:value="85509">
            <text:p>85509</text:p>
          </table:table-cell>
          <table:table-cell table:style-name="ce11" office:value-type="float" office:value="77687">
            <text:p>77687</text:p>
          </table:table-cell>
          <table:table-cell table:style-name="ce7" office:value-type="float" office:value="52510">
            <text:p>52510</text:p>
          </table:table-cell>
          <table:table-cell table:style-name="ce12" office:value-type="float" office:value="88349">
            <text:p>88349</text:p>
          </table:table-cell>
          <table:table-cell table:style-name="ce11" office:value-type="float" office:value="72135">
            <text:p>72135</text:p>
          </table:table-cell>
          <table:table-cell table:style-name="ce11" office:value-type="float" office:value="81039">
            <text:p>81039</text:p>
          </table:table-cell>
          <table:table-cell table:style-name="ce10" office:value-type="float" office:value="69633">
            <text:p>69633</text:p>
          </table:table-cell>
          <table:table-cell/>
          <table:table-cell table:formula="of:=SUM([.C21:.P21])/12" office:value-type="float" office:value="79174.5833333333">
            <text:p>79174,58</text:p>
          </table:table-cell>
        </table:table-row>
        <table:table-row table:style-name="ro1">
          <table:table-cell/>
          <table:table-cell table:style-name="ce3" table:number-columns-repeated="15"/>
          <table:table-cell table:number-columns-repeated="2"/>
        </table:table-row>
        <table:table-row table:style-name="ro1">
          <table:table-cell/>
          <table:table-cell table:style-name="ce3" table:number-columns-repeated="11"/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4" table:formula="of:=SUM([.C4:.C22])/19" office:value-type="float" office:value="45449.5263157895">
            <text:p>45449,53</text:p>
          </table:table-cell>
          <table:table-cell table:style-name="ce4" table:number-columns-repeated="2"/>
          <table:table-cell table:style-name="ce4" table:formula="of:=SUM([.F4:.F22])/19" office:value-type="float" office:value="48496.052631579">
            <text:p>48496,05</text:p>
          </table:table-cell>
          <table:table-cell table:style-name="ce4" table:formula="of:=SUM([.G4:.G22])/19" office:value-type="float" office:value="54901.2631578947">
            <text:p>54901,26</text:p>
          </table:table-cell>
          <table:table-cell table:style-name="ce4" table:formula="of:=SUM([.H4:.H22])/19" office:value-type="float" office:value="50367.8421052632">
            <text:p>50367,84</text:p>
          </table:table-cell>
          <table:table-cell table:style-name="ce4" table:formula="of:=SUM([.I4:.I22])/19" office:value-type="float" office:value="51161.8421052632">
            <text:p>51161,84</text:p>
          </table:table-cell>
          <table:table-cell table:style-name="ce4" table:formula="of:=SUM([.J4:.J22])/19" office:value-type="float" office:value="50029.8947368421">
            <text:p>50029,89</text:p>
          </table:table-cell>
          <table:table-cell table:style-name="ce4" table:formula="of:=SUM([.K4:.K22])/19" office:value-type="float" office:value="46159.8421052632">
            <text:p>46159,84</text:p>
          </table:table-cell>
          <table:table-cell table:style-name="ce4" table:formula="of:=SUM([.L4:.L22])/19" office:value-type="float" office:value="33403.7368421053">
            <text:p>33403,74</text:p>
          </table:table-cell>
          <table:table-cell table:style-name="ce4" table:formula="of:=SUM([.M4:.M22])/19" office:value-type="float" office:value="44846.5789473684">
            <text:p>44846,58</text:p>
          </table:table-cell>
          <table:table-cell table:style-name="ce4" table:formula="of:=SUM([.N4:.N22])/19" office:value-type="float" office:value="47127.7368421053">
            <text:p>47127,74</text:p>
          </table:table-cell>
          <table:table-cell table:style-name="ce4" table:formula="of:=SUM([.O4:.O22])/19" office:value-type="float" office:value="47422.5789473684">
            <text:p>47422,58</text:p>
          </table:table-cell>
          <table:table-cell table:style-name="ce4" table:formula="of:=SUM([.P4:.P22])/19" office:value-type="float" office:value="42038.2105263158">
            <text:p>42038,21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2">
          <table:table-cell/>
          <table:table-cell table:style-name="ce5" office:value-type="string">
            <text:p>Mes/any</text:p>
          </table:table-cell>
          <table:table-cell table:style-name="ce5" office:value-type="string">
            <text:p>Toneladas</text:p>
          </table:table-cell>
          <table:table-cell table:style-name="ce14"/>
          <table:table-cell table:style-name="ce5" office:value-type="string">
            <text:p>Clasificación</text:p>
          </table:table-cell>
          <table:table-cell table:style-name="ce18" office:value-type="string">
            <text:p>Frecuencia absoluta</text:p>
          </table:table-cell>
          <table:table-cell table:style-name="ce18" office:value-type="string">
            <text:p>Frecuencia relativa</text:p>
          </table:table-cell>
          <table:table-cell table:style-name="ce18" office:value-type="string">
            <text:p>Frecuencia absoluta acumulado</text:p>
          </table:table-cell>
          <table:table-cell table:style-name="ce18" office:value-type="string">
            <text:p>Frecuencia relativa acumulada</text:p>
          </table:table-cell>
          <table:table-cell table:style-name="ce18" office:value-type="string">
            <text:p>Porcentaje</text:p>
          </table:table-cell>
          <table:table-cell table:style-name="ce18" office:value-type="string">
            <text:p>Porcentaje acumulado</text:p>
          </table:table-cell>
          <table:table-cell table:style-name="ce27"/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2"/>
          <table:table-cell table:style-name="ce6" table:number-columns-repeated="3"/>
          <table:table-cell table:style-name="ce22"/>
          <table:table-cell table:style-name="ce6" table:number-columns-repeated="3"/>
          <table:table-cell table:style-name="ce1"/>
          <table:table-cell office:value-type="string">
            <text:p>DATOS PARA DIAGRAMA DE CAJA</text:p>
          </table:table-cell>
          <table:table-cell/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Gener /91</text:p>
          </table:table-cell>
          <table:table-cell office:value-type="float" office:value="58669">
            <text:p>58669</text:p>
          </table:table-cell>
          <table:table-cell/>
          <table:table-cell table:style-name="ce16" office:value-type="float" office:value="28821">
            <text:p>28821</text:p>
          </table:table-cell>
          <table:table-cell table:style-name="ce13" table:formula="of:=COUNTIF([.$C$30:.$C$197];&quot;=&quot;&amp;[.E30])" office:value-type="float" office:value="1">
            <text:p>1</text:p>
          </table:table-cell>
          <table:table-cell table:style-name="ce21" table:formula="of:=[.F30]/[.$F$199]" office:value-type="float" office:value="0.00595238095238095">
            <text:p>0,0059524</text:p>
          </table:table-cell>
          <table:table-cell table:style-name="ce6" table:formula="of:=[.F30]" office:value-type="float" office:value="1">
            <text:p>1</text:p>
          </table:table-cell>
          <table:table-cell table:style-name="ce23" table:formula="of:=[.G30]" office:value-type="float" office:value="0.00595238095238095">
            <text:p>0,0059524</text:p>
          </table:table-cell>
          <table:table-cell table:style-name="ce25" table:formula="of:=[.G30]*100" office:value-type="float" office:value="0.595238095238095">
            <text:p>0,59523810</text:p>
          </table:table-cell>
          <table:table-cell table:style-name="ce26" table:formula="of:=[.J30]" office:value-type="float" office:value="0.595238095238095">
            <text:p>0,5952381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Febrer / 91</text:p>
          </table:table-cell>
          <table:table-cell office:value-type="float" office:value="51559">
            <text:p>51559</text:p>
          </table:table-cell>
          <table:table-cell/>
          <table:table-cell table:style-name="ce16" office:value-type="float" office:value="29795">
            <text:p>29795</text:p>
          </table:table-cell>
          <table:table-cell table:style-name="ce13" table:formula="of:=COUNTIF([.$C$30:.$C$197];&quot;=&quot;&amp;[.E31])" office:value-type="float" office:value="1">
            <text:p>1</text:p>
          </table:table-cell>
          <table:table-cell table:style-name="ce21" table:formula="of:=[.F31]/[.$F$199]" office:value-type="float" office:value="0.00595238095238095">
            <text:p>0,0059524</text:p>
          </table:table-cell>
          <table:table-cell table:style-name="ce6" table:formula="of:=[.H30]+[.F31]" office:value-type="float" office:value="2">
            <text:p>2</text:p>
          </table:table-cell>
          <table:table-cell table:style-name="ce24" table:formula="of:=[.I30]+[.G31]" office:value-type="float" office:value="0.0119047619047619">
            <text:p>0,0119047619</text:p>
          </table:table-cell>
          <table:table-cell table:style-name="ce25" table:formula="of:=[.G31]*100" office:value-type="float" office:value="0.595238095238095">
            <text:p>0,59523810</text:p>
          </table:table-cell>
          <table:table-cell table:style-name="ce26" table:formula="of:=[.K30]+[.J31]" office:value-type="float" office:value="1.19047619047619">
            <text:p>1,1904762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Març / 91</text:p>
          </table:table-cell>
          <table:table-cell office:value-type="float" office:value="52356">
            <text:p>52356</text:p>
          </table:table-cell>
          <table:table-cell/>
          <table:table-cell table:style-name="ce17" office:value-type="float" office:value="31305">
            <text:p>31305</text:p>
          </table:table-cell>
          <table:table-cell table:style-name="ce13" table:formula="of:=COUNTIF([.$C$30:.$C$197];&quot;=&quot;&amp;[.E32])" office:value-type="float" office:value="1">
            <text:p>1</text:p>
          </table:table-cell>
          <table:table-cell table:style-name="ce21" table:formula="of:=[.F32]/[.$F$199]" office:value-type="float" office:value="0.00595238095238095">
            <text:p>0,0059524</text:p>
          </table:table-cell>
          <table:table-cell table:style-name="ce6" table:formula="of:=[.H31]+[.F32]" office:value-type="float" office:value="3">
            <text:p>3</text:p>
          </table:table-cell>
          <table:table-cell table:style-name="ce24" table:formula="of:=[.I31]+[.G32]" office:value-type="float" office:value="0.0178571428571429">
            <text:p>0,0178571429</text:p>
          </table:table-cell>
          <table:table-cell table:style-name="ce25" table:formula="of:=[.G32]*100" office:value-type="float" office:value="0.595238095238095">
            <text:p>0,59523810</text:p>
          </table:table-cell>
          <table:table-cell table:style-name="ce26" table:formula="of:=[.K31]+[.J32]" office:value-type="float" office:value="1.78571428571429">
            <text:p>1,7857143</text:p>
          </table:table-cell>
          <table:table-cell table:style-name="ce1"/>
          <table:table-cell office:value-type="string">
            <text:p>RANGO</text:p>
          </table:table-cell>
          <table:table-cell table:style-name="ce16" table:formula="of:=[.E197]-[.E30]" office:value-type="float" office:value="106237">
            <text:p>106237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Abril / 91</text:p>
          </table:table-cell>
          <table:table-cell office:value-type="float" office:value="65125">
            <text:p>65125</text:p>
          </table:table-cell>
          <table:table-cell/>
          <table:table-cell table:style-name="ce16" office:value-type="float" office:value="31553">
            <text:p>31553</text:p>
          </table:table-cell>
          <table:table-cell table:style-name="ce13" table:formula="of:=COUNTIF([.$C$30:.$C$197];&quot;=&quot;&amp;[.E33])" office:value-type="float" office:value="1">
            <text:p>1</text:p>
          </table:table-cell>
          <table:table-cell table:style-name="ce21" table:formula="of:=[.F33]/[.$F$199]" office:value-type="float" office:value="0.00595238095238095">
            <text:p>0,0059524</text:p>
          </table:table-cell>
          <table:table-cell table:style-name="ce6" table:formula="of:=[.H32]+[.F33]" office:value-type="float" office:value="4">
            <text:p>4</text:p>
          </table:table-cell>
          <table:table-cell table:style-name="ce24" table:formula="of:=[.I32]+[.G33]" office:value-type="float" office:value="0.0238095238095238">
            <text:p>0,0238095238</text:p>
          </table:table-cell>
          <table:table-cell table:style-name="ce25" table:formula="of:=[.G33]*100" office:value-type="float" office:value="0.595238095238095">
            <text:p>0,59523810</text:p>
          </table:table-cell>
          <table:table-cell table:style-name="ce26" table:formula="of:=[.K32]+[.J33]" office:value-type="float" office:value="2.38095238095238">
            <text:p>2,3809524</text:p>
          </table:table-cell>
          <table:table-cell table:style-name="ce1"/>
          <table:table-cell office:value-type="string">
            <text:p>RIQ</text:p>
          </table:table-cell>
          <table:table-cell table:formula="of:=[.E156]-[.E71]" office:value-type="float" office:value="34321">
            <text:p>34321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Maig / 91</text:p>
          </table:table-cell>
          <table:table-cell office:value-type="float" office:value="64398">
            <text:p>64398</text:p>
          </table:table-cell>
          <table:table-cell/>
          <table:table-cell table:style-name="ce16" office:value-type="float" office:value="31671">
            <text:p>31671</text:p>
          </table:table-cell>
          <table:table-cell table:style-name="ce13" table:formula="of:=COUNTIF([.$C$30:.$C$197];&quot;=&quot;&amp;[.E34])" office:value-type="float" office:value="1">
            <text:p>1</text:p>
          </table:table-cell>
          <table:table-cell table:style-name="ce21" table:formula="of:=[.F34]/[.$F$199]" office:value-type="float" office:value="0.00595238095238095">
            <text:p>0,0059524</text:p>
          </table:table-cell>
          <table:table-cell table:style-name="ce6" table:formula="of:=[.H33]+[.F34]" office:value-type="float" office:value="5">
            <text:p>5</text:p>
          </table:table-cell>
          <table:table-cell table:style-name="ce24" table:formula="of:=[.I33]+[.G34]" office:value-type="float" office:value="0.0297619047619048">
            <text:p>0,0297619048</text:p>
          </table:table-cell>
          <table:table-cell table:style-name="ce25" table:formula="of:=[.G34]*100" office:value-type="float" office:value="0.595238095238095">
            <text:p>0,59523810</text:p>
          </table:table-cell>
          <table:table-cell table:style-name="ce26" table:formula="of:=[.K33]+[.J34]" office:value-type="float" office:value="2.97619047619048">
            <text:p>2,9761905</text:p>
          </table:table-cell>
          <table:table-cell table:style-name="ce1"/>
          <table:table-cell office:value-type="string">
            <text:p>VALORES NO ATIPICOS</text:p>
          </table:table-cell>
          <table:table-cell table:formula="of:=[.N40]-[.N33]*1.5" office:value-type="float" office:value="-4763.5">
            <text:p>-4763,5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Juny / 91</text:p>
          </table:table-cell>
          <table:table-cell office:value-type="float" office:value="53626">
            <text:p>53626</text:p>
          </table:table-cell>
          <table:table-cell/>
          <table:table-cell table:style-name="ce16" office:value-type="float" office:value="32344">
            <text:p>32344</text:p>
          </table:table-cell>
          <table:table-cell table:style-name="ce13" table:formula="of:=COUNTIF([.$C$30:.$C$197];&quot;=&quot;&amp;[.E35])" office:value-type="float" office:value="1">
            <text:p>1</text:p>
          </table:table-cell>
          <table:table-cell table:style-name="ce21" table:formula="of:=[.F35]/[.$F$199]" office:value-type="float" office:value="0.00595238095238095">
            <text:p>0,0059524</text:p>
          </table:table-cell>
          <table:table-cell table:style-name="ce6" table:formula="of:=[.H34]+[.F35]" office:value-type="float" office:value="6">
            <text:p>6</text:p>
          </table:table-cell>
          <table:table-cell table:style-name="ce24" table:formula="of:=[.I34]+[.G35]" office:value-type="float" office:value="0.0357142857142857">
            <text:p>0,0357142857</text:p>
          </table:table-cell>
          <table:table-cell table:style-name="ce25" table:formula="of:=[.G35]*100" office:value-type="float" office:value="0.595238095238095">
            <text:p>0,59523810</text:p>
          </table:table-cell>
          <table:table-cell table:style-name="ce26" table:formula="of:=[.K34]+[.J35]" office:value-type="float" office:value="3.57142857142857">
            <text:p>3,5714286</text:p>
          </table:table-cell>
          <table:table-cell table:style-name="ce1"/>
          <table:table-cell office:value-type="string">
            <text:p>VALORES NO ATIPICOS</text:p>
          </table:table-cell>
          <table:table-cell table:formula="of:=[.N39]+1.5*[.N33]" office:value-type="float" office:value="132520.5">
            <text:p>132520,5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Juliol / 91</text:p>
          </table:table-cell>
          <table:table-cell office:value-type="float" office:value="58091">
            <text:p>58091</text:p>
          </table:table-cell>
          <table:table-cell/>
          <table:table-cell table:style-name="ce16" office:value-type="float" office:value="32863">
            <text:p>32863</text:p>
          </table:table-cell>
          <table:table-cell table:style-name="ce13" table:formula="of:=COUNTIF([.$C$30:.$C$197];&quot;=&quot;&amp;[.E36])" office:value-type="float" office:value="1">
            <text:p>1</text:p>
          </table:table-cell>
          <table:table-cell table:style-name="ce21" table:formula="of:=[.F36]/[.$F$199]" office:value-type="float" office:value="0.00595238095238095">
            <text:p>0,0059524</text:p>
          </table:table-cell>
          <table:table-cell table:style-name="ce6" table:formula="of:=[.H35]+[.F36]" office:value-type="float" office:value="7">
            <text:p>7</text:p>
          </table:table-cell>
          <table:table-cell table:style-name="ce24" table:formula="of:=[.I35]+[.G36]" office:value-type="float" office:value="0.0416666666666667">
            <text:p>0,0416666667</text:p>
          </table:table-cell>
          <table:table-cell table:style-name="ce25" table:formula="of:=[.G36]*100" office:value-type="float" office:value="0.595238095238095">
            <text:p>0,59523810</text:p>
          </table:table-cell>
          <table:table-cell table:style-name="ce26" table:formula="of:=[.K35]+[.J36]" office:value-type="float" office:value="4.16666666666667">
            <text:p>4,1666667</text:p>
          </table:table-cell>
          <table:table-cell table:style-name="ce1"/>
          <table:table-cell office:value-type="string">
            <text:p>VALORES EXTREMOS</text:p>
          </table:table-cell>
          <table:table-cell table:formula="of:=[.N40]-3*[.N33]" office:value-type="float" office:value="-56245">
            <text:p>-56245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Agost / 91</text:p>
          </table:table-cell>
          <table:table-cell office:value-type="float" office:value="29795">
            <text:p>29795</text:p>
          </table:table-cell>
          <table:table-cell/>
          <table:table-cell table:style-name="ce16" office:value-type="float" office:value="34756">
            <text:p>34756</text:p>
          </table:table-cell>
          <table:table-cell table:style-name="ce13" table:formula="of:=COUNTIF([.$C$30:.$C$197];&quot;=&quot;&amp;[.E37])" office:value-type="float" office:value="1">
            <text:p>1</text:p>
          </table:table-cell>
          <table:table-cell table:style-name="ce21" table:formula="of:=[.F37]/[.$F$199]" office:value-type="float" office:value="0.00595238095238095">
            <text:p>0,0059524</text:p>
          </table:table-cell>
          <table:table-cell table:style-name="ce6" table:formula="of:=[.H36]+[.F37]" office:value-type="float" office:value="8">
            <text:p>8</text:p>
          </table:table-cell>
          <table:table-cell table:style-name="ce24" table:formula="of:=[.I36]+[.G37]" office:value-type="float" office:value="0.0476190476190476">
            <text:p>0,0476190476</text:p>
          </table:table-cell>
          <table:table-cell table:style-name="ce25" table:formula="of:=[.G37]*100" office:value-type="float" office:value="0.595238095238095">
            <text:p>0,59523810</text:p>
          </table:table-cell>
          <table:table-cell table:style-name="ce26" table:formula="of:=[.K36]+[.J37]" office:value-type="float" office:value="4.76190476190476">
            <text:p>4,7619048</text:p>
          </table:table-cell>
          <table:table-cell table:style-name="ce1"/>
          <table:table-cell office:value-type="string">
            <text:p>VALORES EXTREMOS</text:p>
          </table:table-cell>
          <table:table-cell table:formula="of:=[.N39]+3*[.N33]" office:value-type="float" office:value="184002">
            <text:p>184002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Set. / 91</text:p>
          </table:table-cell>
          <table:table-cell office:value-type="float" office:value="42792">
            <text:p>42792</text:p>
          </table:table-cell>
          <table:table-cell/>
          <table:table-cell table:style-name="ce16" office:value-type="float" office:value="34974">
            <text:p>34974</text:p>
          </table:table-cell>
          <table:table-cell table:style-name="ce13" table:formula="of:=COUNTIF([.$C$30:.$C$197];&quot;=&quot;&amp;[.E38])" office:value-type="float" office:value="1">
            <text:p>1</text:p>
          </table:table-cell>
          <table:table-cell table:style-name="ce21" table:formula="of:=[.F38]/[.$F$199]" office:value-type="float" office:value="0.00595238095238095">
            <text:p>0,0059524</text:p>
          </table:table-cell>
          <table:table-cell table:style-name="ce6" table:formula="of:=[.H37]+[.F38]" office:value-type="float" office:value="9">
            <text:p>9</text:p>
          </table:table-cell>
          <table:table-cell table:style-name="ce24" table:formula="of:=[.I37]+[.G38]" office:value-type="float" office:value="0.0535714285714286">
            <text:p>0,0535714286</text:p>
          </table:table-cell>
          <table:table-cell table:style-name="ce25" table:formula="of:=[.G38]*100" office:value-type="float" office:value="0.595238095238095">
            <text:p>0,59523810</text:p>
          </table:table-cell>
          <table:table-cell table:style-name="ce26" table:formula="of:=[.K37]+[.J38]" office:value-type="float" office:value="5.35714285714286">
            <text:p>5,3571429</text:p>
          </table:table-cell>
          <table:table-cell table:style-name="ce1" table:number-columns-repeated="4"/>
          <table:table-cell table:number-columns-repeated="3"/>
        </table:table-row>
        <table:table-row table:style-name="ro3">
          <table:table-cell/>
          <table:table-cell table:style-name="ce6" office:value-type="string">
            <text:p>Oct. / 91</text:p>
          </table:table-cell>
          <table:table-cell office:value-type="float" office:value="50682">
            <text:p>50682</text:p>
          </table:table-cell>
          <table:table-cell/>
          <table:table-cell table:style-name="ce16" office:value-type="float" office:value="35631">
            <text:p>35631</text:p>
          </table:table-cell>
          <table:table-cell table:style-name="ce13" table:formula="of:=COUNTIF([.$C$30:.$C$197];&quot;=&quot;&amp;[.E39])" office:value-type="float" office:value="1">
            <text:p>1</text:p>
          </table:table-cell>
          <table:table-cell table:style-name="ce21" table:formula="of:=[.F39]/[.$F$199]" office:value-type="float" office:value="0.00595238095238095">
            <text:p>0,0059524</text:p>
          </table:table-cell>
          <table:table-cell table:style-name="ce6" table:formula="of:=[.H38]+[.F39]" office:value-type="float" office:value="10">
            <text:p>10</text:p>
          </table:table-cell>
          <table:table-cell table:style-name="ce24" table:formula="of:=[.I38]+[.G39]" office:value-type="float" office:value="0.0595238095238095">
            <text:p>0,0595238095</text:p>
          </table:table-cell>
          <table:table-cell table:style-name="ce25" table:formula="of:=[.G39]*100" office:value-type="float" office:value="0.595238095238095">
            <text:p>0,59523810</text:p>
          </table:table-cell>
          <table:table-cell table:style-name="ce26" table:formula="of:=[.K38]+[.J39]" office:value-type="float" office:value="5.95238095238095">
            <text:p>5,9523810</text:p>
          </table:table-cell>
          <table:table-cell table:style-name="ce1"/>
          <table:table-cell table:style-name="ce1" office:value-type="string">
            <text:p>3QUARTIL</text:p>
          </table:table-cell>
          <table:table-cell table:style-name="ce16" office:value-type="float" office:value="81039">
            <text:p>81039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Nov. / 91</text:p>
          </table:table-cell>
          <table:table-cell office:value-type="float" office:value="44100">
            <text:p>44100</text:p>
          </table:table-cell>
          <table:table-cell/>
          <table:table-cell table:style-name="ce16" office:value-type="float" office:value="35934">
            <text:p>35934</text:p>
          </table:table-cell>
          <table:table-cell table:style-name="ce13" table:formula="of:=COUNTIF([.$C$30:.$C$197];&quot;=&quot;&amp;[.E40])" office:value-type="float" office:value="1">
            <text:p>1</text:p>
          </table:table-cell>
          <table:table-cell table:style-name="ce21" table:formula="of:=[.F40]/[.$F$199]" office:value-type="float" office:value="0.00595238095238095">
            <text:p>0,0059524</text:p>
          </table:table-cell>
          <table:table-cell table:style-name="ce6" table:formula="of:=[.H39]+[.F40]" office:value-type="float" office:value="11">
            <text:p>11</text:p>
          </table:table-cell>
          <table:table-cell table:style-name="ce24" table:formula="of:=[.I39]+[.G40]" office:value-type="float" office:value="0.0654761904761905">
            <text:p>0,0654761905</text:p>
          </table:table-cell>
          <table:table-cell table:style-name="ce25" table:formula="of:=[.G40]*100" office:value-type="float" office:value="0.595238095238095">
            <text:p>0,59523810</text:p>
          </table:table-cell>
          <table:table-cell table:style-name="ce26" table:formula="of:=[.K39]+[.J40]" office:value-type="float" office:value="6.54761904761905">
            <text:p>6,5476190</text:p>
          </table:table-cell>
          <table:table-cell table:style-name="ce1"/>
          <table:table-cell table:style-name="ce1" office:value-type="string">
            <text:p>1QUARTIL</text:p>
          </table:table-cell>
          <table:table-cell table:style-name="ce16" office:value-type="float" office:value="46718">
            <text:p>46718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Des. / 91</text:p>
          </table:table-cell>
          <table:table-cell office:value-type="float" office:value="42680">
            <text:p>42680</text:p>
          </table:table-cell>
          <table:table-cell/>
          <table:table-cell table:style-name="ce16" office:value-type="float" office:value="36612">
            <text:p>36612</text:p>
          </table:table-cell>
          <table:table-cell table:style-name="ce13" table:formula="of:=COUNTIF([.$C$30:.$C$197];&quot;=&quot;&amp;[.E41])" office:value-type="float" office:value="1">
            <text:p>1</text:p>
          </table:table-cell>
          <table:table-cell table:style-name="ce21" table:formula="of:=[.F41]/[.$F$199]" office:value-type="float" office:value="0.00595238095238095">
            <text:p>0,0059524</text:p>
          </table:table-cell>
          <table:table-cell table:style-name="ce6" table:formula="of:=[.H40]+[.F41]" office:value-type="float" office:value="12">
            <text:p>12</text:p>
          </table:table-cell>
          <table:table-cell table:style-name="ce24" table:formula="of:=[.I40]+[.G41]" office:value-type="float" office:value="0.0714285714285714">
            <text:p>0,0714285714</text:p>
          </table:table-cell>
          <table:table-cell table:style-name="ce25" table:formula="of:=[.G41]*100" office:value-type="float" office:value="0.595238095238095">
            <text:p>0,59523810</text:p>
          </table:table-cell>
          <table:table-cell table:style-name="ce26" table:formula="of:=[.K40]+[.J41]" office:value-type="float" office:value="7.14285714285714">
            <text:p>7,1428571</text:p>
          </table:table-cell>
          <table:table-cell table:style-name="ce1"/>
          <table:table-cell table:style-name="ce1" office:value-type="string">
            <text:p>MEDIANA</text:p>
          </table:table-cell>
          <table:table-cell table:style-name="ce13" table:formula="of:=MEDIAN([.E30:.E197])" office:value-type="float" office:value="59653.5">
            <text:p>59653,5</text:p>
          </table:table-cell>
          <table:table-cell table:style-name="ce1"/>
          <table:table-cell table:number-columns-repeated="3"/>
        </table:table-row>
        <table:table-row table:style-name="ro3">
          <table:table-cell/>
          <table:table-cell table:style-name="ce6" office:value-type="string">
            <text:p>Gener / 92</text:p>
          </table:table-cell>
          <table:table-cell office:value-type="float" office:value="40137">
            <text:p>40137</text:p>
          </table:table-cell>
          <table:table-cell/>
          <table:table-cell table:style-name="ce16" office:value-type="float" office:value="37293">
            <text:p>37293</text:p>
          </table:table-cell>
          <table:table-cell table:style-name="ce13" table:formula="of:=COUNTIF([.$C$30:.$C$197];&quot;=&quot;&amp;[.E42])" office:value-type="float" office:value="1">
            <text:p>1</text:p>
          </table:table-cell>
          <table:table-cell table:style-name="ce21" table:formula="of:=[.F42]/[.$F$199]" office:value-type="float" office:value="0.00595238095238095">
            <text:p>0,0059524</text:p>
          </table:table-cell>
          <table:table-cell table:style-name="ce6" table:formula="of:=[.H41]+[.F42]" office:value-type="float" office:value="13">
            <text:p>13</text:p>
          </table:table-cell>
          <table:table-cell table:style-name="ce24" table:formula="of:=[.I41]+[.G42]" office:value-type="float" office:value="0.0773809523809524">
            <text:p>0,0773809524</text:p>
          </table:table-cell>
          <table:table-cell table:style-name="ce25" table:formula="of:=[.G42]*100" office:value-type="float" office:value="0.595238095238095">
            <text:p>0,59523810</text:p>
          </table:table-cell>
          <table:table-cell table:style-name="ce26" table:formula="of:=[.K41]+[.J42]" office:value-type="float" office:value="7.73809523809524">
            <text:p>7,7380952</text:p>
          </table:table-cell>
          <table:table-cell/>
          <table:table-cell office:value-type="string">
            <text:p>MEDIA</text:p>
          </table:table-cell>
          <table:table-cell table:style-name="ce13" table:formula="of:=AVERAGE([.E30:.E197])" office:value-type="float" office:value="63492.244047619">
            <text:p>63492,24</text:p>
          </table:table-cell>
          <table:table-cell table:number-columns-repeated="4"/>
        </table:table-row>
        <table:table-row table:style-name="ro3">
          <table:table-cell/>
          <table:table-cell table:style-name="ce6" office:value-type="string">
            <text:p>Febrer / 92</text:p>
          </table:table-cell>
          <table:table-cell office:value-type="float" office:value="50294">
            <text:p>50294</text:p>
          </table:table-cell>
          <table:table-cell/>
          <table:table-cell table:style-name="ce16" office:value-type="float" office:value="37752">
            <text:p>37752</text:p>
          </table:table-cell>
          <table:table-cell table:style-name="ce13" table:formula="of:=COUNTIF([.$C$30:.$C$197];&quot;=&quot;&amp;[.E43])" office:value-type="float" office:value="1">
            <text:p>1</text:p>
          </table:table-cell>
          <table:table-cell table:style-name="ce21" table:formula="of:=[.F43]/[.$F$199]" office:value-type="float" office:value="0.00595238095238095">
            <text:p>0,0059524</text:p>
          </table:table-cell>
          <table:table-cell table:style-name="ce6" table:formula="of:=[.H42]+[.F43]" office:value-type="float" office:value="14">
            <text:p>14</text:p>
          </table:table-cell>
          <table:table-cell table:style-name="ce24" table:formula="of:=[.I42]+[.G43]" office:value-type="float" office:value="0.0833333333333333">
            <text:p>0,0833333333</text:p>
          </table:table-cell>
          <table:table-cell table:style-name="ce25" table:formula="of:=[.G43]*100" office:value-type="float" office:value="0.595238095238095">
            <text:p>0,59523810</text:p>
          </table:table-cell>
          <table:table-cell table:style-name="ce26" table:formula="of:=[.K42]+[.J43]" office:value-type="float" office:value="8.33333333333333">
            <text:p>8,3333333</text:p>
          </table:table-cell>
          <table:table-cell table:number-columns-repeated="2"/>
          <table:table-cell table:style-name="ce28"/>
          <table:table-cell table:number-columns-repeated="4"/>
        </table:table-row>
        <table:table-row table:style-name="ro3">
          <table:table-cell/>
          <table:table-cell table:style-name="ce6" office:value-type="string">
            <text:p>Març / 92</text:p>
          </table:table-cell>
          <table:table-cell office:value-type="float" office:value="57484">
            <text:p>57484</text:p>
          </table:table-cell>
          <table:table-cell/>
          <table:table-cell table:style-name="ce16" office:value-type="float" office:value="38337">
            <text:p>38337</text:p>
          </table:table-cell>
          <table:table-cell table:style-name="ce13" table:formula="of:=COUNTIF([.$C$30:.$C$197];&quot;=&quot;&amp;[.E44])" office:value-type="float" office:value="1">
            <text:p>1</text:p>
          </table:table-cell>
          <table:table-cell table:style-name="ce21" table:formula="of:=[.F44]/[.$F$199]" office:value-type="float" office:value="0.00595238095238095">
            <text:p>0,0059524</text:p>
          </table:table-cell>
          <table:table-cell table:style-name="ce6" table:formula="of:=[.H43]+[.F44]" office:value-type="float" office:value="15">
            <text:p>15</text:p>
          </table:table-cell>
          <table:table-cell table:style-name="ce24" table:formula="of:=[.I43]+[.G44]" office:value-type="float" office:value="0.0892857142857143">
            <text:p>0,0892857143</text:p>
          </table:table-cell>
          <table:table-cell table:style-name="ce25" table:formula="of:=[.G44]*100" office:value-type="float" office:value="0.595238095238095">
            <text:p>0,59523810</text:p>
          </table:table-cell>
          <table:table-cell table:style-name="ce26" table:formula="of:=[.K43]+[.J44]" office:value-type="float" office:value="8.92857142857143">
            <text:p>8,9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2</text:p>
          </table:table-cell>
          <table:table-cell office:value-type="float" office:value="44614">
            <text:p>44614</text:p>
          </table:table-cell>
          <table:table-cell/>
          <table:table-cell table:style-name="ce16" office:value-type="float" office:value="38378">
            <text:p>38378</text:p>
          </table:table-cell>
          <table:table-cell table:style-name="ce13" table:formula="of:=COUNTIF([.$C$30:.$C$197];&quot;=&quot;&amp;[.E45])" office:value-type="float" office:value="1">
            <text:p>1</text:p>
          </table:table-cell>
          <table:table-cell table:style-name="ce21" table:formula="of:=[.F45]/[.$F$199]" office:value-type="float" office:value="0.00595238095238095">
            <text:p>0,0059524</text:p>
          </table:table-cell>
          <table:table-cell table:style-name="ce6" table:formula="of:=[.H44]+[.F45]" office:value-type="float" office:value="16">
            <text:p>16</text:p>
          </table:table-cell>
          <table:table-cell table:style-name="ce24" table:formula="of:=[.I44]+[.G45]" office:value-type="float" office:value="0.0952380952380953">
            <text:p>0,0952380952</text:p>
          </table:table-cell>
          <table:table-cell table:style-name="ce25" table:formula="of:=[.G45]*100" office:value-type="float" office:value="0.595238095238095">
            <text:p>0,59523810</text:p>
          </table:table-cell>
          <table:table-cell table:style-name="ce26" table:formula="of:=[.K44]+[.J45]" office:value-type="float" office:value="9.52380952380952">
            <text:p>9,5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2</text:p>
          </table:table-cell>
          <table:table-cell office:value-type="float" office:value="47116">
            <text:p>47116</text:p>
          </table:table-cell>
          <table:table-cell/>
          <table:table-cell table:style-name="ce16" office:value-type="float" office:value="38840">
            <text:p>38840</text:p>
          </table:table-cell>
          <table:table-cell table:style-name="ce13" table:formula="of:=COUNTIF([.$C$30:.$C$197];&quot;=&quot;&amp;[.E46])" office:value-type="float" office:value="1">
            <text:p>1</text:p>
          </table:table-cell>
          <table:table-cell table:style-name="ce21" table:formula="of:=[.F46]/[.$F$199]" office:value-type="float" office:value="0.00595238095238095">
            <text:p>0,0059524</text:p>
          </table:table-cell>
          <table:table-cell table:style-name="ce6" table:formula="of:=[.H45]+[.F46]" office:value-type="float" office:value="17">
            <text:p>17</text:p>
          </table:table-cell>
          <table:table-cell table:style-name="ce24" table:formula="of:=[.I45]+[.G46]" office:value-type="float" office:value="0.101190476190476">
            <text:p>0,1011904762</text:p>
          </table:table-cell>
          <table:table-cell table:style-name="ce25" table:formula="of:=[.G46]*100" office:value-type="float" office:value="0.595238095238095">
            <text:p>0,59523810</text:p>
          </table:table-cell>
          <table:table-cell table:style-name="ce26" table:formula="of:=[.K45]+[.J46]" office:value-type="float" office:value="10.1190476190476">
            <text:p>10,1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2</text:p>
          </table:table-cell>
          <table:table-cell office:value-type="float" office:value="46739">
            <text:p>46739</text:p>
          </table:table-cell>
          <table:table-cell/>
          <table:table-cell table:style-name="ce16" office:value-type="float" office:value="38858">
            <text:p>38858</text:p>
          </table:table-cell>
          <table:table-cell table:style-name="ce13" table:formula="of:=COUNTIF([.$C$30:.$C$197];&quot;=&quot;&amp;[.E47])" office:value-type="float" office:value="1">
            <text:p>1</text:p>
          </table:table-cell>
          <table:table-cell table:style-name="ce21" table:formula="of:=[.F47]/[.$F$199]" office:value-type="float" office:value="0.00595238095238095">
            <text:p>0,0059524</text:p>
          </table:table-cell>
          <table:table-cell table:style-name="ce6" table:formula="of:=[.H46]+[.F47]" office:value-type="float" office:value="18">
            <text:p>18</text:p>
          </table:table-cell>
          <table:table-cell table:style-name="ce24" table:formula="of:=[.I46]+[.G47]" office:value-type="float" office:value="0.107142857142857">
            <text:p>0,1071428571</text:p>
          </table:table-cell>
          <table:table-cell table:style-name="ce25" table:formula="of:=[.G47]*100" office:value-type="float" office:value="0.595238095238095">
            <text:p>0,59523810</text:p>
          </table:table-cell>
          <table:table-cell table:style-name="ce26" table:formula="of:=[.K46]+[.J47]" office:value-type="float" office:value="10.7142857142857">
            <text:p>10,7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92</text:p>
          </table:table-cell>
          <table:table-cell office:value-type="float" office:value="44785">
            <text:p>44785</text:p>
          </table:table-cell>
          <table:table-cell/>
          <table:table-cell table:style-name="ce16" office:value-type="float" office:value="38987">
            <text:p>38987</text:p>
          </table:table-cell>
          <table:table-cell table:style-name="ce13" table:formula="of:=COUNTIF([.$C$30:.$C$197];&quot;=&quot;&amp;[.E48])" office:value-type="float" office:value="1">
            <text:p>1</text:p>
          </table:table-cell>
          <table:table-cell table:style-name="ce21" table:formula="of:=[.F48]/[.$F$199]" office:value-type="float" office:value="0.00595238095238095">
            <text:p>0,0059524</text:p>
          </table:table-cell>
          <table:table-cell table:style-name="ce6" table:formula="of:=[.H47]+[.F48]" office:value-type="float" office:value="19">
            <text:p>19</text:p>
          </table:table-cell>
          <table:table-cell table:style-name="ce24" table:formula="of:=[.I47]+[.G48]" office:value-type="float" office:value="0.113095238095238">
            <text:p>0,1130952381</text:p>
          </table:table-cell>
          <table:table-cell table:style-name="ce25" table:formula="of:=[.G48]*100" office:value-type="float" office:value="0.595238095238095">
            <text:p>0,59523810</text:p>
          </table:table-cell>
          <table:table-cell table:style-name="ce26" table:formula="of:=[.K47]+[.J48]" office:value-type="float" office:value="11.3095238095238">
            <text:p>11,3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2</text:p>
          </table:table-cell>
          <table:table-cell office:value-type="float" office:value="31553">
            <text:p>31553</text:p>
          </table:table-cell>
          <table:table-cell/>
          <table:table-cell table:style-name="ce16" office:value-type="float" office:value="39407">
            <text:p>39407</text:p>
          </table:table-cell>
          <table:table-cell table:style-name="ce13" table:formula="of:=COUNTIF([.$C$30:.$C$197];&quot;=&quot;&amp;[.E49])" office:value-type="float" office:value="1">
            <text:p>1</text:p>
          </table:table-cell>
          <table:table-cell table:style-name="ce21" table:formula="of:=[.F49]/[.$F$199]" office:value-type="float" office:value="0.00595238095238095">
            <text:p>0,0059524</text:p>
          </table:table-cell>
          <table:table-cell table:style-name="ce6" table:formula="of:=[.H48]+[.F49]" office:value-type="float" office:value="20">
            <text:p>20</text:p>
          </table:table-cell>
          <table:table-cell table:style-name="ce24" table:formula="of:=[.I48]+[.G49]" office:value-type="float" office:value="0.119047619047619">
            <text:p>0,1190476190</text:p>
          </table:table-cell>
          <table:table-cell table:style-name="ce25" table:formula="of:=[.G49]*100" office:value-type="float" office:value="0.595238095238095">
            <text:p>0,59523810</text:p>
          </table:table-cell>
          <table:table-cell table:style-name="ce26" table:formula="of:=[.K48]+[.J49]" office:value-type="float" office:value="11.9047619047619">
            <text:p>11,9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2</text:p>
          </table:table-cell>
          <table:table-cell office:value-type="float" office:value="38840">
            <text:p>38840</text:p>
          </table:table-cell>
          <table:table-cell/>
          <table:table-cell table:style-name="ce16" office:value-type="float" office:value="40043">
            <text:p>40043</text:p>
          </table:table-cell>
          <table:table-cell table:style-name="ce13" table:formula="of:=COUNTIF([.$C$30:.$C$197];&quot;=&quot;&amp;[.E50])" office:value-type="float" office:value="1">
            <text:p>1</text:p>
          </table:table-cell>
          <table:table-cell table:style-name="ce21" table:formula="of:=[.F50]/[.$F$199]" office:value-type="float" office:value="0.00595238095238095">
            <text:p>0,0059524</text:p>
          </table:table-cell>
          <table:table-cell table:style-name="ce6" table:formula="of:=[.H49]+[.F50]" office:value-type="float" office:value="21">
            <text:p>21</text:p>
          </table:table-cell>
          <table:table-cell table:style-name="ce24" table:formula="of:=[.I49]+[.G50]" office:value-type="float" office:value="0.125">
            <text:p>0,1250000000</text:p>
          </table:table-cell>
          <table:table-cell table:style-name="ce25" table:formula="of:=[.G50]*100" office:value-type="float" office:value="0.595238095238095">
            <text:p>0,59523810</text:p>
          </table:table-cell>
          <table:table-cell table:style-name="ce26" table:formula="of:=[.K49]+[.J50]" office:value-type="float" office:value="12.5">
            <text:p>12,500000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2</text:p>
          </table:table-cell>
          <table:table-cell office:value-type="float" office:value="38337">
            <text:p>38337</text:p>
          </table:table-cell>
          <table:table-cell/>
          <table:table-cell table:style-name="ce16" office:value-type="float" office:value="40137">
            <text:p>40137</text:p>
          </table:table-cell>
          <table:table-cell table:style-name="ce13" table:formula="of:=COUNTIF([.$C$30:.$C$197];&quot;=&quot;&amp;[.E51])" office:value-type="float" office:value="1">
            <text:p>1</text:p>
          </table:table-cell>
          <table:table-cell table:style-name="ce21" table:formula="of:=[.F51]/[.$F$199]" office:value-type="float" office:value="0.00595238095238095">
            <text:p>0,0059524</text:p>
          </table:table-cell>
          <table:table-cell table:style-name="ce6" table:formula="of:=[.H50]+[.F51]" office:value-type="float" office:value="22">
            <text:p>22</text:p>
          </table:table-cell>
          <table:table-cell table:style-name="ce24" table:formula="of:=[.I50]+[.G51]" office:value-type="float" office:value="0.130952380952381">
            <text:p>0,1309523810</text:p>
          </table:table-cell>
          <table:table-cell table:style-name="ce25" table:formula="of:=[.G51]*100" office:value-type="float" office:value="0.595238095238095">
            <text:p>0,59523810</text:p>
          </table:table-cell>
          <table:table-cell table:style-name="ce26" table:formula="of:=[.K50]+[.J51]" office:value-type="float" office:value="13.0952380952381">
            <text:p>13,095238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2</text:p>
          </table:table-cell>
          <table:table-cell office:value-type="float" office:value="45258">
            <text:p>45258</text:p>
          </table:table-cell>
          <table:table-cell/>
          <table:table-cell table:style-name="ce16" office:value-type="float" office:value="40809">
            <text:p>40809</text:p>
          </table:table-cell>
          <table:table-cell table:style-name="ce13" table:formula="of:=COUNTIF([.$C$30:.$C$197];&quot;=&quot;&amp;[.E52])" office:value-type="float" office:value="1">
            <text:p>1</text:p>
          </table:table-cell>
          <table:table-cell table:style-name="ce21" table:formula="of:=[.F52]/[.$F$199]" office:value-type="float" office:value="0.00595238095238095">
            <text:p>0,0059524</text:p>
          </table:table-cell>
          <table:table-cell table:style-name="ce6" table:formula="of:=[.H51]+[.F52]" office:value-type="float" office:value="23">
            <text:p>23</text:p>
          </table:table-cell>
          <table:table-cell table:style-name="ce24" table:formula="of:=[.I51]+[.G52]" office:value-type="float" office:value="0.136904761904762">
            <text:p>0,1369047619</text:p>
          </table:table-cell>
          <table:table-cell table:style-name="ce25" table:formula="of:=[.G52]*100" office:value-type="float" office:value="0.595238095238095">
            <text:p>0,59523810</text:p>
          </table:table-cell>
          <table:table-cell table:style-name="ce26" table:formula="of:=[.K51]+[.J52]" office:value-type="float" office:value="13.6904761904762">
            <text:p>13,690476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2</text:p>
          </table:table-cell>
          <table:table-cell office:value-type="float" office:value="35934">
            <text:p>35934</text:p>
          </table:table-cell>
          <table:table-cell/>
          <table:table-cell table:style-name="ce16" office:value-type="float" office:value="40955">
            <text:p>40955</text:p>
          </table:table-cell>
          <table:table-cell table:style-name="ce13" table:formula="of:=COUNTIF([.$C$30:.$C$197];&quot;=&quot;&amp;[.E53])" office:value-type="float" office:value="1">
            <text:p>1</text:p>
          </table:table-cell>
          <table:table-cell table:style-name="ce21" table:formula="of:=[.F53]/[.$F$199]" office:value-type="float" office:value="0.00595238095238095">
            <text:p>0,0059524</text:p>
          </table:table-cell>
          <table:table-cell table:style-name="ce6" table:formula="of:=[.H52]+[.F53]" office:value-type="float" office:value="24">
            <text:p>24</text:p>
          </table:table-cell>
          <table:table-cell table:style-name="ce24" table:formula="of:=[.I52]+[.G53]" office:value-type="float" office:value="0.142857142857143">
            <text:p>0,1428571429</text:p>
          </table:table-cell>
          <table:table-cell table:style-name="ce25" table:formula="of:=[.G53]*100" office:value-type="float" office:value="0.595238095238095">
            <text:p>0,59523810</text:p>
          </table:table-cell>
          <table:table-cell table:style-name="ce26" table:formula="of:=[.K52]+[.J53]" office:value-type="float" office:value="14.2857142857143">
            <text:p>14,285714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93</text:p>
          </table:table-cell>
          <table:table-cell office:value-type="float" office:value="38987">
            <text:p>38987</text:p>
          </table:table-cell>
          <table:table-cell/>
          <table:table-cell table:style-name="ce16" office:value-type="float" office:value="41203">
            <text:p>41203</text:p>
          </table:table-cell>
          <table:table-cell table:style-name="ce13" table:formula="of:=COUNTIF([.$C$30:.$C$197];&quot;=&quot;&amp;[.E54])" office:value-type="float" office:value="1">
            <text:p>1</text:p>
          </table:table-cell>
          <table:table-cell table:style-name="ce21" table:formula="of:=[.F54]/[.$F$199]" office:value-type="float" office:value="0.00595238095238095">
            <text:p>0,0059524</text:p>
          </table:table-cell>
          <table:table-cell table:style-name="ce6" table:formula="of:=[.H53]+[.F54]" office:value-type="float" office:value="25">
            <text:p>25</text:p>
          </table:table-cell>
          <table:table-cell table:style-name="ce24" table:formula="of:=[.I53]+[.G54]" office:value-type="float" office:value="0.148809523809524">
            <text:p>0,1488095238</text:p>
          </table:table-cell>
          <table:table-cell table:style-name="ce25" table:formula="of:=[.G54]*100" office:value-type="float" office:value="0.595238095238095">
            <text:p>0,59523810</text:p>
          </table:table-cell>
          <table:table-cell table:style-name="ce26" table:formula="of:=[.K53]+[.J54]" office:value-type="float" office:value="14.8809523809524">
            <text:p>14,880952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93</text:p>
          </table:table-cell>
          <table:table-cell office:value-type="float" office:value="41203">
            <text:p>41203</text:p>
          </table:table-cell>
          <table:table-cell/>
          <table:table-cell table:style-name="ce16" office:value-type="float" office:value="41542">
            <text:p>41542</text:p>
          </table:table-cell>
          <table:table-cell table:style-name="ce13" table:formula="of:=COUNTIF([.$C$30:.$C$197];&quot;=&quot;&amp;[.E55])" office:value-type="float" office:value="1">
            <text:p>1</text:p>
          </table:table-cell>
          <table:table-cell table:style-name="ce21" table:formula="of:=[.F55]/[.$F$199]" office:value-type="float" office:value="0.00595238095238095">
            <text:p>0,0059524</text:p>
          </table:table-cell>
          <table:table-cell table:style-name="ce6" table:formula="of:=[.H54]+[.F55]" office:value-type="float" office:value="26">
            <text:p>26</text:p>
          </table:table-cell>
          <table:table-cell table:style-name="ce24" table:formula="of:=[.I54]+[.G55]" office:value-type="float" office:value="0.154761904761905">
            <text:p>0,1547619048</text:p>
          </table:table-cell>
          <table:table-cell table:style-name="ce25" table:formula="of:=[.G55]*100" office:value-type="float" office:value="0.595238095238095">
            <text:p>0,59523810</text:p>
          </table:table-cell>
          <table:table-cell table:style-name="ce26" table:formula="of:=[.K54]+[.J55]" office:value-type="float" office:value="15.4761904761905">
            <text:p>15,476190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93</text:p>
          </table:table-cell>
          <table:table-cell office:value-type="float" office:value="41542">
            <text:p>41542</text:p>
          </table:table-cell>
          <table:table-cell/>
          <table:table-cell table:style-name="ce16" office:value-type="float" office:value="41751">
            <text:p>41751</text:p>
          </table:table-cell>
          <table:table-cell table:style-name="ce13" table:formula="of:=COUNTIF([.$C$30:.$C$197];&quot;=&quot;&amp;[.E56])" office:value-type="float" office:value="1">
            <text:p>1</text:p>
          </table:table-cell>
          <table:table-cell table:style-name="ce21" table:formula="of:=[.F56]/[.$F$199]" office:value-type="float" office:value="0.00595238095238095">
            <text:p>0,0059524</text:p>
          </table:table-cell>
          <table:table-cell table:style-name="ce6" table:formula="of:=[.H55]+[.F56]" office:value-type="float" office:value="27">
            <text:p>27</text:p>
          </table:table-cell>
          <table:table-cell table:style-name="ce24" table:formula="of:=[.I55]+[.G56]" office:value-type="float" office:value="0.160714285714286">
            <text:p>0,1607142857</text:p>
          </table:table-cell>
          <table:table-cell table:style-name="ce25" table:formula="of:=[.G56]*100" office:value-type="float" office:value="0.595238095238095">
            <text:p>0,59523810</text:p>
          </table:table-cell>
          <table:table-cell table:style-name="ce26" table:formula="of:=[.K55]+[.J56]" office:value-type="float" office:value="16.0714285714286">
            <text:p>16,071428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3</text:p>
          </table:table-cell>
          <table:table-cell office:value-type="float" office:value="37752">
            <text:p>37752</text:p>
          </table:table-cell>
          <table:table-cell/>
          <table:table-cell table:style-name="ce16" office:value-type="float" office:value="41889">
            <text:p>41889</text:p>
          </table:table-cell>
          <table:table-cell table:style-name="ce13" table:formula="of:=COUNTIF([.$C$30:.$C$197];&quot;=&quot;&amp;[.E57])" office:value-type="float" office:value="1">
            <text:p>1</text:p>
          </table:table-cell>
          <table:table-cell table:style-name="ce21" table:formula="of:=[.F57]/[.$F$199]" office:value-type="float" office:value="0.00595238095238095">
            <text:p>0,0059524</text:p>
          </table:table-cell>
          <table:table-cell table:style-name="ce6" table:formula="of:=[.H56]+[.F57]" office:value-type="float" office:value="28">
            <text:p>28</text:p>
          </table:table-cell>
          <table:table-cell table:style-name="ce24" table:formula="of:=[.I56]+[.G57]" office:value-type="float" office:value="0.166666666666667">
            <text:p>0,1666666667</text:p>
          </table:table-cell>
          <table:table-cell table:style-name="ce25" table:formula="of:=[.G57]*100" office:value-type="float" office:value="0.595238095238095">
            <text:p>0,59523810</text:p>
          </table:table-cell>
          <table:table-cell table:style-name="ce26" table:formula="of:=[.K56]+[.J57]" office:value-type="float" office:value="16.6666666666667">
            <text:p>16,666666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3</text:p>
          </table:table-cell>
          <table:table-cell office:value-type="float" office:value="35631">
            <text:p>35631</text:p>
          </table:table-cell>
          <table:table-cell/>
          <table:table-cell table:style-name="ce16" office:value-type="float" office:value="42118">
            <text:p>42118</text:p>
          </table:table-cell>
          <table:table-cell table:style-name="ce13" table:formula="of:=COUNTIF([.$C$30:.$C$197];&quot;=&quot;&amp;[.E58])" office:value-type="float" office:value="1">
            <text:p>1</text:p>
          </table:table-cell>
          <table:table-cell table:style-name="ce21" table:formula="of:=[.F58]/[.$F$199]" office:value-type="float" office:value="0.00595238095238095">
            <text:p>0,0059524</text:p>
          </table:table-cell>
          <table:table-cell table:style-name="ce6" table:formula="of:=[.H57]+[.F58]" office:value-type="float" office:value="29">
            <text:p>29</text:p>
          </table:table-cell>
          <table:table-cell table:style-name="ce24" table:formula="of:=[.I57]+[.G58]" office:value-type="float" office:value="0.172619047619048">
            <text:p>0,1726190476</text:p>
          </table:table-cell>
          <table:table-cell table:style-name="ce25" table:formula="of:=[.G58]*100" office:value-type="float" office:value="0.595238095238095">
            <text:p>0,59523810</text:p>
          </table:table-cell>
          <table:table-cell table:style-name="ce26" table:formula="of:=[.K57]+[.J58]" office:value-type="float" office:value="17.2619047619048">
            <text:p>17,261904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3</text:p>
          </table:table-cell>
          <table:table-cell office:value-type="float" office:value="42473">
            <text:p>42473</text:p>
          </table:table-cell>
          <table:table-cell/>
          <table:table-cell table:style-name="ce16" office:value-type="float" office:value="42473">
            <text:p>42473</text:p>
          </table:table-cell>
          <table:table-cell table:style-name="ce13" table:formula="of:=COUNTIF([.$C$30:.$C$197];&quot;=&quot;&amp;[.E59])" office:value-type="float" office:value="1">
            <text:p>1</text:p>
          </table:table-cell>
          <table:table-cell table:style-name="ce21" table:formula="of:=[.F59]/[.$F$199]" office:value-type="float" office:value="0.00595238095238095">
            <text:p>0,0059524</text:p>
          </table:table-cell>
          <table:table-cell table:style-name="ce6" table:formula="of:=[.H58]+[.F59]" office:value-type="float" office:value="30">
            <text:p>30</text:p>
          </table:table-cell>
          <table:table-cell table:style-name="ce24" table:formula="of:=[.I58]+[.G59]" office:value-type="float" office:value="0.178571428571429">
            <text:p>0,1785714286</text:p>
          </table:table-cell>
          <table:table-cell table:style-name="ce25" table:formula="of:=[.G59]*100" office:value-type="float" office:value="0.595238095238095">
            <text:p>0,59523810</text:p>
          </table:table-cell>
          <table:table-cell table:style-name="ce26" table:formula="of:=[.K58]+[.J59]" office:value-type="float" office:value="17.8571428571429">
            <text:p>17,857142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93</text:p>
          </table:table-cell>
          <table:table-cell office:value-type="float" office:value="32863">
            <text:p>32863</text:p>
          </table:table-cell>
          <table:table-cell/>
          <table:table-cell table:style-name="ce16" office:value-type="float" office:value="42680">
            <text:p>42680</text:p>
          </table:table-cell>
          <table:table-cell table:style-name="ce13" table:formula="of:=COUNTIF([.$C$30:.$C$197];&quot;=&quot;&amp;[.E60])" office:value-type="float" office:value="1">
            <text:p>1</text:p>
          </table:table-cell>
          <table:table-cell table:style-name="ce21" table:formula="of:=[.F60]/[.$F$199]" office:value-type="float" office:value="0.00595238095238095">
            <text:p>0,0059524</text:p>
          </table:table-cell>
          <table:table-cell table:style-name="ce6" table:formula="of:=[.H59]+[.F60]" office:value-type="float" office:value="31">
            <text:p>31</text:p>
          </table:table-cell>
          <table:table-cell table:style-name="ce24" table:formula="of:=[.I59]+[.G60]" office:value-type="float" office:value="0.18452380952381">
            <text:p>0,1845238095</text:p>
          </table:table-cell>
          <table:table-cell table:style-name="ce25" table:formula="of:=[.G60]*100" office:value-type="float" office:value="0.595238095238095">
            <text:p>0,59523810</text:p>
          </table:table-cell>
          <table:table-cell table:style-name="ce26" table:formula="of:=[.K59]+[.J60]" office:value-type="float" office:value="18.4523809523809">
            <text:p>18,452381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3</text:p>
          </table:table-cell>
          <table:table-cell office:value-type="float" office:value="31671">
            <text:p>31671</text:p>
          </table:table-cell>
          <table:table-cell/>
          <table:table-cell table:style-name="ce16" office:value-type="float" office:value="42792">
            <text:p>42792</text:p>
          </table:table-cell>
          <table:table-cell table:style-name="ce13" table:formula="of:=COUNTIF([.$C$30:.$C$197];&quot;=&quot;&amp;[.E61])" office:value-type="float" office:value="1">
            <text:p>1</text:p>
          </table:table-cell>
          <table:table-cell table:style-name="ce21" table:formula="of:=[.F61]/[.$F$199]" office:value-type="float" office:value="0.00595238095238095">
            <text:p>0,0059524</text:p>
          </table:table-cell>
          <table:table-cell table:style-name="ce6" table:formula="of:=[.H60]+[.F61]" office:value-type="float" office:value="32">
            <text:p>32</text:p>
          </table:table-cell>
          <table:table-cell table:style-name="ce24" table:formula="of:=[.I60]+[.G61]" office:value-type="float" office:value="0.190476190476191">
            <text:p>0,1904761905</text:p>
          </table:table-cell>
          <table:table-cell table:style-name="ce25" table:formula="of:=[.G61]*100" office:value-type="float" office:value="0.595238095238095">
            <text:p>0,59523810</text:p>
          </table:table-cell>
          <table:table-cell table:style-name="ce26" table:formula="of:=[.K60]+[.J61]" office:value-type="float" office:value="19.047619047619">
            <text:p>19,047619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3</text:p>
          </table:table-cell>
          <table:table-cell office:value-type="float" office:value="28821">
            <text:p>28821</text:p>
          </table:table-cell>
          <table:table-cell/>
          <table:table-cell table:style-name="ce16" office:value-type="float" office:value="44100">
            <text:p>44100</text:p>
          </table:table-cell>
          <table:table-cell table:style-name="ce13" table:formula="of:=COUNTIF([.$C$30:.$C$197];&quot;=&quot;&amp;[.E62])" office:value-type="float" office:value="1">
            <text:p>1</text:p>
          </table:table-cell>
          <table:table-cell table:style-name="ce21" table:formula="of:=[.F62]/[.$F$199]" office:value-type="float" office:value="0.00595238095238095">
            <text:p>0,0059524</text:p>
          </table:table-cell>
          <table:table-cell table:style-name="ce6" table:formula="of:=[.H61]+[.F62]" office:value-type="float" office:value="33">
            <text:p>33</text:p>
          </table:table-cell>
          <table:table-cell table:style-name="ce24" table:formula="of:=[.I61]+[.G62]" office:value-type="float" office:value="0.196428571428572">
            <text:p>0,1964285714</text:p>
          </table:table-cell>
          <table:table-cell table:style-name="ce25" table:formula="of:=[.G62]*100" office:value-type="float" office:value="0.595238095238095">
            <text:p>0,59523810</text:p>
          </table:table-cell>
          <table:table-cell table:style-name="ce26" table:formula="of:=[.K61]+[.J62]" office:value-type="float" office:value="19.6428571428571">
            <text:p>19,642857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3</text:p>
          </table:table-cell>
          <table:table-cell office:value-type="float" office:value="31305">
            <text:p>31305</text:p>
          </table:table-cell>
          <table:table-cell/>
          <table:table-cell table:style-name="ce16" office:value-type="float" office:value="44614">
            <text:p>44614</text:p>
          </table:table-cell>
          <table:table-cell table:style-name="ce13" table:formula="of:=COUNTIF([.$C$30:.$C$197];&quot;=&quot;&amp;[.E63])" office:value-type="float" office:value="1">
            <text:p>1</text:p>
          </table:table-cell>
          <table:table-cell table:style-name="ce21" table:formula="of:=[.F63]/[.$F$199]" office:value-type="float" office:value="0.00595238095238095">
            <text:p>0,0059524</text:p>
          </table:table-cell>
          <table:table-cell table:style-name="ce6" table:formula="of:=[.H62]+[.F63]" office:value-type="float" office:value="34">
            <text:p>34</text:p>
          </table:table-cell>
          <table:table-cell table:style-name="ce24" table:formula="of:=[.I62]+[.G63]" office:value-type="float" office:value="0.202380952380952">
            <text:p>0,2023809524</text:p>
          </table:table-cell>
          <table:table-cell table:style-name="ce25" table:formula="of:=[.G63]*100" office:value-type="float" office:value="0.595238095238095">
            <text:p>0,59523810</text:p>
          </table:table-cell>
          <table:table-cell table:style-name="ce26" table:formula="of:=[.K62]+[.J63]" office:value-type="float" office:value="20.2380952380952">
            <text:p>20,238095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3</text:p>
          </table:table-cell>
          <table:table-cell office:value-type="float" office:value="39407">
            <text:p>39407</text:p>
          </table:table-cell>
          <table:table-cell/>
          <table:table-cell table:style-name="ce16" office:value-type="float" office:value="44785">
            <text:p>44785</text:p>
          </table:table-cell>
          <table:table-cell table:style-name="ce13" table:formula="of:=COUNTIF([.$C$30:.$C$197];&quot;=&quot;&amp;[.E64])" office:value-type="float" office:value="1">
            <text:p>1</text:p>
          </table:table-cell>
          <table:table-cell table:style-name="ce21" table:formula="of:=[.F64]/[.$F$199]" office:value-type="float" office:value="0.00595238095238095">
            <text:p>0,0059524</text:p>
          </table:table-cell>
          <table:table-cell table:style-name="ce6" table:formula="of:=[.H63]+[.F64]" office:value-type="float" office:value="35">
            <text:p>35</text:p>
          </table:table-cell>
          <table:table-cell table:style-name="ce24" table:formula="of:=[.I63]+[.G64]" office:value-type="float" office:value="0.208333333333333">
            <text:p>0,2083333333</text:p>
          </table:table-cell>
          <table:table-cell table:style-name="ce25" table:formula="of:=[.G64]*100" office:value-type="float" office:value="0.595238095238095">
            <text:p>0,59523810</text:p>
          </table:table-cell>
          <table:table-cell table:style-name="ce26" table:formula="of:=[.K63]+[.J64]" office:value-type="float" office:value="20.8333333333333">
            <text:p>20,833333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3</text:p>
          </table:table-cell>
          <table:table-cell office:value-type="float" office:value="34974">
            <text:p>34974</text:p>
          </table:table-cell>
          <table:table-cell/>
          <table:table-cell table:style-name="ce16" office:value-type="float" office:value="44802">
            <text:p>44802</text:p>
          </table:table-cell>
          <table:table-cell table:style-name="ce13" table:formula="of:=COUNTIF([.$C$30:.$C$197];&quot;=&quot;&amp;[.E65])" office:value-type="float" office:value="1">
            <text:p>1</text:p>
          </table:table-cell>
          <table:table-cell table:style-name="ce21" table:formula="of:=[.F65]/[.$F$199]" office:value-type="float" office:value="0.00595238095238095">
            <text:p>0,0059524</text:p>
          </table:table-cell>
          <table:table-cell table:style-name="ce6" table:formula="of:=[.H64]+[.F65]" office:value-type="float" office:value="36">
            <text:p>36</text:p>
          </table:table-cell>
          <table:table-cell table:style-name="ce24" table:formula="of:=[.I64]+[.G65]" office:value-type="float" office:value="0.214285714285714">
            <text:p>0,2142857143</text:p>
          </table:table-cell>
          <table:table-cell table:style-name="ce25" table:formula="of:=[.G65]*100" office:value-type="float" office:value="0.595238095238095">
            <text:p>0,59523810</text:p>
          </table:table-cell>
          <table:table-cell table:style-name="ce26" table:formula="of:=[.K64]+[.J65]" office:value-type="float" office:value="21.4285714285714">
            <text:p>21,4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94</text:p>
          </table:table-cell>
          <table:table-cell office:value-type="float" office:value="37293">
            <text:p>37293</text:p>
          </table:table-cell>
          <table:table-cell/>
          <table:table-cell table:style-name="ce16" office:value-type="float" office:value="45028">
            <text:p>45028</text:p>
          </table:table-cell>
          <table:table-cell table:style-name="ce13" table:formula="of:=COUNTIF([.$C$30:.$C$197];&quot;=&quot;&amp;[.E66])" office:value-type="float" office:value="1">
            <text:p>1</text:p>
          </table:table-cell>
          <table:table-cell table:style-name="ce21" table:formula="of:=[.F66]/[.$F$199]" office:value-type="float" office:value="0.00595238095238095">
            <text:p>0,0059524</text:p>
          </table:table-cell>
          <table:table-cell table:style-name="ce6" table:formula="of:=[.H65]+[.F66]" office:value-type="float" office:value="37">
            <text:p>37</text:p>
          </table:table-cell>
          <table:table-cell table:style-name="ce24" table:formula="of:=[.I65]+[.G66]" office:value-type="float" office:value="0.220238095238095">
            <text:p>0,2202380952</text:p>
          </table:table-cell>
          <table:table-cell table:style-name="ce25" table:formula="of:=[.G66]*100" office:value-type="float" office:value="0.595238095238095">
            <text:p>0,59523810</text:p>
          </table:table-cell>
          <table:table-cell table:style-name="ce26" table:formula="of:=[.K65]+[.J66]" office:value-type="float" office:value="22.0238095238095">
            <text:p>22,0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94</text:p>
          </table:table-cell>
          <table:table-cell office:value-type="float" office:value="45296">
            <text:p>45296</text:p>
          </table:table-cell>
          <table:table-cell/>
          <table:table-cell table:style-name="ce16" office:value-type="float" office:value="45258">
            <text:p>45258</text:p>
          </table:table-cell>
          <table:table-cell table:style-name="ce13" table:formula="of:=COUNTIF([.$C$30:.$C$197];&quot;=&quot;&amp;[.E67])" office:value-type="float" office:value="1">
            <text:p>1</text:p>
          </table:table-cell>
          <table:table-cell table:style-name="ce21" table:formula="of:=[.F67]/[.$F$199]" office:value-type="float" office:value="0.00595238095238095">
            <text:p>0,0059524</text:p>
          </table:table-cell>
          <table:table-cell table:style-name="ce6" table:formula="of:=[.H66]+[.F67]" office:value-type="float" office:value="38">
            <text:p>38</text:p>
          </table:table-cell>
          <table:table-cell table:style-name="ce24" table:formula="of:=[.I66]+[.G67]" office:value-type="float" office:value="0.226190476190476">
            <text:p>0,2261904762</text:p>
          </table:table-cell>
          <table:table-cell table:style-name="ce25" table:formula="of:=[.G67]*100" office:value-type="float" office:value="0.595238095238095">
            <text:p>0,59523810</text:p>
          </table:table-cell>
          <table:table-cell table:style-name="ce26" table:formula="of:=[.K66]+[.J67]" office:value-type="float" office:value="22.6190476190476">
            <text:p>22,6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94</text:p>
          </table:table-cell>
          <table:table-cell office:value-type="float" office:value="53095">
            <text:p>53095</text:p>
          </table:table-cell>
          <table:table-cell/>
          <table:table-cell table:style-name="ce16" office:value-type="float" office:value="45296">
            <text:p>45296</text:p>
          </table:table-cell>
          <table:table-cell table:style-name="ce13" table:formula="of:=COUNTIF([.$C$30:.$C$197];&quot;=&quot;&amp;[.E68])" office:value-type="float" office:value="1">
            <text:p>1</text:p>
          </table:table-cell>
          <table:table-cell table:style-name="ce21" table:formula="of:=[.F68]/[.$F$199]" office:value-type="float" office:value="0.00595238095238095">
            <text:p>0,0059524</text:p>
          </table:table-cell>
          <table:table-cell table:style-name="ce6" table:formula="of:=[.H67]+[.F68]" office:value-type="float" office:value="39">
            <text:p>39</text:p>
          </table:table-cell>
          <table:table-cell table:style-name="ce24" table:formula="of:=[.I67]+[.G68]" office:value-type="float" office:value="0.232142857142857">
            <text:p>0,2321428571</text:p>
          </table:table-cell>
          <table:table-cell table:style-name="ce25" table:formula="of:=[.G68]*100" office:value-type="float" office:value="0.595238095238095">
            <text:p>0,59523810</text:p>
          </table:table-cell>
          <table:table-cell table:style-name="ce26" table:formula="of:=[.K67]+[.J68]" office:value-type="float" office:value="23.2142857142857">
            <text:p>23,2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4</text:p>
          </table:table-cell>
          <table:table-cell office:value-type="float" office:value="46718">
            <text:p>46718</text:p>
          </table:table-cell>
          <table:table-cell/>
          <table:table-cell table:style-name="ce16" office:value-type="float" office:value="45725">
            <text:p>45725</text:p>
          </table:table-cell>
          <table:table-cell table:style-name="ce13" table:formula="of:=COUNTIF([.$C$30:.$C$197];&quot;=&quot;&amp;[.E69])" office:value-type="float" office:value="1">
            <text:p>1</text:p>
          </table:table-cell>
          <table:table-cell table:style-name="ce21" table:formula="of:=[.F69]/[.$F$199]" office:value-type="float" office:value="0.00595238095238095">
            <text:p>0,0059524</text:p>
          </table:table-cell>
          <table:table-cell table:style-name="ce6" table:formula="of:=[.H68]+[.F69]" office:value-type="float" office:value="40">
            <text:p>40</text:p>
          </table:table-cell>
          <table:table-cell table:style-name="ce24" table:formula="of:=[.I68]+[.G69]" office:value-type="float" office:value="0.238095238095238">
            <text:p>0,2380952381</text:p>
          </table:table-cell>
          <table:table-cell table:style-name="ce25" table:formula="of:=[.G69]*100" office:value-type="float" office:value="0.595238095238095">
            <text:p>0,59523810</text:p>
          </table:table-cell>
          <table:table-cell table:style-name="ce26" table:formula="of:=[.K68]+[.J69]" office:value-type="float" office:value="23.8095238095238">
            <text:p>23,8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4</text:p>
          </table:table-cell>
          <table:table-cell office:value-type="float" office:value="45725">
            <text:p>45725</text:p>
          </table:table-cell>
          <table:table-cell/>
          <table:table-cell table:style-name="ce16" office:value-type="float" office:value="46069">
            <text:p>46069</text:p>
          </table:table-cell>
          <table:table-cell table:style-name="ce13" table:formula="of:=COUNTIF([.$C$30:.$C$197];&quot;=&quot;&amp;[.E70])" office:value-type="float" office:value="1">
            <text:p>1</text:p>
          </table:table-cell>
          <table:table-cell table:style-name="ce21" table:formula="of:=[.F70]/[.$F$199]" office:value-type="float" office:value="0.00595238095238095">
            <text:p>0,0059524</text:p>
          </table:table-cell>
          <table:table-cell table:style-name="ce6" table:formula="of:=[.H69]+[.F70]" office:value-type="float" office:value="41">
            <text:p>41</text:p>
          </table:table-cell>
          <table:table-cell table:style-name="ce24" table:formula="of:=[.I69]+[.G70]" office:value-type="float" office:value="0.244047619047619">
            <text:p>0,2440476190</text:p>
          </table:table-cell>
          <table:table-cell table:style-name="ce25" table:formula="of:=[.G70]*100" office:value-type="float" office:value="0.595238095238095">
            <text:p>0,59523810</text:p>
          </table:table-cell>
          <table:table-cell table:style-name="ce26" table:formula="of:=[.K69]+[.J70]" office:value-type="float" office:value="24.4047619047619">
            <text:p>24,4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4</text:p>
          </table:table-cell>
          <table:table-cell office:value-type="float" office:value="42118">
            <text:p>42118</text:p>
          </table:table-cell>
          <table:table-cell/>
          <table:table-cell table:style-name="ce16" office:value-type="float" office:value="46718">
            <text:p>46718</text:p>
          </table:table-cell>
          <table:table-cell table:style-name="ce13" table:formula="of:=COUNTIF([.$C$30:.$C$197];&quot;=&quot;&amp;[.E71])" office:value-type="float" office:value="1">
            <text:p>1</text:p>
          </table:table-cell>
          <table:table-cell table:style-name="ce21" table:formula="of:=[.F71]/[.$F$199]" office:value-type="float" office:value="0.00595238095238095">
            <text:p>0,0059524</text:p>
          </table:table-cell>
          <table:table-cell table:style-name="ce6" table:formula="of:=[.H70]+[.F71]" office:value-type="float" office:value="42">
            <text:p>42</text:p>
          </table:table-cell>
          <table:table-cell table:style-name="ce24" table:formula="of:=[.I70]+[.G71]" office:value-type="float" office:value="0.25">
            <text:p>0,2500000000</text:p>
          </table:table-cell>
          <table:table-cell table:style-name="ce25" table:formula="of:=[.G71]*100" office:value-type="float" office:value="0.595238095238095">
            <text:p>0,59523810</text:p>
          </table:table-cell>
          <table:table-cell table:style-name="ce26" table:formula="of:=[.K70]+[.J71]" office:value-type="float" office:value="25">
            <text:p>25,0000000</text:p>
          </table:table-cell>
          <table:table-cell office:value-type="string">
            <text:p>1 QUARTIL</text:p>
          </table:table-cell>
          <table:table-cell table:number-columns-repeated="6"/>
        </table:table-row>
        <table:table-row table:style-name="ro3">
          <table:table-cell/>
          <table:table-cell table:style-name="ce6" office:value-type="string">
            <text:p>Juliol / 94</text:p>
          </table:table-cell>
          <table:table-cell office:value-type="float" office:value="36612">
            <text:p>36612</text:p>
          </table:table-cell>
          <table:table-cell/>
          <table:table-cell table:style-name="ce16" office:value-type="float" office:value="46739">
            <text:p>46739</text:p>
          </table:table-cell>
          <table:table-cell table:style-name="ce13" table:formula="of:=COUNTIF([.$C$30:.$C$197];&quot;=&quot;&amp;[.E72])" office:value-type="float" office:value="1">
            <text:p>1</text:p>
          </table:table-cell>
          <table:table-cell table:style-name="ce21" table:formula="of:=[.F72]/[.$F$199]" office:value-type="float" office:value="0.00595238095238095">
            <text:p>0,0059524</text:p>
          </table:table-cell>
          <table:table-cell table:style-name="ce6" table:formula="of:=[.H71]+[.F72]" office:value-type="float" office:value="43">
            <text:p>43</text:p>
          </table:table-cell>
          <table:table-cell table:style-name="ce24" table:formula="of:=[.I71]+[.G72]" office:value-type="float" office:value="0.255952380952381">
            <text:p>0,2559523810</text:p>
          </table:table-cell>
          <table:table-cell table:style-name="ce25" table:formula="of:=[.G72]*100" office:value-type="float" office:value="0.595238095238095">
            <text:p>0,59523810</text:p>
          </table:table-cell>
          <table:table-cell table:style-name="ce26" table:formula="of:=[.K71]+[.J72]" office:value-type="float" office:value="25.5952380952381">
            <text:p>25,595238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4</text:p>
          </table:table-cell>
          <table:table-cell office:value-type="float" office:value="34756">
            <text:p>34756</text:p>
          </table:table-cell>
          <table:table-cell/>
          <table:table-cell table:style-name="ce16" office:value-type="float" office:value="47116">
            <text:p>47116</text:p>
          </table:table-cell>
          <table:table-cell table:style-name="ce13" table:formula="of:=COUNTIF([.$C$30:.$C$197];&quot;=&quot;&amp;[.E73])" office:value-type="float" office:value="1">
            <text:p>1</text:p>
          </table:table-cell>
          <table:table-cell table:style-name="ce21" table:formula="of:=[.F73]/[.$F$199]" office:value-type="float" office:value="0.00595238095238095">
            <text:p>0,0059524</text:p>
          </table:table-cell>
          <table:table-cell table:style-name="ce6" table:formula="of:=[.H72]+[.F73]" office:value-type="float" office:value="44">
            <text:p>44</text:p>
          </table:table-cell>
          <table:table-cell table:style-name="ce24" table:formula="of:=[.I72]+[.G73]" office:value-type="float" office:value="0.261904761904762">
            <text:p>0,2619047619</text:p>
          </table:table-cell>
          <table:table-cell table:style-name="ce25" table:formula="of:=[.G73]*100" office:value-type="float" office:value="0.595238095238095">
            <text:p>0,59523810</text:p>
          </table:table-cell>
          <table:table-cell table:style-name="ce26" table:formula="of:=[.K72]+[.J73]" office:value-type="float" office:value="26.1904761904762">
            <text:p>26,190476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4</text:p>
          </table:table-cell>
          <table:table-cell office:value-type="float" office:value="38858">
            <text:p>38858</text:p>
          </table:table-cell>
          <table:table-cell/>
          <table:table-cell table:style-name="ce16" office:value-type="float" office:value="47720">
            <text:p>47720</text:p>
          </table:table-cell>
          <table:table-cell table:style-name="ce13" table:formula="of:=COUNTIF([.$C$30:.$C$197];&quot;=&quot;&amp;[.E74])" office:value-type="float" office:value="1">
            <text:p>1</text:p>
          </table:table-cell>
          <table:table-cell table:style-name="ce21" table:formula="of:=[.F74]/[.$F$199]" office:value-type="float" office:value="0.00595238095238095">
            <text:p>0,0059524</text:p>
          </table:table-cell>
          <table:table-cell table:style-name="ce6" table:formula="of:=[.H73]+[.F74]" office:value-type="float" office:value="45">
            <text:p>45</text:p>
          </table:table-cell>
          <table:table-cell table:style-name="ce24" table:formula="of:=[.I73]+[.G74]" office:value-type="float" office:value="0.267857142857143">
            <text:p>0,2678571429</text:p>
          </table:table-cell>
          <table:table-cell table:style-name="ce25" table:formula="of:=[.G74]*100" office:value-type="float" office:value="0.595238095238095">
            <text:p>0,59523810</text:p>
          </table:table-cell>
          <table:table-cell table:style-name="ce26" table:formula="of:=[.K73]+[.J74]" office:value-type="float" office:value="26.7857142857143">
            <text:p>26,785714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4</text:p>
          </table:table-cell>
          <table:table-cell office:value-type="float" office:value="40043">
            <text:p>40043</text:p>
          </table:table-cell>
          <table:table-cell/>
          <table:table-cell table:style-name="ce16" office:value-type="float" office:value="48382">
            <text:p>48382</text:p>
          </table:table-cell>
          <table:table-cell table:style-name="ce13" table:formula="of:=COUNTIF([.$C$30:.$C$197];&quot;=&quot;&amp;[.E75])" office:value-type="float" office:value="1">
            <text:p>1</text:p>
          </table:table-cell>
          <table:table-cell table:style-name="ce21" table:formula="of:=[.F75]/[.$F$199]" office:value-type="float" office:value="0.00595238095238095">
            <text:p>0,0059524</text:p>
          </table:table-cell>
          <table:table-cell table:style-name="ce6" table:formula="of:=[.H74]+[.F75]" office:value-type="float" office:value="46">
            <text:p>46</text:p>
          </table:table-cell>
          <table:table-cell table:style-name="ce24" table:formula="of:=[.I74]+[.G75]" office:value-type="float" office:value="0.273809523809524">
            <text:p>0,2738095238</text:p>
          </table:table-cell>
          <table:table-cell table:style-name="ce25" table:formula="of:=[.G75]*100" office:value-type="float" office:value="0.595238095238095">
            <text:p>0,59523810</text:p>
          </table:table-cell>
          <table:table-cell table:style-name="ce26" table:formula="of:=[.K74]+[.J75]" office:value-type="float" office:value="27.3809523809524">
            <text:p>27,380952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4</text:p>
          </table:table-cell>
          <table:table-cell office:value-type="float" office:value="48904">
            <text:p>48904</text:p>
          </table:table-cell>
          <table:table-cell/>
          <table:table-cell table:style-name="ce16" office:value-type="float" office:value="48401">
            <text:p>48401</text:p>
          </table:table-cell>
          <table:table-cell table:style-name="ce13" table:formula="of:=COUNTIF([.$C$30:.$C$197];&quot;=&quot;&amp;[.E76])" office:value-type="float" office:value="1">
            <text:p>1</text:p>
          </table:table-cell>
          <table:table-cell table:style-name="ce21" table:formula="of:=[.F76]/[.$F$199]" office:value-type="float" office:value="0.00595238095238095">
            <text:p>0,0059524</text:p>
          </table:table-cell>
          <table:table-cell table:style-name="ce6" table:formula="of:=[.H75]+[.F76]" office:value-type="float" office:value="47">
            <text:p>47</text:p>
          </table:table-cell>
          <table:table-cell table:style-name="ce24" table:formula="of:=[.I75]+[.G76]" office:value-type="float" office:value="0.279761904761905">
            <text:p>0,2797619048</text:p>
          </table:table-cell>
          <table:table-cell table:style-name="ce25" table:formula="of:=[.G76]*100" office:value-type="float" office:value="0.595238095238095">
            <text:p>0,59523810</text:p>
          </table:table-cell>
          <table:table-cell table:style-name="ce26" table:formula="of:=[.K75]+[.J76]" office:value-type="float" office:value="27.9761904761905">
            <text:p>27,976190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4</text:p>
          </table:table-cell>
          <table:table-cell office:value-type="float" office:value="50852">
            <text:p>50852</text:p>
          </table:table-cell>
          <table:table-cell/>
          <table:table-cell table:style-name="ce16" office:value-type="float" office:value="48904">
            <text:p>48904</text:p>
          </table:table-cell>
          <table:table-cell table:style-name="ce13" table:formula="of:=COUNTIF([.$C$30:.$C$197];&quot;=&quot;&amp;[.E77])" office:value-type="float" office:value="1">
            <text:p>1</text:p>
          </table:table-cell>
          <table:table-cell table:style-name="ce21" table:formula="of:=[.F77]/[.$F$199]" office:value-type="float" office:value="0.00595238095238095">
            <text:p>0,0059524</text:p>
          </table:table-cell>
          <table:table-cell table:style-name="ce6" table:formula="of:=[.H76]+[.F77]" office:value-type="float" office:value="48">
            <text:p>48</text:p>
          </table:table-cell>
          <table:table-cell table:style-name="ce24" table:formula="of:=[.I76]+[.G77]" office:value-type="float" office:value="0.285714285714286">
            <text:p>0,2857142857</text:p>
          </table:table-cell>
          <table:table-cell table:style-name="ce25" table:formula="of:=[.G77]*100" office:value-type="float" office:value="0.595238095238095">
            <text:p>0,59523810</text:p>
          </table:table-cell>
          <table:table-cell table:style-name="ce26" table:formula="of:=[.K76]+[.J77]" office:value-type="float" office:value="28.5714285714286">
            <text:p>28,571428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95</text:p>
          </table:table-cell>
          <table:table-cell office:value-type="float" office:value="46069">
            <text:p>46069</text:p>
          </table:table-cell>
          <table:table-cell/>
          <table:table-cell table:style-name="ce16" office:value-type="float" office:value="50294">
            <text:p>50294</text:p>
          </table:table-cell>
          <table:table-cell table:style-name="ce13" table:formula="of:=COUNTIF([.$C$30:.$C$197];&quot;=&quot;&amp;[.E78])" office:value-type="float" office:value="1">
            <text:p>1</text:p>
          </table:table-cell>
          <table:table-cell table:style-name="ce21" table:formula="of:=[.F78]/[.$F$199]" office:value-type="float" office:value="0.00595238095238095">
            <text:p>0,0059524</text:p>
          </table:table-cell>
          <table:table-cell table:style-name="ce6" table:formula="of:=[.H77]+[.F78]" office:value-type="float" office:value="49">
            <text:p>49</text:p>
          </table:table-cell>
          <table:table-cell table:style-name="ce24" table:formula="of:=[.I77]+[.G78]" office:value-type="float" office:value="0.291666666666667">
            <text:p>0,2916666667</text:p>
          </table:table-cell>
          <table:table-cell table:style-name="ce25" table:formula="of:=[.G78]*100" office:value-type="float" office:value="0.595238095238095">
            <text:p>0,59523810</text:p>
          </table:table-cell>
          <table:table-cell table:style-name="ce26" table:formula="of:=[.K77]+[.J78]" office:value-type="float" office:value="29.1666666666666">
            <text:p>29,166666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95</text:p>
          </table:table-cell>
          <table:table-cell office:value-type="float" office:value="54022">
            <text:p>54022</text:p>
          </table:table-cell>
          <table:table-cell/>
          <table:table-cell table:style-name="ce16" office:value-type="float" office:value="50375">
            <text:p>50375</text:p>
          </table:table-cell>
          <table:table-cell table:style-name="ce13" table:formula="of:=COUNTIF([.$C$30:.$C$197];&quot;=&quot;&amp;[.E79])" office:value-type="float" office:value="1">
            <text:p>1</text:p>
          </table:table-cell>
          <table:table-cell table:style-name="ce21" table:formula="of:=[.F79]/[.$F$199]" office:value-type="float" office:value="0.00595238095238095">
            <text:p>0,0059524</text:p>
          </table:table-cell>
          <table:table-cell table:style-name="ce6" table:formula="of:=[.H78]+[.F79]" office:value-type="float" office:value="50">
            <text:p>50</text:p>
          </table:table-cell>
          <table:table-cell table:style-name="ce24" table:formula="of:=[.I78]+[.G79]" office:value-type="float" office:value="0.297619047619048">
            <text:p>0,2976190476</text:p>
          </table:table-cell>
          <table:table-cell table:style-name="ce25" table:formula="of:=[.G79]*100" office:value-type="float" office:value="0.595238095238095">
            <text:p>0,59523810</text:p>
          </table:table-cell>
          <table:table-cell table:style-name="ce26" table:formula="of:=[.K78]+[.J79]" office:value-type="float" office:value="29.7619047619047">
            <text:p>29,761904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95</text:p>
          </table:table-cell>
          <table:table-cell office:value-type="float" office:value="62889">
            <text:p>62889</text:p>
          </table:table-cell>
          <table:table-cell/>
          <table:table-cell table:style-name="ce16" office:value-type="float" office:value="50621">
            <text:p>50621</text:p>
          </table:table-cell>
          <table:table-cell table:style-name="ce13" table:formula="of:=COUNTIF([.$C$30:.$C$197];&quot;=&quot;&amp;[.E80])" office:value-type="float" office:value="1">
            <text:p>1</text:p>
          </table:table-cell>
          <table:table-cell table:style-name="ce21" table:formula="of:=[.F80]/[.$F$199]" office:value-type="float" office:value="0.00595238095238095">
            <text:p>0,0059524</text:p>
          </table:table-cell>
          <table:table-cell table:style-name="ce6" table:formula="of:=[.H79]+[.F80]" office:value-type="float" office:value="51">
            <text:p>51</text:p>
          </table:table-cell>
          <table:table-cell table:style-name="ce24" table:formula="of:=[.I79]+[.G80]" office:value-type="float" office:value="0.303571428571429">
            <text:p>0,3035714286</text:p>
          </table:table-cell>
          <table:table-cell table:style-name="ce25" table:formula="of:=[.G80]*100" office:value-type="float" office:value="0.595238095238095">
            <text:p>0,59523810</text:p>
          </table:table-cell>
          <table:table-cell table:style-name="ce26" table:formula="of:=[.K79]+[.J80]" office:value-type="float" office:value="30.3571428571428">
            <text:p>30,357142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5</text:p>
          </table:table-cell>
          <table:table-cell office:value-type="float" office:value="47720">
            <text:p>47720</text:p>
          </table:table-cell>
          <table:table-cell/>
          <table:table-cell table:style-name="ce16" office:value-type="float" office:value="50682">
            <text:p>50682</text:p>
          </table:table-cell>
          <table:table-cell table:style-name="ce13" table:formula="of:=COUNTIF([.$C$30:.$C$197];&quot;=&quot;&amp;[.E81])" office:value-type="float" office:value="1">
            <text:p>1</text:p>
          </table:table-cell>
          <table:table-cell table:style-name="ce21" table:formula="of:=[.F81]/[.$F$199]" office:value-type="float" office:value="0.00595238095238095">
            <text:p>0,0059524</text:p>
          </table:table-cell>
          <table:table-cell table:style-name="ce6" table:formula="of:=[.H80]+[.F81]" office:value-type="float" office:value="52">
            <text:p>52</text:p>
          </table:table-cell>
          <table:table-cell table:style-name="ce24" table:formula="of:=[.I80]+[.G81]" office:value-type="float" office:value="0.309523809523809">
            <text:p>0,3095238095</text:p>
          </table:table-cell>
          <table:table-cell table:style-name="ce25" table:formula="of:=[.G81]*100" office:value-type="float" office:value="0.595238095238095">
            <text:p>0,59523810</text:p>
          </table:table-cell>
          <table:table-cell table:style-name="ce26" table:formula="of:=[.K80]+[.J81]" office:value-type="float" office:value="30.9523809523809">
            <text:p>30,952381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5</text:p>
          </table:table-cell>
          <table:table-cell office:value-type="float" office:value="50915">
            <text:p>50915</text:p>
          </table:table-cell>
          <table:table-cell/>
          <table:table-cell table:style-name="ce16" office:value-type="float" office:value="50843">
            <text:p>50843</text:p>
          </table:table-cell>
          <table:table-cell table:style-name="ce13" table:formula="of:=COUNTIF([.$C$30:.$C$197];&quot;=&quot;&amp;[.E82])" office:value-type="float" office:value="1">
            <text:p>1</text:p>
          </table:table-cell>
          <table:table-cell table:style-name="ce21" table:formula="of:=[.F82]/[.$F$199]" office:value-type="float" office:value="0.00595238095238095">
            <text:p>0,0059524</text:p>
          </table:table-cell>
          <table:table-cell table:style-name="ce6" table:formula="of:=[.H81]+[.F82]" office:value-type="float" office:value="53">
            <text:p>53</text:p>
          </table:table-cell>
          <table:table-cell table:style-name="ce24" table:formula="of:=[.I81]+[.G82]" office:value-type="float" office:value="0.31547619047619">
            <text:p>0,3154761905</text:p>
          </table:table-cell>
          <table:table-cell table:style-name="ce25" table:formula="of:=[.G82]*100" office:value-type="float" office:value="0.595238095238095">
            <text:p>0,59523810</text:p>
          </table:table-cell>
          <table:table-cell table:style-name="ce26" table:formula="of:=[.K81]+[.J82]" office:value-type="float" office:value="31.547619047619">
            <text:p>31,547619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5</text:p>
          </table:table-cell>
          <table:table-cell office:value-type="float" office:value="48382">
            <text:p>48382</text:p>
          </table:table-cell>
          <table:table-cell/>
          <table:table-cell table:style-name="ce16" office:value-type="float" office:value="50852">
            <text:p>50852</text:p>
          </table:table-cell>
          <table:table-cell table:style-name="ce13" table:formula="of:=COUNTIF([.$C$30:.$C$197];&quot;=&quot;&amp;[.E83])" office:value-type="float" office:value="1">
            <text:p>1</text:p>
          </table:table-cell>
          <table:table-cell table:style-name="ce21" table:formula="of:=[.F83]/[.$F$199]" office:value-type="float" office:value="0.00595238095238095">
            <text:p>0,0059524</text:p>
          </table:table-cell>
          <table:table-cell table:style-name="ce6" table:formula="of:=[.H82]+[.F83]" office:value-type="float" office:value="54">
            <text:p>54</text:p>
          </table:table-cell>
          <table:table-cell table:style-name="ce24" table:formula="of:=[.I82]+[.G83]" office:value-type="float" office:value="0.321428571428571">
            <text:p>0,3214285714</text:p>
          </table:table-cell>
          <table:table-cell table:style-name="ce25" table:formula="of:=[.G83]*100" office:value-type="float" office:value="0.595238095238095">
            <text:p>0,59523810</text:p>
          </table:table-cell>
          <table:table-cell table:style-name="ce26" table:formula="of:=[.K82]+[.J83]" office:value-type="float" office:value="32.1428571428571">
            <text:p>32,142857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95</text:p>
          </table:table-cell>
          <table:table-cell office:value-type="float" office:value="41889">
            <text:p>41889</text:p>
          </table:table-cell>
          <table:table-cell/>
          <table:table-cell table:style-name="ce16" office:value-type="float" office:value="50915">
            <text:p>50915</text:p>
          </table:table-cell>
          <table:table-cell table:style-name="ce13" table:formula="of:=COUNTIF([.$C$30:.$C$197];&quot;=&quot;&amp;[.E84])" office:value-type="float" office:value="1">
            <text:p>1</text:p>
          </table:table-cell>
          <table:table-cell table:style-name="ce21" table:formula="of:=[.F84]/[.$F$199]" office:value-type="float" office:value="0.00595238095238095">
            <text:p>0,0059524</text:p>
          </table:table-cell>
          <table:table-cell table:style-name="ce6" table:formula="of:=[.H83]+[.F84]" office:value-type="float" office:value="55">
            <text:p>55</text:p>
          </table:table-cell>
          <table:table-cell table:style-name="ce24" table:formula="of:=[.I83]+[.G84]" office:value-type="float" office:value="0.327380952380952">
            <text:p>0,3273809524</text:p>
          </table:table-cell>
          <table:table-cell table:style-name="ce25" table:formula="of:=[.G84]*100" office:value-type="float" office:value="0.595238095238095">
            <text:p>0,59523810</text:p>
          </table:table-cell>
          <table:table-cell table:style-name="ce26" table:formula="of:=[.K83]+[.J84]" office:value-type="float" office:value="32.7380952380952">
            <text:p>32,738095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5</text:p>
          </table:table-cell>
          <table:table-cell office:value-type="float" office:value="32344">
            <text:p>32344</text:p>
          </table:table-cell>
          <table:table-cell/>
          <table:table-cell table:style-name="ce16" office:value-type="float" office:value="51559">
            <text:p>51559</text:p>
          </table:table-cell>
          <table:table-cell table:style-name="ce13" table:formula="of:=COUNTIF([.$C$30:.$C$197];&quot;=&quot;&amp;[.E85])" office:value-type="float" office:value="1">
            <text:p>1</text:p>
          </table:table-cell>
          <table:table-cell table:style-name="ce21" table:formula="of:=[.F85]/[.$F$199]" office:value-type="float" office:value="0.00595238095238095">
            <text:p>0,0059524</text:p>
          </table:table-cell>
          <table:table-cell table:style-name="ce6" table:formula="of:=[.H84]+[.F85]" office:value-type="float" office:value="56">
            <text:p>56</text:p>
          </table:table-cell>
          <table:table-cell table:style-name="ce24" table:formula="of:=[.I84]+[.G85]" office:value-type="float" office:value="0.333333333333333">
            <text:p>0,3333333333</text:p>
          </table:table-cell>
          <table:table-cell table:style-name="ce25" table:formula="of:=[.G85]*100" office:value-type="float" office:value="0.595238095238095">
            <text:p>0,59523810</text:p>
          </table:table-cell>
          <table:table-cell table:style-name="ce26" table:formula="of:=[.K84]+[.J85]" office:value-type="float" office:value="33.3333333333333">
            <text:p>33,333333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5</text:p>
          </table:table-cell>
          <table:table-cell office:value-type="float" office:value="44802">
            <text:p>44802</text:p>
          </table:table-cell>
          <table:table-cell/>
          <table:table-cell table:style-name="ce16" office:value-type="float" office:value="51711">
            <text:p>51711</text:p>
          </table:table-cell>
          <table:table-cell table:style-name="ce13" table:formula="of:=COUNTIF([.$C$30:.$C$197];&quot;=&quot;&amp;[.E86])" office:value-type="float" office:value="1">
            <text:p>1</text:p>
          </table:table-cell>
          <table:table-cell table:style-name="ce21" table:formula="of:=[.F86]/[.$F$199]" office:value-type="float" office:value="0.00595238095238095">
            <text:p>0,0059524</text:p>
          </table:table-cell>
          <table:table-cell table:style-name="ce6" table:formula="of:=[.H85]+[.F86]" office:value-type="float" office:value="57">
            <text:p>57</text:p>
          </table:table-cell>
          <table:table-cell table:style-name="ce24" table:formula="of:=[.I85]+[.G86]" office:value-type="float" office:value="0.339285714285714">
            <text:p>0,3392857143</text:p>
          </table:table-cell>
          <table:table-cell table:style-name="ce25" table:formula="of:=[.G86]*100" office:value-type="float" office:value="0.595238095238095">
            <text:p>0,59523810</text:p>
          </table:table-cell>
          <table:table-cell table:style-name="ce26" table:formula="of:=[.K85]+[.J86]" office:value-type="float" office:value="33.9285714285714">
            <text:p>33,9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5</text:p>
          </table:table-cell>
          <table:table-cell office:value-type="float" office:value="50621">
            <text:p>50621</text:p>
          </table:table-cell>
          <table:table-cell/>
          <table:table-cell table:style-name="ce16" office:value-type="float" office:value="51874">
            <text:p>51874</text:p>
          </table:table-cell>
          <table:table-cell table:style-name="ce13" table:formula="of:=COUNTIF([.$C$30:.$C$197];&quot;=&quot;&amp;[.E87])" office:value-type="float" office:value="1">
            <text:p>1</text:p>
          </table:table-cell>
          <table:table-cell table:style-name="ce21" table:formula="of:=[.F87]/[.$F$199]" office:value-type="float" office:value="0.00595238095238095">
            <text:p>0,0059524</text:p>
          </table:table-cell>
          <table:table-cell table:style-name="ce6" table:formula="of:=[.H86]+[.F87]" office:value-type="float" office:value="58">
            <text:p>58</text:p>
          </table:table-cell>
          <table:table-cell table:style-name="ce24" table:formula="of:=[.I86]+[.G87]" office:value-type="float" office:value="0.345238095238095">
            <text:p>0,3452380952</text:p>
          </table:table-cell>
          <table:table-cell table:style-name="ce25" table:formula="of:=[.G87]*100" office:value-type="float" office:value="0.595238095238095">
            <text:p>0,59523810</text:p>
          </table:table-cell>
          <table:table-cell table:style-name="ce26" table:formula="of:=[.K86]+[.J87]" office:value-type="float" office:value="34.5238095238095">
            <text:p>34,5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5</text:p>
          </table:table-cell>
          <table:table-cell office:value-type="float" office:value="53713">
            <text:p>53713</text:p>
          </table:table-cell>
          <table:table-cell/>
          <table:table-cell table:style-name="ce16" office:value-type="float" office:value="51923">
            <text:p>51923</text:p>
          </table:table-cell>
          <table:table-cell table:style-name="ce13" table:formula="of:=COUNTIF([.$C$30:.$C$197];&quot;=&quot;&amp;[.E88])" office:value-type="float" office:value="1">
            <text:p>1</text:p>
          </table:table-cell>
          <table:table-cell table:style-name="ce21" table:formula="of:=[.F88]/[.$F$199]" office:value-type="float" office:value="0.00595238095238095">
            <text:p>0,0059524</text:p>
          </table:table-cell>
          <table:table-cell table:style-name="ce6" table:formula="of:=[.H87]+[.F88]" office:value-type="float" office:value="59">
            <text:p>59</text:p>
          </table:table-cell>
          <table:table-cell table:style-name="ce24" table:formula="of:=[.I87]+[.G88]" office:value-type="float" office:value="0.351190476190476">
            <text:p>0,3511904762</text:p>
          </table:table-cell>
          <table:table-cell table:style-name="ce25" table:formula="of:=[.G88]*100" office:value-type="float" office:value="0.595238095238095">
            <text:p>0,59523810</text:p>
          </table:table-cell>
          <table:table-cell table:style-name="ce26" table:formula="of:=[.K87]+[.J88]" office:value-type="float" office:value="35.1190476190476">
            <text:p>35,1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5</text:p>
          </table:table-cell>
          <table:table-cell office:value-type="float" office:value="40955">
            <text:p>40955</text:p>
          </table:table-cell>
          <table:table-cell/>
          <table:table-cell table:style-name="ce16" office:value-type="float" office:value="52310">
            <text:p>52310</text:p>
          </table:table-cell>
          <table:table-cell table:style-name="ce13" table:formula="of:=COUNTIF([.$C$30:.$C$197];&quot;=&quot;&amp;[.E89])" office:value-type="float" office:value="1">
            <text:p>1</text:p>
          </table:table-cell>
          <table:table-cell table:style-name="ce21" table:formula="of:=[.F89]/[.$F$199]" office:value-type="float" office:value="0.00595238095238095">
            <text:p>0,0059524</text:p>
          </table:table-cell>
          <table:table-cell table:style-name="ce6" table:formula="of:=[.H88]+[.F89]" office:value-type="float" office:value="60">
            <text:p>60</text:p>
          </table:table-cell>
          <table:table-cell table:style-name="ce24" table:formula="of:=[.I88]+[.G89]" office:value-type="float" office:value="0.357142857142857">
            <text:p>0,3571428571</text:p>
          </table:table-cell>
          <table:table-cell table:style-name="ce25" table:formula="of:=[.G89]*100" office:value-type="float" office:value="0.595238095238095">
            <text:p>0,59523810</text:p>
          </table:table-cell>
          <table:table-cell table:style-name="ce26" table:formula="of:=[.K88]+[.J89]" office:value-type="float" office:value="35.7142857142857">
            <text:p>35,7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96</text:p>
          </table:table-cell>
          <table:table-cell office:value-type="float" office:value="51923">
            <text:p>51923</text:p>
          </table:table-cell>
          <table:table-cell/>
          <table:table-cell table:style-name="ce16" office:value-type="float" office:value="52356">
            <text:p>52356</text:p>
          </table:table-cell>
          <table:table-cell table:style-name="ce13" table:formula="of:=COUNTIF([.$C$30:.$C$197];&quot;=&quot;&amp;[.E90])" office:value-type="float" office:value="1">
            <text:p>1</text:p>
          </table:table-cell>
          <table:table-cell table:style-name="ce21" table:formula="of:=[.F90]/[.$F$199]" office:value-type="float" office:value="0.00595238095238095">
            <text:p>0,0059524</text:p>
          </table:table-cell>
          <table:table-cell table:style-name="ce6" table:formula="of:=[.H89]+[.F90]" office:value-type="float" office:value="61">
            <text:p>61</text:p>
          </table:table-cell>
          <table:table-cell table:style-name="ce24" table:formula="of:=[.I89]+[.G90]" office:value-type="float" office:value="0.363095238095238">
            <text:p>0,3630952381</text:p>
          </table:table-cell>
          <table:table-cell table:style-name="ce25" table:formula="of:=[.G90]*100" office:value-type="float" office:value="0.595238095238095">
            <text:p>0,59523810</text:p>
          </table:table-cell>
          <table:table-cell table:style-name="ce26" table:formula="of:=[.K89]+[.J90]" office:value-type="float" office:value="36.3095238095238">
            <text:p>36,3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96</text:p>
          </table:table-cell>
          <table:table-cell office:value-type="float" office:value="50843">
            <text:p>50843</text:p>
          </table:table-cell>
          <table:table-cell/>
          <table:table-cell table:style-name="ce16" office:value-type="float" office:value="52510">
            <text:p>52510</text:p>
          </table:table-cell>
          <table:table-cell table:style-name="ce13" table:formula="of:=COUNTIF([.$C$30:.$C$197];&quot;=&quot;&amp;[.E91])" office:value-type="float" office:value="1">
            <text:p>1</text:p>
          </table:table-cell>
          <table:table-cell table:style-name="ce21" table:formula="of:=[.F91]/[.$F$199]" office:value-type="float" office:value="0.00595238095238095">
            <text:p>0,0059524</text:p>
          </table:table-cell>
          <table:table-cell table:style-name="ce6" table:formula="of:=[.H90]+[.F91]" office:value-type="float" office:value="62">
            <text:p>62</text:p>
          </table:table-cell>
          <table:table-cell table:style-name="ce24" table:formula="of:=[.I90]+[.G91]" office:value-type="float" office:value="0.369047619047619">
            <text:p>0,3690476190</text:p>
          </table:table-cell>
          <table:table-cell table:style-name="ce25" table:formula="of:=[.G91]*100" office:value-type="float" office:value="0.595238095238095">
            <text:p>0,59523810</text:p>
          </table:table-cell>
          <table:table-cell table:style-name="ce26" table:formula="of:=[.K90]+[.J91]" office:value-type="float" office:value="36.9047619047619">
            <text:p>36,9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96</text:p>
          </table:table-cell>
          <table:table-cell office:value-type="float" office:value="56681">
            <text:p>56681</text:p>
          </table:table-cell>
          <table:table-cell/>
          <table:table-cell table:style-name="ce16" office:value-type="float" office:value="52939">
            <text:p>52939</text:p>
          </table:table-cell>
          <table:table-cell table:style-name="ce13" table:formula="of:=COUNTIF([.$C$30:.$C$197];&quot;=&quot;&amp;[.E92])" office:value-type="float" office:value="1">
            <text:p>1</text:p>
          </table:table-cell>
          <table:table-cell table:style-name="ce21" table:formula="of:=[.F92]/[.$F$199]" office:value-type="float" office:value="0.00595238095238095">
            <text:p>0,0059524</text:p>
          </table:table-cell>
          <table:table-cell table:style-name="ce6" table:formula="of:=[.H91]+[.F92]" office:value-type="float" office:value="63">
            <text:p>63</text:p>
          </table:table-cell>
          <table:table-cell table:style-name="ce24" table:formula="of:=[.I91]+[.G92]" office:value-type="float" office:value="0.375">
            <text:p>0,3750000000</text:p>
          </table:table-cell>
          <table:table-cell table:style-name="ce25" table:formula="of:=[.G92]*100" office:value-type="float" office:value="0.595238095238095">
            <text:p>0,59523810</text:p>
          </table:table-cell>
          <table:table-cell table:style-name="ce26" table:formula="of:=[.K91]+[.J92]" office:value-type="float" office:value="37.5">
            <text:p>37,500000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6</text:p>
          </table:table-cell>
          <table:table-cell office:value-type="float" office:value="52939">
            <text:p>52939</text:p>
          </table:table-cell>
          <table:table-cell/>
          <table:table-cell table:style-name="ce16" office:value-type="float" office:value="52965">
            <text:p>52965</text:p>
          </table:table-cell>
          <table:table-cell table:style-name="ce13" table:formula="of:=COUNTIF([.$C$30:.$C$197];&quot;=&quot;&amp;[.E93])" office:value-type="float" office:value="1">
            <text:p>1</text:p>
          </table:table-cell>
          <table:table-cell table:style-name="ce21" table:formula="of:=[.F93]/[.$F$199]" office:value-type="float" office:value="0.00595238095238095">
            <text:p>0,0059524</text:p>
          </table:table-cell>
          <table:table-cell table:style-name="ce6" table:formula="of:=[.H92]+[.F93]" office:value-type="float" office:value="64">
            <text:p>64</text:p>
          </table:table-cell>
          <table:table-cell table:style-name="ce24" table:formula="of:=[.I92]+[.G93]" office:value-type="float" office:value="0.380952380952381">
            <text:p>0,3809523810</text:p>
          </table:table-cell>
          <table:table-cell table:style-name="ce25" table:formula="of:=[.G93]*100" office:value-type="float" office:value="0.595238095238095">
            <text:p>0,59523810</text:p>
          </table:table-cell>
          <table:table-cell table:style-name="ce26" table:formula="of:=[.K92]+[.J93]" office:value-type="float" office:value="38.0952380952381">
            <text:p>38,095238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6</text:p>
          </table:table-cell>
          <table:table-cell office:value-type="float" office:value="57980">
            <text:p>57980</text:p>
          </table:table-cell>
          <table:table-cell/>
          <table:table-cell table:style-name="ce16" office:value-type="float" office:value="53095">
            <text:p>53095</text:p>
          </table:table-cell>
          <table:table-cell table:style-name="ce13" table:formula="of:=COUNTIF([.$C$30:.$C$197];&quot;=&quot;&amp;[.E94])" office:value-type="float" office:value="1">
            <text:p>1</text:p>
          </table:table-cell>
          <table:table-cell table:style-name="ce21" table:formula="of:=[.F94]/[.$F$199]" office:value-type="float" office:value="0.00595238095238095">
            <text:p>0,0059524</text:p>
          </table:table-cell>
          <table:table-cell table:style-name="ce6" table:formula="of:=[.H93]+[.F94]" office:value-type="float" office:value="65">
            <text:p>65</text:p>
          </table:table-cell>
          <table:table-cell table:style-name="ce24" table:formula="of:=[.I93]+[.G94]" office:value-type="float" office:value="0.386904761904762">
            <text:p>0,3869047619</text:p>
          </table:table-cell>
          <table:table-cell table:style-name="ce25" table:formula="of:=[.G94]*100" office:value-type="float" office:value="0.595238095238095">
            <text:p>0,59523810</text:p>
          </table:table-cell>
          <table:table-cell table:style-name="ce26" table:formula="of:=[.K93]+[.J94]" office:value-type="float" office:value="38.6904761904762">
            <text:p>38,690476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6</text:p>
          </table:table-cell>
          <table:table-cell office:value-type="float" office:value="50375">
            <text:p>50375</text:p>
          </table:table-cell>
          <table:table-cell/>
          <table:table-cell table:style-name="ce16" office:value-type="float" office:value="53168">
            <text:p>53168</text:p>
          </table:table-cell>
          <table:table-cell table:style-name="ce13" table:formula="of:=COUNTIF([.$C$30:.$C$197];&quot;=&quot;&amp;[.E95])" office:value-type="float" office:value="1">
            <text:p>1</text:p>
          </table:table-cell>
          <table:table-cell table:style-name="ce21" table:formula="of:=[.F95]/[.$F$199]" office:value-type="float" office:value="0.00595238095238095">
            <text:p>0,0059524</text:p>
          </table:table-cell>
          <table:table-cell table:style-name="ce6" table:formula="of:=[.H94]+[.F95]" office:value-type="float" office:value="66">
            <text:p>66</text:p>
          </table:table-cell>
          <table:table-cell table:style-name="ce24" table:formula="of:=[.I94]+[.G95]" office:value-type="float" office:value="0.392857142857142">
            <text:p>0,3928571429</text:p>
          </table:table-cell>
          <table:table-cell table:style-name="ce25" table:formula="of:=[.G95]*100" office:value-type="float" office:value="0.595238095238095">
            <text:p>0,59523810</text:p>
          </table:table-cell>
          <table:table-cell table:style-name="ce26" table:formula="of:=[.K94]+[.J95]" office:value-type="float" office:value="39.2857142857143">
            <text:p>39,285714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96</text:p>
          </table:table-cell>
          <table:table-cell office:value-type="float" office:value="48401">
            <text:p>48401</text:p>
          </table:table-cell>
          <table:table-cell/>
          <table:table-cell table:style-name="ce16" office:value-type="float" office:value="53626">
            <text:p>53626</text:p>
          </table:table-cell>
          <table:table-cell table:style-name="ce13" table:formula="of:=COUNTIF([.$C$30:.$C$197];&quot;=&quot;&amp;[.E96])" office:value-type="float" office:value="1">
            <text:p>1</text:p>
          </table:table-cell>
          <table:table-cell table:style-name="ce21" table:formula="of:=[.F96]/[.$F$199]" office:value-type="float" office:value="0.00595238095238095">
            <text:p>0,0059524</text:p>
          </table:table-cell>
          <table:table-cell table:style-name="ce6" table:formula="of:=[.H95]+[.F96]" office:value-type="float" office:value="67">
            <text:p>67</text:p>
          </table:table-cell>
          <table:table-cell table:style-name="ce24" table:formula="of:=[.I95]+[.G96]" office:value-type="float" office:value="0.398809523809523">
            <text:p>0,3988095238</text:p>
          </table:table-cell>
          <table:table-cell table:style-name="ce25" table:formula="of:=[.G96]*100" office:value-type="float" office:value="0.595238095238095">
            <text:p>0,59523810</text:p>
          </table:table-cell>
          <table:table-cell table:style-name="ce26" table:formula="of:=[.K95]+[.J96]" office:value-type="float" office:value="39.8809523809524">
            <text:p>39,880952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6</text:p>
          </table:table-cell>
          <table:table-cell office:value-type="float" office:value="40809">
            <text:p>40809</text:p>
          </table:table-cell>
          <table:table-cell/>
          <table:table-cell table:style-name="ce16" office:value-type="float" office:value="53688">
            <text:p>53688</text:p>
          </table:table-cell>
          <table:table-cell table:style-name="ce13" table:formula="of:=COUNTIF([.$C$30:.$C$197];&quot;=&quot;&amp;[.E97])" office:value-type="float" office:value="1">
            <text:p>1</text:p>
          </table:table-cell>
          <table:table-cell table:style-name="ce21" table:formula="of:=[.F97]/[.$F$199]" office:value-type="float" office:value="0.00595238095238095">
            <text:p>0,0059524</text:p>
          </table:table-cell>
          <table:table-cell table:style-name="ce6" table:formula="of:=[.H96]+[.F97]" office:value-type="float" office:value="68">
            <text:p>68</text:p>
          </table:table-cell>
          <table:table-cell table:style-name="ce24" table:formula="of:=[.I96]+[.G97]" office:value-type="float" office:value="0.404761904761904">
            <text:p>0,4047619048</text:p>
          </table:table-cell>
          <table:table-cell table:style-name="ce25" table:formula="of:=[.G97]*100" office:value-type="float" office:value="0.595238095238095">
            <text:p>0,59523810</text:p>
          </table:table-cell>
          <table:table-cell table:style-name="ce26" table:formula="of:=[.K96]+[.J97]" office:value-type="float" office:value="40.4761904761905">
            <text:p>40,476190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6</text:p>
          </table:table-cell>
          <table:table-cell office:value-type="float" office:value="51874">
            <text:p>51874</text:p>
          </table:table-cell>
          <table:table-cell/>
          <table:table-cell table:style-name="ce16" office:value-type="float" office:value="53713">
            <text:p>53713</text:p>
          </table:table-cell>
          <table:table-cell table:style-name="ce13" table:formula="of:=COUNTIF([.$C$30:.$C$197];&quot;=&quot;&amp;[.E98])" office:value-type="float" office:value="1">
            <text:p>1</text:p>
          </table:table-cell>
          <table:table-cell table:style-name="ce21" table:formula="of:=[.F98]/[.$F$199]" office:value-type="float" office:value="0.00595238095238095">
            <text:p>0,0059524</text:p>
          </table:table-cell>
          <table:table-cell table:style-name="ce6" table:formula="of:=[.H97]+[.F98]" office:value-type="float" office:value="69">
            <text:p>69</text:p>
          </table:table-cell>
          <table:table-cell table:style-name="ce24" table:formula="of:=[.I97]+[.G98]" office:value-type="float" office:value="0.410714285714285">
            <text:p>0,4107142857</text:p>
          </table:table-cell>
          <table:table-cell table:style-name="ce25" table:formula="of:=[.G98]*100" office:value-type="float" office:value="0.595238095238095">
            <text:p>0,59523810</text:p>
          </table:table-cell>
          <table:table-cell table:style-name="ce26" table:formula="of:=[.K97]+[.J98]" office:value-type="float" office:value="41.0714285714286">
            <text:p>41,071428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6</text:p>
          </table:table-cell>
          <table:table-cell office:value-type="float" office:value="53168">
            <text:p>53168</text:p>
          </table:table-cell>
          <table:table-cell/>
          <table:table-cell table:style-name="ce16" office:value-type="float" office:value="54016">
            <text:p>54016</text:p>
          </table:table-cell>
          <table:table-cell table:style-name="ce13" table:formula="of:=COUNTIF([.$C$30:.$C$197];&quot;=&quot;&amp;[.E99])" office:value-type="float" office:value="1">
            <text:p>1</text:p>
          </table:table-cell>
          <table:table-cell table:style-name="ce21" table:formula="of:=[.F99]/[.$F$199]" office:value-type="float" office:value="0.00595238095238095">
            <text:p>0,0059524</text:p>
          </table:table-cell>
          <table:table-cell table:style-name="ce6" table:formula="of:=[.H98]+[.F99]" office:value-type="float" office:value="70">
            <text:p>70</text:p>
          </table:table-cell>
          <table:table-cell table:style-name="ce24" table:formula="of:=[.I98]+[.G99]" office:value-type="float" office:value="0.416666666666666">
            <text:p>0,4166666667</text:p>
          </table:table-cell>
          <table:table-cell table:style-name="ce25" table:formula="of:=[.G99]*100" office:value-type="float" office:value="0.595238095238095">
            <text:p>0,59523810</text:p>
          </table:table-cell>
          <table:table-cell table:style-name="ce26" table:formula="of:=[.K98]+[.J99]" office:value-type="float" office:value="41.6666666666667">
            <text:p>41,666666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6</text:p>
          </table:table-cell>
          <table:table-cell office:value-type="float" office:value="53688">
            <text:p>53688</text:p>
          </table:table-cell>
          <table:table-cell/>
          <table:table-cell table:style-name="ce16" office:value-type="float" office:value="54022">
            <text:p>54022</text:p>
          </table:table-cell>
          <table:table-cell table:style-name="ce13" table:formula="of:=COUNTIF([.$C$30:.$C$197];&quot;=&quot;&amp;[.E100])" office:value-type="float" office:value="1">
            <text:p>1</text:p>
          </table:table-cell>
          <table:table-cell table:style-name="ce21" table:formula="of:=[.F100]/[.$F$199]" office:value-type="float" office:value="0.00595238095238095">
            <text:p>0,0059524</text:p>
          </table:table-cell>
          <table:table-cell table:style-name="ce6" table:formula="of:=[.H99]+[.F100]" office:value-type="float" office:value="71">
            <text:p>71</text:p>
          </table:table-cell>
          <table:table-cell table:style-name="ce24" table:formula="of:=[.I99]+[.G100]" office:value-type="float" office:value="0.422619047619047">
            <text:p>0,4226190476</text:p>
          </table:table-cell>
          <table:table-cell table:style-name="ce25" table:formula="of:=[.G100]*100" office:value-type="float" office:value="0.595238095238095">
            <text:p>0,59523810</text:p>
          </table:table-cell>
          <table:table-cell table:style-name="ce26" table:formula="of:=[.K99]+[.J100]" office:value-type="float" office:value="42.2619047619047">
            <text:p>42,261904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6</text:p>
          </table:table-cell>
          <table:table-cell office:value-type="float" office:value="45028">
            <text:p>45028</text:p>
          </table:table-cell>
          <table:table-cell/>
          <table:table-cell table:style-name="ce16" office:value-type="float" office:value="54165">
            <text:p>54165</text:p>
          </table:table-cell>
          <table:table-cell table:style-name="ce13" table:formula="of:=COUNTIF([.$C$30:.$C$197];&quot;=&quot;&amp;[.E101])" office:value-type="float" office:value="1">
            <text:p>1</text:p>
          </table:table-cell>
          <table:table-cell table:style-name="ce21" table:formula="of:=[.F101]/[.$F$199]" office:value-type="float" office:value="0.00595238095238095">
            <text:p>0,0059524</text:p>
          </table:table-cell>
          <table:table-cell table:style-name="ce6" table:formula="of:=[.H100]+[.F101]" office:value-type="float" office:value="72">
            <text:p>72</text:p>
          </table:table-cell>
          <table:table-cell table:style-name="ce24" table:formula="of:=[.I100]+[.G101]" office:value-type="float" office:value="0.428571428571428">
            <text:p>0,4285714286</text:p>
          </table:table-cell>
          <table:table-cell table:style-name="ce25" table:formula="of:=[.G101]*100" office:value-type="float" office:value="0.595238095238095">
            <text:p>0,59523810</text:p>
          </table:table-cell>
          <table:table-cell table:style-name="ce26" table:formula="of:=[.K100]+[.J101]" office:value-type="float" office:value="42.8571428571428">
            <text:p>42,857142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97</text:p>
          </table:table-cell>
          <table:table-cell office:value-type="float" office:value="58695">
            <text:p>58695</text:p>
          </table:table-cell>
          <table:table-cell/>
          <table:table-cell table:style-name="ce16" office:value-type="float" office:value="54790">
            <text:p>54790</text:p>
          </table:table-cell>
          <table:table-cell table:style-name="ce13" table:formula="of:=COUNTIF([.$C$30:.$C$197];&quot;=&quot;&amp;[.E102])" office:value-type="float" office:value="1">
            <text:p>1</text:p>
          </table:table-cell>
          <table:table-cell table:style-name="ce21" table:formula="of:=[.F102]/[.$F$199]" office:value-type="float" office:value="0.00595238095238095">
            <text:p>0,0059524</text:p>
          </table:table-cell>
          <table:table-cell table:style-name="ce6" table:formula="of:=[.H101]+[.F102]" office:value-type="float" office:value="73">
            <text:p>73</text:p>
          </table:table-cell>
          <table:table-cell table:style-name="ce24" table:formula="of:=[.I101]+[.G102]" office:value-type="float" office:value="0.434523809523809">
            <text:p>0,4345238095</text:p>
          </table:table-cell>
          <table:table-cell table:style-name="ce25" table:formula="of:=[.G102]*100" office:value-type="float" office:value="0.595238095238095">
            <text:p>0,59523810</text:p>
          </table:table-cell>
          <table:table-cell table:style-name="ce26" table:formula="of:=[.K101]+[.J102]" office:value-type="float" office:value="43.4523809523809">
            <text:p>43,452381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97</text:p>
          </table:table-cell>
          <table:table-cell office:value-type="float" office:value="59830">
            <text:p>59830</text:p>
          </table:table-cell>
          <table:table-cell/>
          <table:table-cell table:style-name="ce16" office:value-type="float" office:value="55203">
            <text:p>55203</text:p>
          </table:table-cell>
          <table:table-cell table:style-name="ce13" table:formula="of:=COUNTIF([.$C$30:.$C$197];&quot;=&quot;&amp;[.E103])" office:value-type="float" office:value="1">
            <text:p>1</text:p>
          </table:table-cell>
          <table:table-cell table:style-name="ce21" table:formula="of:=[.F103]/[.$F$199]" office:value-type="float" office:value="0.00595238095238095">
            <text:p>0,0059524</text:p>
          </table:table-cell>
          <table:table-cell table:style-name="ce6" table:formula="of:=[.H102]+[.F103]" office:value-type="float" office:value="74">
            <text:p>74</text:p>
          </table:table-cell>
          <table:table-cell table:style-name="ce24" table:formula="of:=[.I102]+[.G103]" office:value-type="float" office:value="0.44047619047619">
            <text:p>0,4404761905</text:p>
          </table:table-cell>
          <table:table-cell table:style-name="ce25" table:formula="of:=[.G103]*100" office:value-type="float" office:value="0.595238095238095">
            <text:p>0,59523810</text:p>
          </table:table-cell>
          <table:table-cell table:style-name="ce26" table:formula="of:=[.K102]+[.J103]" office:value-type="float" office:value="44.047619047619">
            <text:p>44,047619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97</text:p>
          </table:table-cell>
          <table:table-cell office:value-type="float" office:value="61678">
            <text:p>61678</text:p>
          </table:table-cell>
          <table:table-cell/>
          <table:table-cell table:style-name="ce16" office:value-type="float" office:value="55641">
            <text:p>55641</text:p>
          </table:table-cell>
          <table:table-cell table:style-name="ce13" table:formula="of:=COUNTIF([.$C$30:.$C$197];&quot;=&quot;&amp;[.E104])" office:value-type="float" office:value="1">
            <text:p>1</text:p>
          </table:table-cell>
          <table:table-cell table:style-name="ce21" table:formula="of:=[.F104]/[.$F$199]" office:value-type="float" office:value="0.00595238095238095">
            <text:p>0,0059524</text:p>
          </table:table-cell>
          <table:table-cell table:style-name="ce6" table:formula="of:=[.H103]+[.F104]" office:value-type="float" office:value="75">
            <text:p>75</text:p>
          </table:table-cell>
          <table:table-cell table:style-name="ce24" table:formula="of:=[.I103]+[.G104]" office:value-type="float" office:value="0.446428571428571">
            <text:p>0,4464285714</text:p>
          </table:table-cell>
          <table:table-cell table:style-name="ce25" table:formula="of:=[.G104]*100" office:value-type="float" office:value="0.595238095238095">
            <text:p>0,59523810</text:p>
          </table:table-cell>
          <table:table-cell table:style-name="ce26" table:formula="of:=[.K103]+[.J104]" office:value-type="float" office:value="44.6428571428571">
            <text:p>44,642857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7</text:p>
          </table:table-cell>
          <table:table-cell office:value-type="float" office:value="64412">
            <text:p>64412</text:p>
          </table:table-cell>
          <table:table-cell/>
          <table:table-cell table:style-name="ce16" office:value-type="float" office:value="55643">
            <text:p>55643</text:p>
          </table:table-cell>
          <table:table-cell table:style-name="ce13" table:formula="of:=COUNTIF([.$C$30:.$C$197];&quot;=&quot;&amp;[.E105])" office:value-type="float" office:value="1">
            <text:p>1</text:p>
          </table:table-cell>
          <table:table-cell table:style-name="ce21" table:formula="of:=[.F105]/[.$F$199]" office:value-type="float" office:value="0.00595238095238095">
            <text:p>0,0059524</text:p>
          </table:table-cell>
          <table:table-cell table:style-name="ce6" table:formula="of:=[.H104]+[.F105]" office:value-type="float" office:value="76">
            <text:p>76</text:p>
          </table:table-cell>
          <table:table-cell table:style-name="ce24" table:formula="of:=[.I104]+[.G105]" office:value-type="float" office:value="0.452380952380952">
            <text:p>0,4523809524</text:p>
          </table:table-cell>
          <table:table-cell table:style-name="ce25" table:formula="of:=[.G105]*100" office:value-type="float" office:value="0.595238095238095">
            <text:p>0,59523810</text:p>
          </table:table-cell>
          <table:table-cell table:style-name="ce26" table:formula="of:=[.K104]+[.J105]" office:value-type="float" office:value="45.2380952380952">
            <text:p>45,238095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7</text:p>
          </table:table-cell>
          <table:table-cell office:value-type="float" office:value="55203">
            <text:p>55203</text:p>
          </table:table-cell>
          <table:table-cell/>
          <table:table-cell table:style-name="ce16" office:value-type="float" office:value="56681">
            <text:p>56681</text:p>
          </table:table-cell>
          <table:table-cell table:style-name="ce13" table:formula="of:=COUNTIF([.$C$30:.$C$197];&quot;=&quot;&amp;[.E106])" office:value-type="float" office:value="1">
            <text:p>1</text:p>
          </table:table-cell>
          <table:table-cell table:style-name="ce21" table:formula="of:=[.F106]/[.$F$199]" office:value-type="float" office:value="0.00595238095238095">
            <text:p>0,0059524</text:p>
          </table:table-cell>
          <table:table-cell table:style-name="ce6" table:formula="of:=[.H105]+[.F106]" office:value-type="float" office:value="77">
            <text:p>77</text:p>
          </table:table-cell>
          <table:table-cell table:style-name="ce24" table:formula="of:=[.I105]+[.G106]" office:value-type="float" office:value="0.458333333333333">
            <text:p>0,4583333333</text:p>
          </table:table-cell>
          <table:table-cell table:style-name="ce25" table:formula="of:=[.G106]*100" office:value-type="float" office:value="0.595238095238095">
            <text:p>0,59523810</text:p>
          </table:table-cell>
          <table:table-cell table:style-name="ce26" table:formula="of:=[.K105]+[.J106]" office:value-type="float" office:value="45.8333333333333">
            <text:p>45,833333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7</text:p>
          </table:table-cell>
          <table:table-cell office:value-type="float" office:value="52310">
            <text:p>52310</text:p>
          </table:table-cell>
          <table:table-cell/>
          <table:table-cell table:style-name="ce16" office:value-type="float" office:value="57484">
            <text:p>57484</text:p>
          </table:table-cell>
          <table:table-cell table:style-name="ce13" table:formula="of:=COUNTIF([.$C$30:.$C$197];&quot;=&quot;&amp;[.E107])" office:value-type="float" office:value="1">
            <text:p>1</text:p>
          </table:table-cell>
          <table:table-cell table:style-name="ce21" table:formula="of:=[.F107]/[.$F$199]" office:value-type="float" office:value="0.00595238095238095">
            <text:p>0,0059524</text:p>
          </table:table-cell>
          <table:table-cell table:style-name="ce6" table:formula="of:=[.H106]+[.F107]" office:value-type="float" office:value="78">
            <text:p>78</text:p>
          </table:table-cell>
          <table:table-cell table:style-name="ce24" table:formula="of:=[.I106]+[.G107]" office:value-type="float" office:value="0.464285714285714">
            <text:p>0,4642857143</text:p>
          </table:table-cell>
          <table:table-cell table:style-name="ce25" table:formula="of:=[.G107]*100" office:value-type="float" office:value="0.595238095238095">
            <text:p>0,59523810</text:p>
          </table:table-cell>
          <table:table-cell table:style-name="ce26" table:formula="of:=[.K106]+[.J107]" office:value-type="float" office:value="46.4285714285714">
            <text:p>46,4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97</text:p>
          </table:table-cell>
          <table:table-cell office:value-type="float" office:value="54165">
            <text:p>54165</text:p>
          </table:table-cell>
          <table:table-cell/>
          <table:table-cell table:style-name="ce16" office:value-type="float" office:value="57980">
            <text:p>57980</text:p>
          </table:table-cell>
          <table:table-cell table:style-name="ce13" table:formula="of:=COUNTIF([.$C$30:.$C$197];&quot;=&quot;&amp;[.E108])" office:value-type="float" office:value="1">
            <text:p>1</text:p>
          </table:table-cell>
          <table:table-cell table:style-name="ce21" table:formula="of:=[.F108]/[.$F$199]" office:value-type="float" office:value="0.00595238095238095">
            <text:p>0,0059524</text:p>
          </table:table-cell>
          <table:table-cell table:style-name="ce6" table:formula="of:=[.H107]+[.F108]" office:value-type="float" office:value="79">
            <text:p>79</text:p>
          </table:table-cell>
          <table:table-cell table:style-name="ce24" table:formula="of:=[.I107]+[.G108]" office:value-type="float" office:value="0.470238095238095">
            <text:p>0,4702380952</text:p>
          </table:table-cell>
          <table:table-cell table:style-name="ce25" table:formula="of:=[.G108]*100" office:value-type="float" office:value="0.595238095238095">
            <text:p>0,59523810</text:p>
          </table:table-cell>
          <table:table-cell table:style-name="ce26" table:formula="of:=[.K107]+[.J108]" office:value-type="float" office:value="47.0238095238095">
            <text:p>47,0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7</text:p>
          </table:table-cell>
          <table:table-cell office:value-type="float" office:value="38378">
            <text:p>38378</text:p>
          </table:table-cell>
          <table:table-cell/>
          <table:table-cell table:style-name="ce16" office:value-type="float" office:value="58091">
            <text:p>58091</text:p>
          </table:table-cell>
          <table:table-cell table:style-name="ce13" table:formula="of:=COUNTIF([.$C$30:.$C$197];&quot;=&quot;&amp;[.E109])" office:value-type="float" office:value="1">
            <text:p>1</text:p>
          </table:table-cell>
          <table:table-cell table:style-name="ce21" table:formula="of:=[.F109]/[.$F$199]" office:value-type="float" office:value="0.00595238095238095">
            <text:p>0,0059524</text:p>
          </table:table-cell>
          <table:table-cell table:style-name="ce6" table:formula="of:=[.H108]+[.F109]" office:value-type="float" office:value="80">
            <text:p>80</text:p>
          </table:table-cell>
          <table:table-cell table:style-name="ce24" table:formula="of:=[.I108]+[.G109]" office:value-type="float" office:value="0.476190476190476">
            <text:p>0,4761904762</text:p>
          </table:table-cell>
          <table:table-cell table:style-name="ce25" table:formula="of:=[.G109]*100" office:value-type="float" office:value="0.595238095238095">
            <text:p>0,59523810</text:p>
          </table:table-cell>
          <table:table-cell table:style-name="ce26" table:formula="of:=[.K108]+[.J109]" office:value-type="float" office:value="47.6190476190476">
            <text:p>47,6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7</text:p>
          </table:table-cell>
          <table:table-cell office:value-type="float" office:value="51711">
            <text:p>51711</text:p>
          </table:table-cell>
          <table:table-cell/>
          <table:table-cell table:style-name="ce16" office:value-type="float" office:value="58235">
            <text:p>58235</text:p>
          </table:table-cell>
          <table:table-cell table:style-name="ce13" table:formula="of:=COUNTIF([.$C$30:.$C$197];&quot;=&quot;&amp;[.E110])" office:value-type="float" office:value="1">
            <text:p>1</text:p>
          </table:table-cell>
          <table:table-cell table:style-name="ce21" table:formula="of:=[.F110]/[.$F$199]" office:value-type="float" office:value="0.00595238095238095">
            <text:p>0,0059524</text:p>
          </table:table-cell>
          <table:table-cell table:style-name="ce6" table:formula="of:=[.H109]+[.F110]" office:value-type="float" office:value="81">
            <text:p>81</text:p>
          </table:table-cell>
          <table:table-cell table:style-name="ce24" table:formula="of:=[.I109]+[.G110]" office:value-type="float" office:value="0.482142857142857">
            <text:p>0,4821428571</text:p>
          </table:table-cell>
          <table:table-cell table:style-name="ce25" table:formula="of:=[.G110]*100" office:value-type="float" office:value="0.595238095238095">
            <text:p>0,59523810</text:p>
          </table:table-cell>
          <table:table-cell table:style-name="ce26" table:formula="of:=[.K109]+[.J110]" office:value-type="float" office:value="48.2142857142857">
            <text:p>48,2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7</text:p>
          </table:table-cell>
          <table:table-cell office:value-type="float" office:value="55641">
            <text:p>55641</text:p>
          </table:table-cell>
          <table:table-cell/>
          <table:table-cell table:style-name="ce16" office:value-type="float" office:value="58669">
            <text:p>58669</text:p>
          </table:table-cell>
          <table:table-cell table:style-name="ce13" table:formula="of:=COUNTIF([.$C$30:.$C$197];&quot;=&quot;&amp;[.E111])" office:value-type="float" office:value="1">
            <text:p>1</text:p>
          </table:table-cell>
          <table:table-cell table:style-name="ce21" table:formula="of:=[.F111]/[.$F$199]" office:value-type="float" office:value="0.00595238095238095">
            <text:p>0,0059524</text:p>
          </table:table-cell>
          <table:table-cell table:style-name="ce6" table:formula="of:=[.H110]+[.F111]" office:value-type="float" office:value="82">
            <text:p>82</text:p>
          </table:table-cell>
          <table:table-cell table:style-name="ce24" table:formula="of:=[.I110]+[.G111]" office:value-type="float" office:value="0.488095238095237">
            <text:p>0,4880952381</text:p>
          </table:table-cell>
          <table:table-cell table:style-name="ce25" table:formula="of:=[.G111]*100" office:value-type="float" office:value="0.595238095238095">
            <text:p>0,59523810</text:p>
          </table:table-cell>
          <table:table-cell table:style-name="ce26" table:formula="of:=[.K110]+[.J111]" office:value-type="float" office:value="48.8095238095238">
            <text:p>48,8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7</text:p>
          </table:table-cell>
          <table:table-cell office:value-type="float" office:value="58235">
            <text:p>58235</text:p>
          </table:table-cell>
          <table:table-cell/>
          <table:table-cell table:style-name="ce16" office:value-type="float" office:value="58695">
            <text:p>58695</text:p>
          </table:table-cell>
          <table:table-cell table:style-name="ce13" table:formula="of:=COUNTIF([.$C$30:.$C$197];&quot;=&quot;&amp;[.E112])" office:value-type="float" office:value="1">
            <text:p>1</text:p>
          </table:table-cell>
          <table:table-cell table:style-name="ce21" table:formula="of:=[.F112]/[.$F$199]" office:value-type="float" office:value="0.00595238095238095">
            <text:p>0,0059524</text:p>
          </table:table-cell>
          <table:table-cell table:style-name="ce6" table:formula="of:=[.H111]+[.F112]" office:value-type="float" office:value="83">
            <text:p>83</text:p>
          </table:table-cell>
          <table:table-cell table:style-name="ce24" table:formula="of:=[.I111]+[.G112]" office:value-type="float" office:value="0.494047619047618">
            <text:p>0,4940476190</text:p>
          </table:table-cell>
          <table:table-cell table:style-name="ce25" table:formula="of:=[.G112]*100" office:value-type="float" office:value="0.595238095238095">
            <text:p>0,59523810</text:p>
          </table:table-cell>
          <table:table-cell table:style-name="ce26" table:formula="of:=[.K111]+[.J112]" office:value-type="float" office:value="49.4047619047619">
            <text:p>49,4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7</text:p>
          </table:table-cell>
          <table:table-cell office:value-type="float" office:value="52965">
            <text:p>52965</text:p>
          </table:table-cell>
          <table:table-cell/>
          <table:table-cell table:style-name="ce16" office:value-type="float" office:value="59477">
            <text:p>59477</text:p>
          </table:table-cell>
          <table:table-cell table:style-name="ce13" table:formula="of:=COUNTIF([.$C$30:.$C$197];&quot;=&quot;&amp;[.E113])" office:value-type="float" office:value="1">
            <text:p>1</text:p>
          </table:table-cell>
          <table:table-cell table:style-name="ce21" table:formula="of:=[.F113]/[.$F$199]" office:value-type="float" office:value="0.00595238095238095">
            <text:p>0,0059524</text:p>
          </table:table-cell>
          <table:table-cell table:style-name="ce6" table:formula="of:=[.H112]+[.F113]" office:value-type="float" office:value="84">
            <text:p>84</text:p>
          </table:table-cell>
          <table:table-cell table:style-name="ce24" table:formula="of:=[.I112]+[.G113]" office:value-type="float" office:value="0.499999999999999">
            <text:p>0,5000000000</text:p>
          </table:table-cell>
          <table:table-cell table:style-name="ce25" table:formula="of:=[.G113]*100" office:value-type="float" office:value="0.595238095238095">
            <text:p>0,59523810</text:p>
          </table:table-cell>
          <table:table-cell table:style-name="ce26" table:formula="of:=[.K112]+[.J113]" office:value-type="float" office:value="50">
            <text:p>50,000000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98</text:p>
          </table:table-cell>
          <table:table-cell office:value-type="float" office:value="55643">
            <text:p>55643</text:p>
          </table:table-cell>
          <table:table-cell/>
          <table:table-cell table:style-name="ce16" office:value-type="float" office:value="59830">
            <text:p>59830</text:p>
          </table:table-cell>
          <table:table-cell table:style-name="ce13" table:formula="of:=COUNTIF([.$C$30:.$C$197];&quot;=&quot;&amp;[.E114])" office:value-type="float" office:value="1">
            <text:p>1</text:p>
          </table:table-cell>
          <table:table-cell table:style-name="ce21" table:formula="of:=[.F114]/[.$F$199]" office:value-type="float" office:value="0.00595238095238095">
            <text:p>0,0059524</text:p>
          </table:table-cell>
          <table:table-cell table:style-name="ce6" table:formula="of:=[.H113]+[.F114]" office:value-type="float" office:value="85">
            <text:p>85</text:p>
          </table:table-cell>
          <table:table-cell table:style-name="ce24" table:formula="of:=[.I113]+[.G114]" office:value-type="float" office:value="0.50595238095238">
            <text:p>0,5059523810</text:p>
          </table:table-cell>
          <table:table-cell table:style-name="ce25" table:formula="of:=[.G114]*100" office:value-type="float" office:value="0.595238095238095">
            <text:p>0,59523810</text:p>
          </table:table-cell>
          <table:table-cell table:style-name="ce26" table:formula="of:=[.K113]+[.J114]" office:value-type="float" office:value="50.5952380952381">
            <text:p>50,5952381</text:p>
          </table:table-cell>
          <table:table-cell office:value-type="string">
            <text:p>MEDIANA</text:p>
          </table:table-cell>
          <table:table-cell table:number-columns-repeated="6"/>
        </table:table-row>
        <table:table-row table:style-name="ro3">
          <table:table-cell/>
          <table:table-cell table:style-name="ce6" office:value-type="string">
            <text:p>Febrer / 98</text:p>
          </table:table-cell>
          <table:table-cell office:value-type="float" office:value="62665">
            <text:p>62665</text:p>
          </table:table-cell>
          <table:table-cell/>
          <table:table-cell table:style-name="ce16" office:value-type="float" office:value="61464">
            <text:p>61464</text:p>
          </table:table-cell>
          <table:table-cell table:style-name="ce13" table:formula="of:=COUNTIF([.$C$30:.$C$197];&quot;=&quot;&amp;[.E115])" office:value-type="float" office:value="1">
            <text:p>1</text:p>
          </table:table-cell>
          <table:table-cell table:style-name="ce21" table:formula="of:=[.F115]/[.$F$199]" office:value-type="float" office:value="0.00595238095238095">
            <text:p>0,0059524</text:p>
          </table:table-cell>
          <table:table-cell table:style-name="ce6" table:formula="of:=[.H114]+[.F115]" office:value-type="float" office:value="86">
            <text:p>86</text:p>
          </table:table-cell>
          <table:table-cell table:style-name="ce24" table:formula="of:=[.I114]+[.G115]" office:value-type="float" office:value="0.511904761904761">
            <text:p>0,5119047619</text:p>
          </table:table-cell>
          <table:table-cell table:style-name="ce25" table:formula="of:=[.G115]*100" office:value-type="float" office:value="0.595238095238095">
            <text:p>0,59523810</text:p>
          </table:table-cell>
          <table:table-cell table:style-name="ce26" table:formula="of:=[.K114]+[.J115]" office:value-type="float" office:value="51.1904761904762">
            <text:p>51,190476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98</text:p>
          </table:table-cell>
          <table:table-cell office:value-type="float" office:value="71745">
            <text:p>71745</text:p>
          </table:table-cell>
          <table:table-cell/>
          <table:table-cell table:style-name="ce16" office:value-type="float" office:value="61678">
            <text:p>61678</text:p>
          </table:table-cell>
          <table:table-cell table:style-name="ce13" table:formula="of:=COUNTIF([.$C$30:.$C$197];&quot;=&quot;&amp;[.E116])" office:value-type="float" office:value="1">
            <text:p>1</text:p>
          </table:table-cell>
          <table:table-cell table:style-name="ce21" table:formula="of:=[.F116]/[.$F$199]" office:value-type="float" office:value="0.00595238095238095">
            <text:p>0,0059524</text:p>
          </table:table-cell>
          <table:table-cell table:style-name="ce6" table:formula="of:=[.H115]+[.F116]" office:value-type="float" office:value="87">
            <text:p>87</text:p>
          </table:table-cell>
          <table:table-cell table:style-name="ce24" table:formula="of:=[.I115]+[.G116]" office:value-type="float" office:value="0.517857142857142">
            <text:p>0,5178571429</text:p>
          </table:table-cell>
          <table:table-cell table:style-name="ce25" table:formula="of:=[.G116]*100" office:value-type="float" office:value="0.595238095238095">
            <text:p>0,59523810</text:p>
          </table:table-cell>
          <table:table-cell table:style-name="ce26" table:formula="of:=[.K115]+[.J116]" office:value-type="float" office:value="51.7857142857143">
            <text:p>51,785714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8</text:p>
          </table:table-cell>
          <table:table-cell office:value-type="float" office:value="69305">
            <text:p>69305</text:p>
          </table:table-cell>
          <table:table-cell/>
          <table:table-cell table:style-name="ce16" office:value-type="float" office:value="62138">
            <text:p>62138</text:p>
          </table:table-cell>
          <table:table-cell table:style-name="ce13" table:formula="of:=COUNTIF([.$C$30:.$C$197];&quot;=&quot;&amp;[.E117])" office:value-type="float" office:value="1">
            <text:p>1</text:p>
          </table:table-cell>
          <table:table-cell table:style-name="ce21" table:formula="of:=[.F117]/[.$F$199]" office:value-type="float" office:value="0.00595238095238095">
            <text:p>0,0059524</text:p>
          </table:table-cell>
          <table:table-cell table:style-name="ce6" table:formula="of:=[.H116]+[.F117]" office:value-type="float" office:value="88">
            <text:p>88</text:p>
          </table:table-cell>
          <table:table-cell table:style-name="ce24" table:formula="of:=[.I116]+[.G117]" office:value-type="float" office:value="0.523809523809523">
            <text:p>0,5238095238</text:p>
          </table:table-cell>
          <table:table-cell table:style-name="ce25" table:formula="of:=[.G117]*100" office:value-type="float" office:value="0.595238095238095">
            <text:p>0,59523810</text:p>
          </table:table-cell>
          <table:table-cell table:style-name="ce26" table:formula="of:=[.K116]+[.J117]" office:value-type="float" office:value="52.3809523809524">
            <text:p>52,380952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8</text:p>
          </table:table-cell>
          <table:table-cell office:value-type="float" office:value="62459">
            <text:p>62459</text:p>
          </table:table-cell>
          <table:table-cell/>
          <table:table-cell table:style-name="ce16" office:value-type="float" office:value="62459">
            <text:p>62459</text:p>
          </table:table-cell>
          <table:table-cell table:style-name="ce13" table:formula="of:=COUNTIF([.$C$30:.$C$197];&quot;=&quot;&amp;[.E118])" office:value-type="float" office:value="1">
            <text:p>1</text:p>
          </table:table-cell>
          <table:table-cell table:style-name="ce21" table:formula="of:=[.F118]/[.$F$199]" office:value-type="float" office:value="0.00595238095238095">
            <text:p>0,0059524</text:p>
          </table:table-cell>
          <table:table-cell table:style-name="ce6" table:formula="of:=[.H117]+[.F118]" office:value-type="float" office:value="89">
            <text:p>89</text:p>
          </table:table-cell>
          <table:table-cell table:style-name="ce24" table:formula="of:=[.I117]+[.G118]" office:value-type="float" office:value="0.529761904761904">
            <text:p>0,5297619048</text:p>
          </table:table-cell>
          <table:table-cell table:style-name="ce25" table:formula="of:=[.G118]*100" office:value-type="float" office:value="0.595238095238095">
            <text:p>0,59523810</text:p>
          </table:table-cell>
          <table:table-cell table:style-name="ce26" table:formula="of:=[.K117]+[.J118]" office:value-type="float" office:value="52.9761904761905">
            <text:p>52,976190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8</text:p>
          </table:table-cell>
          <table:table-cell office:value-type="float" office:value="66321">
            <text:p>66321</text:p>
          </table:table-cell>
          <table:table-cell/>
          <table:table-cell table:style-name="ce16" office:value-type="float" office:value="62665">
            <text:p>62665</text:p>
          </table:table-cell>
          <table:table-cell table:style-name="ce13" table:formula="of:=COUNTIF([.$C$30:.$C$197];&quot;=&quot;&amp;[.E119])" office:value-type="float" office:value="1">
            <text:p>1</text:p>
          </table:table-cell>
          <table:table-cell table:style-name="ce21" table:formula="of:=[.F119]/[.$F$199]" office:value-type="float" office:value="0.00595238095238095">
            <text:p>0,0059524</text:p>
          </table:table-cell>
          <table:table-cell table:style-name="ce6" table:formula="of:=[.H118]+[.F119]" office:value-type="float" office:value="90">
            <text:p>90</text:p>
          </table:table-cell>
          <table:table-cell table:style-name="ce24" table:formula="of:=[.I118]+[.G119]" office:value-type="float" office:value="0.535714285714285">
            <text:p>0,5357142857</text:p>
          </table:table-cell>
          <table:table-cell table:style-name="ce25" table:formula="of:=[.G119]*100" office:value-type="float" office:value="0.595238095238095">
            <text:p>0,59523810</text:p>
          </table:table-cell>
          <table:table-cell table:style-name="ce26" table:formula="of:=[.K118]+[.J119]" office:value-type="float" office:value="53.5714285714286">
            <text:p>53,571428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98</text:p>
          </table:table-cell>
          <table:table-cell office:value-type="float" office:value="66717">
            <text:p>66717</text:p>
          </table:table-cell>
          <table:table-cell/>
          <table:table-cell table:style-name="ce16" office:value-type="float" office:value="62786">
            <text:p>62786</text:p>
          </table:table-cell>
          <table:table-cell table:style-name="ce13" table:formula="of:=COUNTIF([.$C$30:.$C$197];&quot;=&quot;&amp;[.E120])" office:value-type="float" office:value="1">
            <text:p>1</text:p>
          </table:table-cell>
          <table:table-cell table:style-name="ce21" table:formula="of:=[.F120]/[.$F$199]" office:value-type="float" office:value="0.00595238095238095">
            <text:p>0,0059524</text:p>
          </table:table-cell>
          <table:table-cell table:style-name="ce6" table:formula="of:=[.H119]+[.F120]" office:value-type="float" office:value="91">
            <text:p>91</text:p>
          </table:table-cell>
          <table:table-cell table:style-name="ce24" table:formula="of:=[.I119]+[.G120]" office:value-type="float" office:value="0.541666666666666">
            <text:p>0,5416666667</text:p>
          </table:table-cell>
          <table:table-cell table:style-name="ce25" table:formula="of:=[.G120]*100" office:value-type="float" office:value="0.595238095238095">
            <text:p>0,59523810</text:p>
          </table:table-cell>
          <table:table-cell table:style-name="ce26" table:formula="of:=[.K119]+[.J120]" office:value-type="float" office:value="54.1666666666666">
            <text:p>54,166666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8</text:p>
          </table:table-cell>
          <table:table-cell office:value-type="float" office:value="41751">
            <text:p>41751</text:p>
          </table:table-cell>
          <table:table-cell/>
          <table:table-cell table:style-name="ce16" office:value-type="float" office:value="62889">
            <text:p>62889</text:p>
          </table:table-cell>
          <table:table-cell table:style-name="ce13" table:formula="of:=COUNTIF([.$C$30:.$C$197];&quot;=&quot;&amp;[.E121])" office:value-type="float" office:value="1">
            <text:p>1</text:p>
          </table:table-cell>
          <table:table-cell table:style-name="ce21" table:formula="of:=[.F121]/[.$F$199]" office:value-type="float" office:value="0.00595238095238095">
            <text:p>0,0059524</text:p>
          </table:table-cell>
          <table:table-cell table:style-name="ce6" table:formula="of:=[.H120]+[.F121]" office:value-type="float" office:value="92">
            <text:p>92</text:p>
          </table:table-cell>
          <table:table-cell table:style-name="ce24" table:formula="of:=[.I120]+[.G121]" office:value-type="float" office:value="0.547619047619047">
            <text:p>0,5476190476</text:p>
          </table:table-cell>
          <table:table-cell table:style-name="ce25" table:formula="of:=[.G121]*100" office:value-type="float" office:value="0.595238095238095">
            <text:p>0,59523810</text:p>
          </table:table-cell>
          <table:table-cell table:style-name="ce26" table:formula="of:=[.K120]+[.J121]" office:value-type="float" office:value="54.7619047619047">
            <text:p>54,761904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8</text:p>
          </table:table-cell>
          <table:table-cell office:value-type="float" office:value="67077">
            <text:p>67077</text:p>
          </table:table-cell>
          <table:table-cell/>
          <table:table-cell table:style-name="ce16" office:value-type="float" office:value="64398">
            <text:p>64398</text:p>
          </table:table-cell>
          <table:table-cell table:style-name="ce13" table:formula="of:=COUNTIF([.$C$30:.$C$197];&quot;=&quot;&amp;[.E122])" office:value-type="float" office:value="1">
            <text:p>1</text:p>
          </table:table-cell>
          <table:table-cell table:style-name="ce21" table:formula="of:=[.F122]/[.$F$199]" office:value-type="float" office:value="0.00595238095238095">
            <text:p>0,0059524</text:p>
          </table:table-cell>
          <table:table-cell table:style-name="ce6" table:formula="of:=[.H121]+[.F122]" office:value-type="float" office:value="93">
            <text:p>93</text:p>
          </table:table-cell>
          <table:table-cell table:style-name="ce24" table:formula="of:=[.I121]+[.G122]" office:value-type="float" office:value="0.553571428571428">
            <text:p>0,5535714286</text:p>
          </table:table-cell>
          <table:table-cell table:style-name="ce25" table:formula="of:=[.G122]*100" office:value-type="float" office:value="0.595238095238095">
            <text:p>0,59523810</text:p>
          </table:table-cell>
          <table:table-cell table:style-name="ce26" table:formula="of:=[.K121]+[.J122]" office:value-type="float" office:value="55.3571428571428">
            <text:p>55,357142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8</text:p>
          </table:table-cell>
          <table:table-cell office:value-type="float" office:value="62138">
            <text:p>62138</text:p>
          </table:table-cell>
          <table:table-cell/>
          <table:table-cell table:style-name="ce16" office:value-type="float" office:value="64412">
            <text:p>64412</text:p>
          </table:table-cell>
          <table:table-cell table:style-name="ce13" table:formula="of:=COUNTIF([.$C$30:.$C$197];&quot;=&quot;&amp;[.E123])" office:value-type="float" office:value="1">
            <text:p>1</text:p>
          </table:table-cell>
          <table:table-cell table:style-name="ce21" table:formula="of:=[.F123]/[.$F$199]" office:value-type="float" office:value="0.00595238095238095">
            <text:p>0,0059524</text:p>
          </table:table-cell>
          <table:table-cell table:style-name="ce6" table:formula="of:=[.H122]+[.F123]" office:value-type="float" office:value="94">
            <text:p>94</text:p>
          </table:table-cell>
          <table:table-cell table:style-name="ce24" table:formula="of:=[.I122]+[.G123]" office:value-type="float" office:value="0.559523809523809">
            <text:p>0,5595238095</text:p>
          </table:table-cell>
          <table:table-cell table:style-name="ce25" table:formula="of:=[.G123]*100" office:value-type="float" office:value="0.595238095238095">
            <text:p>0,59523810</text:p>
          </table:table-cell>
          <table:table-cell table:style-name="ce26" table:formula="of:=[.K122]+[.J123]" office:value-type="float" office:value="55.9523809523809">
            <text:p>55,952381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8</text:p>
          </table:table-cell>
          <table:table-cell office:value-type="float" office:value="67014">
            <text:p>67014</text:p>
          </table:table-cell>
          <table:table-cell/>
          <table:table-cell table:style-name="ce16" office:value-type="float" office:value="64818">
            <text:p>64818</text:p>
          </table:table-cell>
          <table:table-cell table:style-name="ce13" table:formula="of:=COUNTIF([.$C$30:.$C$197];&quot;=&quot;&amp;[.E124])" office:value-type="float" office:value="1">
            <text:p>1</text:p>
          </table:table-cell>
          <table:table-cell table:style-name="ce21" table:formula="of:=[.F124]/[.$F$199]" office:value-type="float" office:value="0.00595238095238095">
            <text:p>0,0059524</text:p>
          </table:table-cell>
          <table:table-cell table:style-name="ce6" table:formula="of:=[.H123]+[.F124]" office:value-type="float" office:value="95">
            <text:p>95</text:p>
          </table:table-cell>
          <table:table-cell table:style-name="ce24" table:formula="of:=[.I123]+[.G124]" office:value-type="float" office:value="0.56547619047619">
            <text:p>0,5654761905</text:p>
          </table:table-cell>
          <table:table-cell table:style-name="ce25" table:formula="of:=[.G124]*100" office:value-type="float" office:value="0.595238095238095">
            <text:p>0,59523810</text:p>
          </table:table-cell>
          <table:table-cell table:style-name="ce26" table:formula="of:=[.K123]+[.J124]" office:value-type="float" office:value="56.547619047619">
            <text:p>56,547619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8</text:p>
          </table:table-cell>
          <table:table-cell office:value-type="float" office:value="61464">
            <text:p>61464</text:p>
          </table:table-cell>
          <table:table-cell/>
          <table:table-cell table:style-name="ce16" office:value-type="float" office:value="64858">
            <text:p>64858</text:p>
          </table:table-cell>
          <table:table-cell table:style-name="ce13" table:formula="of:=COUNTIF([.$C$30:.$C$197];&quot;=&quot;&amp;[.E125])" office:value-type="float" office:value="1">
            <text:p>1</text:p>
          </table:table-cell>
          <table:table-cell table:style-name="ce21" table:formula="of:=[.F125]/[.$F$199]" office:value-type="float" office:value="0.00595238095238095">
            <text:p>0,0059524</text:p>
          </table:table-cell>
          <table:table-cell table:style-name="ce6" table:formula="of:=[.H124]+[.F125]" office:value-type="float" office:value="96">
            <text:p>96</text:p>
          </table:table-cell>
          <table:table-cell table:style-name="ce24" table:formula="of:=[.I124]+[.G125]" office:value-type="float" office:value="0.57142857142857">
            <text:p>0,5714285714</text:p>
          </table:table-cell>
          <table:table-cell table:style-name="ce25" table:formula="of:=[.G125]*100" office:value-type="float" office:value="0.595238095238095">
            <text:p>0,59523810</text:p>
          </table:table-cell>
          <table:table-cell table:style-name="ce26" table:formula="of:=[.K124]+[.J125]" office:value-type="float" office:value="57.1428571428571">
            <text:p>57,142857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99</text:p>
          </table:table-cell>
          <table:table-cell office:value-type="float" office:value="62786">
            <text:p>62786</text:p>
          </table:table-cell>
          <table:table-cell/>
          <table:table-cell table:style-name="ce16" office:value-type="float" office:value="65125">
            <text:p>65125</text:p>
          </table:table-cell>
          <table:table-cell table:style-name="ce13" table:formula="of:=COUNTIF([.$C$30:.$C$197];&quot;=&quot;&amp;[.E126])" office:value-type="float" office:value="1">
            <text:p>1</text:p>
          </table:table-cell>
          <table:table-cell table:style-name="ce21" table:formula="of:=[.F126]/[.$F$199]" office:value-type="float" office:value="0.00595238095238095">
            <text:p>0,0059524</text:p>
          </table:table-cell>
          <table:table-cell table:style-name="ce6" table:formula="of:=[.H125]+[.F126]" office:value-type="float" office:value="97">
            <text:p>97</text:p>
          </table:table-cell>
          <table:table-cell table:style-name="ce24" table:formula="of:=[.I125]+[.G126]" office:value-type="float" office:value="0.577380952380951">
            <text:p>0,5773809524</text:p>
          </table:table-cell>
          <table:table-cell table:style-name="ce25" table:formula="of:=[.G126]*100" office:value-type="float" office:value="0.595238095238095">
            <text:p>0,59523810</text:p>
          </table:table-cell>
          <table:table-cell table:style-name="ce26" table:formula="of:=[.K125]+[.J126]" office:value-type="float" office:value="57.7380952380952">
            <text:p>57,738095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99</text:p>
          </table:table-cell>
          <table:table-cell office:value-type="float" office:value="81451">
            <text:p>81451</text:p>
          </table:table-cell>
          <table:table-cell/>
          <table:table-cell table:style-name="ce16" office:value-type="float" office:value="65215">
            <text:p>65215</text:p>
          </table:table-cell>
          <table:table-cell table:style-name="ce13" table:formula="of:=COUNTIF([.$C$30:.$C$197];&quot;=&quot;&amp;[.E127])" office:value-type="float" office:value="1">
            <text:p>1</text:p>
          </table:table-cell>
          <table:table-cell table:style-name="ce21" table:formula="of:=[.F127]/[.$F$199]" office:value-type="float" office:value="0.00595238095238095">
            <text:p>0,0059524</text:p>
          </table:table-cell>
          <table:table-cell table:style-name="ce6" table:formula="of:=[.H126]+[.F127]" office:value-type="float" office:value="98">
            <text:p>98</text:p>
          </table:table-cell>
          <table:table-cell table:style-name="ce24" table:formula="of:=[.I126]+[.G127]" office:value-type="float" office:value="0.583333333333332">
            <text:p>0,5833333333</text:p>
          </table:table-cell>
          <table:table-cell table:style-name="ce25" table:formula="of:=[.G127]*100" office:value-type="float" office:value="0.595238095238095">
            <text:p>0,59523810</text:p>
          </table:table-cell>
          <table:table-cell table:style-name="ce26" table:formula="of:=[.K126]+[.J127]" office:value-type="float" office:value="58.3333333333333">
            <text:p>58,333333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99</text:p>
          </table:table-cell>
          <table:table-cell office:value-type="float" office:value="98972">
            <text:p>98972</text:p>
          </table:table-cell>
          <table:table-cell/>
          <table:table-cell table:style-name="ce16" office:value-type="float" office:value="66321">
            <text:p>66321</text:p>
          </table:table-cell>
          <table:table-cell table:style-name="ce13" table:formula="of:=COUNTIF([.$C$30:.$C$197];&quot;=&quot;&amp;[.E128])" office:value-type="float" office:value="1">
            <text:p>1</text:p>
          </table:table-cell>
          <table:table-cell table:style-name="ce21" table:formula="of:=[.F128]/[.$F$199]" office:value-type="float" office:value="0.00595238095238095">
            <text:p>0,0059524</text:p>
          </table:table-cell>
          <table:table-cell table:style-name="ce6" table:formula="of:=[.H127]+[.F128]" office:value-type="float" office:value="99">
            <text:p>99</text:p>
          </table:table-cell>
          <table:table-cell table:style-name="ce24" table:formula="of:=[.I127]+[.G128]" office:value-type="float" office:value="0.589285714285713">
            <text:p>0,5892857143</text:p>
          </table:table-cell>
          <table:table-cell table:style-name="ce25" table:formula="of:=[.G128]*100" office:value-type="float" office:value="0.595238095238095">
            <text:p>0,59523810</text:p>
          </table:table-cell>
          <table:table-cell table:style-name="ce26" table:formula="of:=[.K127]+[.J128]" office:value-type="float" office:value="58.9285714285714">
            <text:p>58,9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99</text:p>
          </table:table-cell>
          <table:table-cell office:value-type="float" office:value="81933">
            <text:p>81933</text:p>
          </table:table-cell>
          <table:table-cell/>
          <table:table-cell table:style-name="ce16" office:value-type="float" office:value="66717">
            <text:p>66717</text:p>
          </table:table-cell>
          <table:table-cell table:style-name="ce13" table:formula="of:=COUNTIF([.$C$30:.$C$197];&quot;=&quot;&amp;[.E129])" office:value-type="float" office:value="1">
            <text:p>1</text:p>
          </table:table-cell>
          <table:table-cell table:style-name="ce21" table:formula="of:=[.F129]/[.$F$199]" office:value-type="float" office:value="0.00595238095238095">
            <text:p>0,0059524</text:p>
          </table:table-cell>
          <table:table-cell table:style-name="ce6" table:formula="of:=[.H128]+[.F129]" office:value-type="float" office:value="100">
            <text:p>100</text:p>
          </table:table-cell>
          <table:table-cell table:style-name="ce24" table:formula="of:=[.I128]+[.G129]" office:value-type="float" office:value="0.595238095238094">
            <text:p>0,5952380952</text:p>
          </table:table-cell>
          <table:table-cell table:style-name="ce25" table:formula="of:=[.G129]*100" office:value-type="float" office:value="0.595238095238095">
            <text:p>0,59523810</text:p>
          </table:table-cell>
          <table:table-cell table:style-name="ce26" table:formula="of:=[.K128]+[.J129]" office:value-type="float" office:value="59.5238095238095">
            <text:p>59,5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99</text:p>
          </table:table-cell>
          <table:table-cell office:value-type="float" office:value="86640">
            <text:p>86640</text:p>
          </table:table-cell>
          <table:table-cell/>
          <table:table-cell table:style-name="ce16" office:value-type="float" office:value="67014">
            <text:p>67014</text:p>
          </table:table-cell>
          <table:table-cell table:style-name="ce13" table:formula="of:=COUNTIF([.$C$30:.$C$197];&quot;=&quot;&amp;[.E130])" office:value-type="float" office:value="1">
            <text:p>1</text:p>
          </table:table-cell>
          <table:table-cell table:style-name="ce21" table:formula="of:=[.F130]/[.$F$199]" office:value-type="float" office:value="0.00595238095238095">
            <text:p>0,0059524</text:p>
          </table:table-cell>
          <table:table-cell table:style-name="ce6" table:formula="of:=[.H129]+[.F130]" office:value-type="float" office:value="101">
            <text:p>101</text:p>
          </table:table-cell>
          <table:table-cell table:style-name="ce24" table:formula="of:=[.I129]+[.G130]" office:value-type="float" office:value="0.601190476190475">
            <text:p>0,6011904762</text:p>
          </table:table-cell>
          <table:table-cell table:style-name="ce25" table:formula="of:=[.G130]*100" office:value-type="float" office:value="0.595238095238095">
            <text:p>0,59523810</text:p>
          </table:table-cell>
          <table:table-cell table:style-name="ce26" table:formula="of:=[.K129]+[.J130]" office:value-type="float" office:value="60.1190476190476">
            <text:p>60,1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99</text:p>
          </table:table-cell>
          <table:table-cell office:value-type="float" office:value="84824">
            <text:p>84824</text:p>
          </table:table-cell>
          <table:table-cell/>
          <table:table-cell table:style-name="ce16" office:value-type="float" office:value="67077">
            <text:p>67077</text:p>
          </table:table-cell>
          <table:table-cell table:style-name="ce13" table:formula="of:=COUNTIF([.$C$30:.$C$197];&quot;=&quot;&amp;[.E131])" office:value-type="float" office:value="1">
            <text:p>1</text:p>
          </table:table-cell>
          <table:table-cell table:style-name="ce21" table:formula="of:=[.F131]/[.$F$199]" office:value-type="float" office:value="0.00595238095238095">
            <text:p>0,0059524</text:p>
          </table:table-cell>
          <table:table-cell table:style-name="ce6" table:formula="of:=[.H130]+[.F131]" office:value-type="float" office:value="102">
            <text:p>102</text:p>
          </table:table-cell>
          <table:table-cell table:style-name="ce24" table:formula="of:=[.I130]+[.G131]" office:value-type="float" office:value="0.607142857142856">
            <text:p>0,6071428571</text:p>
          </table:table-cell>
          <table:table-cell table:style-name="ce25" table:formula="of:=[.G131]*100" office:value-type="float" office:value="0.595238095238095">
            <text:p>0,59523810</text:p>
          </table:table-cell>
          <table:table-cell table:style-name="ce26" table:formula="of:=[.K130]+[.J131]" office:value-type="float" office:value="60.7142857142857">
            <text:p>60,7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99</text:p>
          </table:table-cell>
          <table:table-cell office:value-type="float" office:value="74969">
            <text:p>74969</text:p>
          </table:table-cell>
          <table:table-cell/>
          <table:table-cell table:style-name="ce16" office:value-type="float" office:value="67185">
            <text:p>67185</text:p>
          </table:table-cell>
          <table:table-cell table:style-name="ce13" table:formula="of:=COUNTIF([.$C$30:.$C$197];&quot;=&quot;&amp;[.E132])" office:value-type="float" office:value="1">
            <text:p>1</text:p>
          </table:table-cell>
          <table:table-cell table:style-name="ce21" table:formula="of:=[.F132]/[.$F$199]" office:value-type="float" office:value="0.00595238095238095">
            <text:p>0,0059524</text:p>
          </table:table-cell>
          <table:table-cell table:style-name="ce6" table:formula="of:=[.H131]+[.F132]" office:value-type="float" office:value="103">
            <text:p>103</text:p>
          </table:table-cell>
          <table:table-cell table:style-name="ce24" table:formula="of:=[.I131]+[.G132]" office:value-type="float" office:value="0.613095238095237">
            <text:p>0,6130952381</text:p>
          </table:table-cell>
          <table:table-cell table:style-name="ce25" table:formula="of:=[.G132]*100" office:value-type="float" office:value="0.595238095238095">
            <text:p>0,59523810</text:p>
          </table:table-cell>
          <table:table-cell table:style-name="ce26" table:formula="of:=[.K131]+[.J132]" office:value-type="float" office:value="61.3095238095238">
            <text:p>61,3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99</text:p>
          </table:table-cell>
          <table:table-cell office:value-type="float" office:value="59477">
            <text:p>59477</text:p>
          </table:table-cell>
          <table:table-cell/>
          <table:table-cell table:style-name="ce16" office:value-type="float" office:value="67963">
            <text:p>67963</text:p>
          </table:table-cell>
          <table:table-cell table:style-name="ce13" table:formula="of:=COUNTIF([.$C$30:.$C$197];&quot;=&quot;&amp;[.E133])" office:value-type="float" office:value="1">
            <text:p>1</text:p>
          </table:table-cell>
          <table:table-cell table:style-name="ce21" table:formula="of:=[.F133]/[.$F$199]" office:value-type="float" office:value="0.00595238095238095">
            <text:p>0,0059524</text:p>
          </table:table-cell>
          <table:table-cell table:style-name="ce6" table:formula="of:=[.H132]+[.F133]" office:value-type="float" office:value="104">
            <text:p>104</text:p>
          </table:table-cell>
          <table:table-cell table:style-name="ce24" table:formula="of:=[.I132]+[.G133]" office:value-type="float" office:value="0.619047619047618">
            <text:p>0,6190476190</text:p>
          </table:table-cell>
          <table:table-cell table:style-name="ce25" table:formula="of:=[.G133]*100" office:value-type="float" office:value="0.595238095238095">
            <text:p>0,59523810</text:p>
          </table:table-cell>
          <table:table-cell table:style-name="ce26" table:formula="of:=[.K132]+[.J133]" office:value-type="float" office:value="61.9047619047619">
            <text:p>61,9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99</text:p>
          </table:table-cell>
          <table:table-cell office:value-type="float" office:value="72970">
            <text:p>72970</text:p>
          </table:table-cell>
          <table:table-cell/>
          <table:table-cell table:style-name="ce16" office:value-type="float" office:value="68087">
            <text:p>68087</text:p>
          </table:table-cell>
          <table:table-cell table:style-name="ce13" table:formula="of:=COUNTIF([.$C$30:.$C$197];&quot;=&quot;&amp;[.E134])" office:value-type="float" office:value="1">
            <text:p>1</text:p>
          </table:table-cell>
          <table:table-cell table:style-name="ce21" table:formula="of:=[.F134]/[.$F$199]" office:value-type="float" office:value="0.00595238095238095">
            <text:p>0,0059524</text:p>
          </table:table-cell>
          <table:table-cell table:style-name="ce6" table:formula="of:=[.H133]+[.F134]" office:value-type="float" office:value="105">
            <text:p>105</text:p>
          </table:table-cell>
          <table:table-cell table:style-name="ce24" table:formula="of:=[.I133]+[.G134]" office:value-type="float" office:value="0.624999999999999">
            <text:p>0,6250000000</text:p>
          </table:table-cell>
          <table:table-cell table:style-name="ce25" table:formula="of:=[.G134]*100" office:value-type="float" office:value="0.595238095238095">
            <text:p>0,59523810</text:p>
          </table:table-cell>
          <table:table-cell table:style-name="ce26" table:formula="of:=[.K133]+[.J134]" office:value-type="float" office:value="62.5">
            <text:p>62,500000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99</text:p>
          </table:table-cell>
          <table:table-cell office:value-type="float" office:value="76013">
            <text:p>76013</text:p>
          </table:table-cell>
          <table:table-cell/>
          <table:table-cell table:style-name="ce16" office:value-type="float" office:value="69305">
            <text:p>69305</text:p>
          </table:table-cell>
          <table:table-cell table:style-name="ce13" table:formula="of:=COUNTIF([.$C$30:.$C$197];&quot;=&quot;&amp;[.E135])" office:value-type="float" office:value="1">
            <text:p>1</text:p>
          </table:table-cell>
          <table:table-cell table:style-name="ce21" table:formula="of:=[.F135]/[.$F$199]" office:value-type="float" office:value="0.00595238095238095">
            <text:p>0,0059524</text:p>
          </table:table-cell>
          <table:table-cell table:style-name="ce6" table:formula="of:=[.H134]+[.F135]" office:value-type="float" office:value="106">
            <text:p>106</text:p>
          </table:table-cell>
          <table:table-cell table:style-name="ce24" table:formula="of:=[.I134]+[.G135]" office:value-type="float" office:value="0.63095238095238">
            <text:p>0,6309523810</text:p>
          </table:table-cell>
          <table:table-cell table:style-name="ce25" table:formula="of:=[.G135]*100" office:value-type="float" office:value="0.595238095238095">
            <text:p>0,59523810</text:p>
          </table:table-cell>
          <table:table-cell table:style-name="ce26" table:formula="of:=[.K134]+[.J135]" office:value-type="float" office:value="63.0952380952381">
            <text:p>63,095238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99</text:p>
          </table:table-cell>
          <table:table-cell office:value-type="float" office:value="77870">
            <text:p>77870</text:p>
          </table:table-cell>
          <table:table-cell/>
          <table:table-cell table:style-name="ce16" office:value-type="float" office:value="69633">
            <text:p>69633</text:p>
          </table:table-cell>
          <table:table-cell table:style-name="ce13" table:formula="of:=COUNTIF([.$C$30:.$C$197];&quot;=&quot;&amp;[.E136])" office:value-type="float" office:value="1">
            <text:p>1</text:p>
          </table:table-cell>
          <table:table-cell table:style-name="ce21" table:formula="of:=[.F136]/[.$F$199]" office:value-type="float" office:value="0.00595238095238095">
            <text:p>0,0059524</text:p>
          </table:table-cell>
          <table:table-cell table:style-name="ce6" table:formula="of:=[.H135]+[.F136]" office:value-type="float" office:value="107">
            <text:p>107</text:p>
          </table:table-cell>
          <table:table-cell table:style-name="ce24" table:formula="of:=[.I135]+[.G136]" office:value-type="float" office:value="0.636904761904761">
            <text:p>0,6369047619</text:p>
          </table:table-cell>
          <table:table-cell table:style-name="ce25" table:formula="of:=[.G136]*100" office:value-type="float" office:value="0.595238095238095">
            <text:p>0,59523810</text:p>
          </table:table-cell>
          <table:table-cell table:style-name="ce26" table:formula="of:=[.K135]+[.J136]" office:value-type="float" office:value="63.6904761904762">
            <text:p>63,690476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99</text:p>
          </table:table-cell>
          <table:table-cell office:value-type="float" office:value="69766">
            <text:p>69766</text:p>
          </table:table-cell>
          <table:table-cell/>
          <table:table-cell table:style-name="ce16" office:value-type="float" office:value="69766">
            <text:p>69766</text:p>
          </table:table-cell>
          <table:table-cell table:style-name="ce13" table:formula="of:=COUNTIF([.$C$30:.$C$197];&quot;=&quot;&amp;[.E137])" office:value-type="float" office:value="1">
            <text:p>1</text:p>
          </table:table-cell>
          <table:table-cell table:style-name="ce21" table:formula="of:=[.F137]/[.$F$199]" office:value-type="float" office:value="0.00595238095238095">
            <text:p>0,0059524</text:p>
          </table:table-cell>
          <table:table-cell table:style-name="ce6" table:formula="of:=[.H136]+[.F137]" office:value-type="float" office:value="108">
            <text:p>108</text:p>
          </table:table-cell>
          <table:table-cell table:style-name="ce24" table:formula="of:=[.I136]+[.G137]" office:value-type="float" office:value="0.642857142857142">
            <text:p>0,6428571429</text:p>
          </table:table-cell>
          <table:table-cell table:style-name="ce25" table:formula="of:=[.G137]*100" office:value-type="float" office:value="0.595238095238095">
            <text:p>0,59523810</text:p>
          </table:table-cell>
          <table:table-cell table:style-name="ce26" table:formula="of:=[.K136]+[.J137]" office:value-type="float" office:value="64.2857142857143">
            <text:p>64,285714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00</text:p>
          </table:table-cell>
          <table:table-cell office:value-type="float" office:value="69959">
            <text:p>69959</text:p>
          </table:table-cell>
          <table:table-cell/>
          <table:table-cell table:style-name="ce16" office:value-type="float" office:value="69959">
            <text:p>69959</text:p>
          </table:table-cell>
          <table:table-cell table:style-name="ce13" table:formula="of:=COUNTIF([.$C$30:.$C$197];&quot;=&quot;&amp;[.E138])" office:value-type="float" office:value="1">
            <text:p>1</text:p>
          </table:table-cell>
          <table:table-cell table:style-name="ce21" table:formula="of:=[.F138]/[.$F$199]" office:value-type="float" office:value="0.00595238095238095">
            <text:p>0,0059524</text:p>
          </table:table-cell>
          <table:table-cell table:style-name="ce6" table:formula="of:=[.H137]+[.F138]" office:value-type="float" office:value="109">
            <text:p>109</text:p>
          </table:table-cell>
          <table:table-cell table:style-name="ce24" table:formula="of:=[.I137]+[.G138]" office:value-type="float" office:value="0.648809523809523">
            <text:p>0,6488095238</text:p>
          </table:table-cell>
          <table:table-cell table:style-name="ce25" table:formula="of:=[.G138]*100" office:value-type="float" office:value="0.595238095238095">
            <text:p>0,59523810</text:p>
          </table:table-cell>
          <table:table-cell table:style-name="ce26" table:formula="of:=[.K137]+[.J138]" office:value-type="float" office:value="64.8809523809524">
            <text:p>64,880952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00</text:p>
          </table:table-cell>
          <table:table-cell office:value-type="float" office:value="86057">
            <text:p>86057</text:p>
          </table:table-cell>
          <table:table-cell/>
          <table:table-cell table:style-name="ce16" office:value-type="float" office:value="71745">
            <text:p>71745</text:p>
          </table:table-cell>
          <table:table-cell table:style-name="ce13" table:formula="of:=COUNTIF([.$C$30:.$C$197];&quot;=&quot;&amp;[.E139])" office:value-type="float" office:value="1">
            <text:p>1</text:p>
          </table:table-cell>
          <table:table-cell table:style-name="ce21" table:formula="of:=[.F139]/[.$F$199]" office:value-type="float" office:value="0.00595238095238095">
            <text:p>0,0059524</text:p>
          </table:table-cell>
          <table:table-cell table:style-name="ce6" table:formula="of:=[.H138]+[.F139]" office:value-type="float" office:value="110">
            <text:p>110</text:p>
          </table:table-cell>
          <table:table-cell table:style-name="ce24" table:formula="of:=[.I138]+[.G139]" office:value-type="float" office:value="0.654761904761904">
            <text:p>0,6547619048</text:p>
          </table:table-cell>
          <table:table-cell table:style-name="ce25" table:formula="of:=[.G139]*100" office:value-type="float" office:value="0.595238095238095">
            <text:p>0,59523810</text:p>
          </table:table-cell>
          <table:table-cell table:style-name="ce26" table:formula="of:=[.K138]+[.J139]" office:value-type="float" office:value="65.4761904761905">
            <text:p>65,476190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00</text:p>
          </table:table-cell>
          <table:table-cell office:value-type="float" office:value="97542">
            <text:p>97542</text:p>
          </table:table-cell>
          <table:table-cell/>
          <table:table-cell table:style-name="ce16" office:value-type="float" office:value="72135">
            <text:p>72135</text:p>
          </table:table-cell>
          <table:table-cell table:style-name="ce13" table:formula="of:=COUNTIF([.$C$30:.$C$197];&quot;=&quot;&amp;[.E140])" office:value-type="float" office:value="1">
            <text:p>1</text:p>
          </table:table-cell>
          <table:table-cell table:style-name="ce21" table:formula="of:=[.F140]/[.$F$199]" office:value-type="float" office:value="0.00595238095238095">
            <text:p>0,0059524</text:p>
          </table:table-cell>
          <table:table-cell table:style-name="ce6" table:formula="of:=[.H139]+[.F140]" office:value-type="float" office:value="111">
            <text:p>111</text:p>
          </table:table-cell>
          <table:table-cell table:style-name="ce24" table:formula="of:=[.I139]+[.G140]" office:value-type="float" office:value="0.660714285714284">
            <text:p>0,6607142857</text:p>
          </table:table-cell>
          <table:table-cell table:style-name="ce25" table:formula="of:=[.G140]*100" office:value-type="float" office:value="0.595238095238095">
            <text:p>0,59523810</text:p>
          </table:table-cell>
          <table:table-cell table:style-name="ce26" table:formula="of:=[.K139]+[.J140]" office:value-type="float" office:value="66.0714285714286">
            <text:p>66,071428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00</text:p>
          </table:table-cell>
          <table:table-cell office:value-type="float" office:value="82133">
            <text:p>82133</text:p>
          </table:table-cell>
          <table:table-cell/>
          <table:table-cell table:style-name="ce16" office:value-type="float" office:value="72901">
            <text:p>72901</text:p>
          </table:table-cell>
          <table:table-cell table:style-name="ce13" table:formula="of:=COUNTIF([.$C$30:.$C$197];&quot;=&quot;&amp;[.E141])" office:value-type="float" office:value="1">
            <text:p>1</text:p>
          </table:table-cell>
          <table:table-cell table:style-name="ce21" table:formula="of:=[.F141]/[.$F$199]" office:value-type="float" office:value="0.00595238095238095">
            <text:p>0,0059524</text:p>
          </table:table-cell>
          <table:table-cell table:style-name="ce6" table:formula="of:=[.H140]+[.F141]" office:value-type="float" office:value="112">
            <text:p>112</text:p>
          </table:table-cell>
          <table:table-cell table:style-name="ce24" table:formula="of:=[.I140]+[.G141]" office:value-type="float" office:value="0.666666666666665">
            <text:p>0,6666666667</text:p>
          </table:table-cell>
          <table:table-cell table:style-name="ce25" table:formula="of:=[.G141]*100" office:value-type="float" office:value="0.595238095238095">
            <text:p>0,59523810</text:p>
          </table:table-cell>
          <table:table-cell table:style-name="ce26" table:formula="of:=[.K140]+[.J141]" office:value-type="float" office:value="66.6666666666667">
            <text:p>66,666666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00</text:p>
          </table:table-cell>
          <table:table-cell office:value-type="float" office:value="90944">
            <text:p>90944</text:p>
          </table:table-cell>
          <table:table-cell/>
          <table:table-cell table:style-name="ce16" office:value-type="float" office:value="72970">
            <text:p>72970</text:p>
          </table:table-cell>
          <table:table-cell table:style-name="ce13" table:formula="of:=COUNTIF([.$C$30:.$C$197];&quot;=&quot;&amp;[.E142])" office:value-type="float" office:value="1">
            <text:p>1</text:p>
          </table:table-cell>
          <table:table-cell table:style-name="ce21" table:formula="of:=[.F142]/[.$F$199]" office:value-type="float" office:value="0.00595238095238095">
            <text:p>0,0059524</text:p>
          </table:table-cell>
          <table:table-cell table:style-name="ce6" table:formula="of:=[.H141]+[.F142]" office:value-type="float" office:value="113">
            <text:p>113</text:p>
          </table:table-cell>
          <table:table-cell table:style-name="ce24" table:formula="of:=[.I141]+[.G142]" office:value-type="float" office:value="0.672619047619046">
            <text:p>0,6726190476</text:p>
          </table:table-cell>
          <table:table-cell table:style-name="ce25" table:formula="of:=[.G142]*100" office:value-type="float" office:value="0.595238095238095">
            <text:p>0,59523810</text:p>
          </table:table-cell>
          <table:table-cell table:style-name="ce26" table:formula="of:=[.K141]+[.J142]" office:value-type="float" office:value="67.2619047619048">
            <text:p>67,261904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00</text:p>
          </table:table-cell>
          <table:table-cell office:value-type="float" office:value="83421">
            <text:p>83421</text:p>
          </table:table-cell>
          <table:table-cell/>
          <table:table-cell table:style-name="ce16" office:value-type="float" office:value="74323">
            <text:p>74323</text:p>
          </table:table-cell>
          <table:table-cell table:style-name="ce13" table:formula="of:=COUNTIF([.$C$30:.$C$197];&quot;=&quot;&amp;[.E143])" office:value-type="float" office:value="1">
            <text:p>1</text:p>
          </table:table-cell>
          <table:table-cell table:style-name="ce21" table:formula="of:=[.F143]/[.$F$199]" office:value-type="float" office:value="0.00595238095238095">
            <text:p>0,0059524</text:p>
          </table:table-cell>
          <table:table-cell table:style-name="ce6" table:formula="of:=[.H142]+[.F143]" office:value-type="float" office:value="114">
            <text:p>114</text:p>
          </table:table-cell>
          <table:table-cell table:style-name="ce24" table:formula="of:=[.I142]+[.G143]" office:value-type="float" office:value="0.678571428571427">
            <text:p>0,6785714286</text:p>
          </table:table-cell>
          <table:table-cell table:style-name="ce25" table:formula="of:=[.G143]*100" office:value-type="float" office:value="0.595238095238095">
            <text:p>0,59523810</text:p>
          </table:table-cell>
          <table:table-cell table:style-name="ce26" table:formula="of:=[.K142]+[.J143]" office:value-type="float" office:value="67.8571428571429">
            <text:p>67,857142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00</text:p>
          </table:table-cell>
          <table:table-cell office:value-type="float" office:value="75829">
            <text:p>75829</text:p>
          </table:table-cell>
          <table:table-cell/>
          <table:table-cell table:style-name="ce16" office:value-type="float" office:value="74969">
            <text:p>74969</text:p>
          </table:table-cell>
          <table:table-cell table:style-name="ce13" table:formula="of:=COUNTIF([.$C$30:.$C$197];&quot;=&quot;&amp;[.E144])" office:value-type="float" office:value="1">
            <text:p>1</text:p>
          </table:table-cell>
          <table:table-cell table:style-name="ce21" table:formula="of:=[.F144]/[.$F$199]" office:value-type="float" office:value="0.00595238095238095">
            <text:p>0,0059524</text:p>
          </table:table-cell>
          <table:table-cell table:style-name="ce6" table:formula="of:=[.H143]+[.F144]" office:value-type="float" office:value="115">
            <text:p>115</text:p>
          </table:table-cell>
          <table:table-cell table:style-name="ce24" table:formula="of:=[.I143]+[.G144]" office:value-type="float" office:value="0.684523809523808">
            <text:p>0,6845238095</text:p>
          </table:table-cell>
          <table:table-cell table:style-name="ce25" table:formula="of:=[.G144]*100" office:value-type="float" office:value="0.595238095238095">
            <text:p>0,59523810</text:p>
          </table:table-cell>
          <table:table-cell table:style-name="ce26" table:formula="of:=[.K143]+[.J144]" office:value-type="float" office:value="68.452380952381">
            <text:p>68,452381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00</text:p>
          </table:table-cell>
          <table:table-cell office:value-type="float" office:value="64858">
            <text:p>64858</text:p>
          </table:table-cell>
          <table:table-cell/>
          <table:table-cell table:style-name="ce16" office:value-type="float" office:value="75829">
            <text:p>75829</text:p>
          </table:table-cell>
          <table:table-cell table:style-name="ce13" table:formula="of:=COUNTIF([.$C$30:.$C$197];&quot;=&quot;&amp;[.E145])" office:value-type="float" office:value="1">
            <text:p>1</text:p>
          </table:table-cell>
          <table:table-cell table:style-name="ce21" table:formula="of:=[.F145]/[.$F$199]" office:value-type="float" office:value="0.00595238095238095">
            <text:p>0,0059524</text:p>
          </table:table-cell>
          <table:table-cell table:style-name="ce6" table:formula="of:=[.H144]+[.F145]" office:value-type="float" office:value="116">
            <text:p>116</text:p>
          </table:table-cell>
          <table:table-cell table:style-name="ce24" table:formula="of:=[.I144]+[.G145]" office:value-type="float" office:value="0.690476190476189">
            <text:p>0,6904761905</text:p>
          </table:table-cell>
          <table:table-cell table:style-name="ce25" table:formula="of:=[.G145]*100" office:value-type="float" office:value="0.595238095238095">
            <text:p>0,59523810</text:p>
          </table:table-cell>
          <table:table-cell table:style-name="ce26" table:formula="of:=[.K144]+[.J145]" office:value-type="float" office:value="69.0476190476191">
            <text:p>69,047619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00</text:p>
          </table:table-cell>
          <table:table-cell office:value-type="float" office:value="88092">
            <text:p>88092</text:p>
          </table:table-cell>
          <table:table-cell/>
          <table:table-cell table:style-name="ce16" office:value-type="float" office:value="76013">
            <text:p>76013</text:p>
          </table:table-cell>
          <table:table-cell table:style-name="ce13" table:formula="of:=COUNTIF([.$C$30:.$C$197];&quot;=&quot;&amp;[.E146])" office:value-type="float" office:value="1">
            <text:p>1</text:p>
          </table:table-cell>
          <table:table-cell table:style-name="ce21" table:formula="of:=[.F146]/[.$F$199]" office:value-type="float" office:value="0.00595238095238095">
            <text:p>0,0059524</text:p>
          </table:table-cell>
          <table:table-cell table:style-name="ce6" table:formula="of:=[.H145]+[.F146]" office:value-type="float" office:value="117">
            <text:p>117</text:p>
          </table:table-cell>
          <table:table-cell table:style-name="ce24" table:formula="of:=[.I145]+[.G146]" office:value-type="float" office:value="0.69642857142857">
            <text:p>0,6964285714</text:p>
          </table:table-cell>
          <table:table-cell table:style-name="ce25" table:formula="of:=[.G146]*100" office:value-type="float" office:value="0.595238095238095">
            <text:p>0,59523810</text:p>
          </table:table-cell>
          <table:table-cell table:style-name="ce26" table:formula="of:=[.K145]+[.J146]" office:value-type="float" office:value="69.6428571428572">
            <text:p>69,642857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00</text:p>
          </table:table-cell>
          <table:table-cell office:value-type="float" office:value="96554">
            <text:p>96554</text:p>
          </table:table-cell>
          <table:table-cell/>
          <table:table-cell table:style-name="ce16" office:value-type="float" office:value="76095">
            <text:p>76095</text:p>
          </table:table-cell>
          <table:table-cell table:style-name="ce13" table:formula="of:=COUNTIF([.$C$30:.$C$197];&quot;=&quot;&amp;[.E147])" office:value-type="float" office:value="1">
            <text:p>1</text:p>
          </table:table-cell>
          <table:table-cell table:style-name="ce21" table:formula="of:=[.F147]/[.$F$199]" office:value-type="float" office:value="0.00595238095238095">
            <text:p>0,0059524</text:p>
          </table:table-cell>
          <table:table-cell table:style-name="ce6" table:formula="of:=[.H146]+[.F147]" office:value-type="float" office:value="118">
            <text:p>118</text:p>
          </table:table-cell>
          <table:table-cell table:style-name="ce24" table:formula="of:=[.I146]+[.G147]" office:value-type="float" office:value="0.702380952380951">
            <text:p>0,7023809524</text:p>
          </table:table-cell>
          <table:table-cell table:style-name="ce25" table:formula="of:=[.G147]*100" office:value-type="float" office:value="0.595238095238095">
            <text:p>0,59523810</text:p>
          </table:table-cell>
          <table:table-cell table:style-name="ce26" table:formula="of:=[.K146]+[.J147]" office:value-type="float" office:value="70.2380952380953">
            <text:p>70,238095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00</text:p>
          </table:table-cell>
          <table:table-cell office:value-type="float" office:value="88534">
            <text:p>88534</text:p>
          </table:table-cell>
          <table:table-cell/>
          <table:table-cell table:style-name="ce16" office:value-type="float" office:value="77687">
            <text:p>77687</text:p>
          </table:table-cell>
          <table:table-cell table:style-name="ce13" table:formula="of:=COUNTIF([.$C$30:.$C$197];&quot;=&quot;&amp;[.E148])" office:value-type="float" office:value="1">
            <text:p>1</text:p>
          </table:table-cell>
          <table:table-cell table:style-name="ce21" table:formula="of:=[.F148]/[.$F$199]" office:value-type="float" office:value="0.00595238095238095">
            <text:p>0,0059524</text:p>
          </table:table-cell>
          <table:table-cell table:style-name="ce6" table:formula="of:=[.H147]+[.F148]" office:value-type="float" office:value="119">
            <text:p>119</text:p>
          </table:table-cell>
          <table:table-cell table:style-name="ce24" table:formula="of:=[.I147]+[.G148]" office:value-type="float" office:value="0.708333333333332">
            <text:p>0,7083333333</text:p>
          </table:table-cell>
          <table:table-cell table:style-name="ce25" table:formula="of:=[.G148]*100" office:value-type="float" office:value="0.595238095238095">
            <text:p>0,59523810</text:p>
          </table:table-cell>
          <table:table-cell table:style-name="ce26" table:formula="of:=[.K147]+[.J148]" office:value-type="float" office:value="70.8333333333334">
            <text:p>70,833333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00</text:p>
          </table:table-cell>
          <table:table-cell office:value-type="float" office:value="96355">
            <text:p>96355</text:p>
          </table:table-cell>
          <table:table-cell/>
          <table:table-cell table:style-name="ce16" office:value-type="float" office:value="77870">
            <text:p>77870</text:p>
          </table:table-cell>
          <table:table-cell table:style-name="ce13" table:formula="of:=COUNTIF([.$C$30:.$C$197];&quot;=&quot;&amp;[.E149])" office:value-type="float" office:value="1">
            <text:p>1</text:p>
          </table:table-cell>
          <table:table-cell table:style-name="ce21" table:formula="of:=[.F149]/[.$F$199]" office:value-type="float" office:value="0.00595238095238095">
            <text:p>0,0059524</text:p>
          </table:table-cell>
          <table:table-cell table:style-name="ce6" table:formula="of:=[.H148]+[.F149]" office:value-type="float" office:value="120">
            <text:p>120</text:p>
          </table:table-cell>
          <table:table-cell table:style-name="ce24" table:formula="of:=[.I148]+[.G149]" office:value-type="float" office:value="0.714285714285713">
            <text:p>0,7142857143</text:p>
          </table:table-cell>
          <table:table-cell table:style-name="ce25" table:formula="of:=[.G149]*100" office:value-type="float" office:value="0.595238095238095">
            <text:p>0,59523810</text:p>
          </table:table-cell>
          <table:table-cell table:style-name="ce26" table:formula="of:=[.K148]+[.J149]" office:value-type="float" office:value="71.4285714285715">
            <text:p>71,4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01</text:p>
          </table:table-cell>
          <table:table-cell office:value-type="float" office:value="79853">
            <text:p>79853</text:p>
          </table:table-cell>
          <table:table-cell/>
          <table:table-cell table:style-name="ce16" office:value-type="float" office:value="78578">
            <text:p>78578</text:p>
          </table:table-cell>
          <table:table-cell table:style-name="ce13" table:formula="of:=COUNTIF([.$C$30:.$C$197];&quot;=&quot;&amp;[.E150])" office:value-type="float" office:value="1">
            <text:p>1</text:p>
          </table:table-cell>
          <table:table-cell table:style-name="ce21" table:formula="of:=[.F150]/[.$F$199]" office:value-type="float" office:value="0.00595238095238095">
            <text:p>0,0059524</text:p>
          </table:table-cell>
          <table:table-cell table:style-name="ce6" table:formula="of:=[.H149]+[.F150]" office:value-type="float" office:value="121">
            <text:p>121</text:p>
          </table:table-cell>
          <table:table-cell table:style-name="ce24" table:formula="of:=[.I149]+[.G150]" office:value-type="float" office:value="0.720238095238094">
            <text:p>0,7202380952</text:p>
          </table:table-cell>
          <table:table-cell table:style-name="ce25" table:formula="of:=[.G150]*100" office:value-type="float" office:value="0.595238095238095">
            <text:p>0,59523810</text:p>
          </table:table-cell>
          <table:table-cell table:style-name="ce26" table:formula="of:=[.K149]+[.J150]" office:value-type="float" office:value="72.0238095238096">
            <text:p>72,0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01</text:p>
          </table:table-cell>
          <table:table-cell office:value-type="float" office:value="90567">
            <text:p>90567</text:p>
          </table:table-cell>
          <table:table-cell/>
          <table:table-cell table:style-name="ce16" office:value-type="float" office:value="79798">
            <text:p>79798</text:p>
          </table:table-cell>
          <table:table-cell table:style-name="ce13" table:formula="of:=COUNTIF([.$C$30:.$C$197];&quot;=&quot;&amp;[.E151])" office:value-type="float" office:value="1">
            <text:p>1</text:p>
          </table:table-cell>
          <table:table-cell table:style-name="ce21" table:formula="of:=[.F151]/[.$F$199]" office:value-type="float" office:value="0.00595238095238095">
            <text:p>0,0059524</text:p>
          </table:table-cell>
          <table:table-cell table:style-name="ce6" table:formula="of:=[.H150]+[.F151]" office:value-type="float" office:value="122">
            <text:p>122</text:p>
          </table:table-cell>
          <table:table-cell table:style-name="ce24" table:formula="of:=[.I150]+[.G151]" office:value-type="float" office:value="0.726190476190475">
            <text:p>0,7261904762</text:p>
          </table:table-cell>
          <table:table-cell table:style-name="ce25" table:formula="of:=[.G151]*100" office:value-type="float" office:value="0.595238095238095">
            <text:p>0,59523810</text:p>
          </table:table-cell>
          <table:table-cell table:style-name="ce26" table:formula="of:=[.K150]+[.J151]" office:value-type="float" office:value="72.6190476190477">
            <text:p>72,6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01</text:p>
          </table:table-cell>
          <table:table-cell office:value-type="float" office:value="108580">
            <text:p>108580</text:p>
          </table:table-cell>
          <table:table-cell/>
          <table:table-cell table:style-name="ce16" office:value-type="float" office:value="79853">
            <text:p>79853</text:p>
          </table:table-cell>
          <table:table-cell table:style-name="ce13" table:formula="of:=COUNTIF([.$C$30:.$C$197];&quot;=&quot;&amp;[.E152])" office:value-type="float" office:value="1">
            <text:p>1</text:p>
          </table:table-cell>
          <table:table-cell table:style-name="ce21" table:formula="of:=[.F152]/[.$F$199]" office:value-type="float" office:value="0.00595238095238095">
            <text:p>0,0059524</text:p>
          </table:table-cell>
          <table:table-cell table:style-name="ce6" table:formula="of:=[.H151]+[.F152]" office:value-type="float" office:value="123">
            <text:p>123</text:p>
          </table:table-cell>
          <table:table-cell table:style-name="ce24" table:formula="of:=[.I151]+[.G152]" office:value-type="float" office:value="0.732142857142856">
            <text:p>0,7321428571</text:p>
          </table:table-cell>
          <table:table-cell table:style-name="ce25" table:formula="of:=[.G152]*100" office:value-type="float" office:value="0.595238095238095">
            <text:p>0,59523810</text:p>
          </table:table-cell>
          <table:table-cell table:style-name="ce26" table:formula="of:=[.K151]+[.J152]" office:value-type="float" office:value="73.2142857142858">
            <text:p>73,2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01</text:p>
          </table:table-cell>
          <table:table-cell office:value-type="float" office:value="84912">
            <text:p>84912</text:p>
          </table:table-cell>
          <table:table-cell/>
          <table:table-cell table:style-name="ce16" office:value-type="float" office:value="80226">
            <text:p>80226</text:p>
          </table:table-cell>
          <table:table-cell table:style-name="ce13" table:formula="of:=COUNTIF([.$C$30:.$C$197];&quot;=&quot;&amp;[.E153])" office:value-type="float" office:value="1">
            <text:p>1</text:p>
          </table:table-cell>
          <table:table-cell table:style-name="ce21" table:formula="of:=[.F153]/[.$F$199]" office:value-type="float" office:value="0.00595238095238095">
            <text:p>0,0059524</text:p>
          </table:table-cell>
          <table:table-cell table:style-name="ce6" table:formula="of:=[.H152]+[.F153]" office:value-type="float" office:value="124">
            <text:p>124</text:p>
          </table:table-cell>
          <table:table-cell table:style-name="ce24" table:formula="of:=[.I152]+[.G153]" office:value-type="float" office:value="0.738095238095237">
            <text:p>0,7380952381</text:p>
          </table:table-cell>
          <table:table-cell table:style-name="ce25" table:formula="of:=[.G153]*100" office:value-type="float" office:value="0.595238095238095">
            <text:p>0,59523810</text:p>
          </table:table-cell>
          <table:table-cell table:style-name="ce26" table:formula="of:=[.K152]+[.J153]" office:value-type="float" office:value="73.8095238095239">
            <text:p>73,8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01</text:p>
          </table:table-cell>
          <table:table-cell office:value-type="float" office:value="91212">
            <text:p>91212</text:p>
          </table:table-cell>
          <table:table-cell/>
          <table:table-cell table:style-name="ce16" office:value-type="float" office:value="80278">
            <text:p>80278</text:p>
          </table:table-cell>
          <table:table-cell table:style-name="ce13" table:formula="of:=COUNTIF([.$C$30:.$C$197];&quot;=&quot;&amp;[.E154])" office:value-type="float" office:value="1">
            <text:p>1</text:p>
          </table:table-cell>
          <table:table-cell table:style-name="ce21" table:formula="of:=[.F154]/[.$F$199]" office:value-type="float" office:value="0.00595238095238095">
            <text:p>0,0059524</text:p>
          </table:table-cell>
          <table:table-cell table:style-name="ce6" table:formula="of:=[.H153]+[.F154]" office:value-type="float" office:value="125">
            <text:p>125</text:p>
          </table:table-cell>
          <table:table-cell table:style-name="ce24" table:formula="of:=[.I153]+[.G154]" office:value-type="float" office:value="0.744047619047618">
            <text:p>0,7440476190</text:p>
          </table:table-cell>
          <table:table-cell table:style-name="ce25" table:formula="of:=[.G154]*100" office:value-type="float" office:value="0.595238095238095">
            <text:p>0,59523810</text:p>
          </table:table-cell>
          <table:table-cell table:style-name="ce26" table:formula="of:=[.K153]+[.J154]" office:value-type="float" office:value="74.404761904762">
            <text:p>74,4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01</text:p>
          </table:table-cell>
          <table:table-cell office:value-type="float" office:value="135058">
            <text:p>135058</text:p>
          </table:table-cell>
          <table:table-cell/>
          <table:table-cell table:style-name="ce16" office:value-type="float" office:value="80482">
            <text:p>80482</text:p>
          </table:table-cell>
          <table:table-cell table:style-name="ce13" table:formula="of:=COUNTIF([.$C$30:.$C$197];&quot;=&quot;&amp;[.E155])" office:value-type="float" office:value="1">
            <text:p>1</text:p>
          </table:table-cell>
          <table:table-cell table:style-name="ce21" table:formula="of:=[.F155]/[.$F$199]" office:value-type="float" office:value="0.00595238095238095">
            <text:p>0,0059524</text:p>
          </table:table-cell>
          <table:table-cell table:style-name="ce6" table:formula="of:=[.H154]+[.F155]" office:value-type="float" office:value="126">
            <text:p>126</text:p>
          </table:table-cell>
          <table:table-cell table:style-name="ce24" table:formula="of:=[.I154]+[.G155]" office:value-type="float" office:value="0.749999999999998">
            <text:p>0,7500000000</text:p>
          </table:table-cell>
          <table:table-cell table:style-name="ce25" table:formula="of:=[.G155]*100" office:value-type="float" office:value="0.595238095238095">
            <text:p>0,59523810</text:p>
          </table:table-cell>
          <table:table-cell table:style-name="ce26" table:formula="of:=[.K154]+[.J155]" office:value-type="float" office:value="75.0000000000001">
            <text:p>75,000000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01</text:p>
          </table:table-cell>
          <table:table-cell office:value-type="float" office:value="90904">
            <text:p>90904</text:p>
          </table:table-cell>
          <table:table-cell/>
          <table:table-cell table:style-name="ce16" office:value-type="float" office:value="81039">
            <text:p>81039</text:p>
          </table:table-cell>
          <table:table-cell table:style-name="ce13" table:formula="of:=COUNTIF([.$C$30:.$C$197];&quot;=&quot;&amp;[.E156])" office:value-type="float" office:value="1">
            <text:p>1</text:p>
          </table:table-cell>
          <table:table-cell table:style-name="ce21" table:formula="of:=[.F156]/[.$F$199]" office:value-type="float" office:value="0.00595238095238095">
            <text:p>0,0059524</text:p>
          </table:table-cell>
          <table:table-cell table:style-name="ce6" table:formula="of:=[.H155]+[.F156]" office:value-type="float" office:value="127">
            <text:p>127</text:p>
          </table:table-cell>
          <table:table-cell table:style-name="ce24" table:formula="of:=[.I155]+[.G156]" office:value-type="float" office:value="0.755952380952379">
            <text:p>0,7559523810</text:p>
          </table:table-cell>
          <table:table-cell table:style-name="ce25" table:formula="of:=[.G156]*100" office:value-type="float" office:value="0.595238095238095">
            <text:p>0,59523810</text:p>
          </table:table-cell>
          <table:table-cell table:style-name="ce26" table:formula="of:=[.K155]+[.J156]" office:value-type="float" office:value="75.5952380952382">
            <text:p>75,5952381</text:p>
          </table:table-cell>
          <table:table-cell office:value-type="string">
            <text:p>3 QUARTIL</text:p>
          </table:table-cell>
          <table:table-cell table:number-columns-repeated="6"/>
        </table:table-row>
        <table:table-row table:style-name="ro3">
          <table:table-cell/>
          <table:table-cell table:style-name="ce6" office:value-type="string">
            <text:p>Agost / 01</text:p>
          </table:table-cell>
          <table:table-cell office:value-type="float" office:value="67963">
            <text:p>67963</text:p>
          </table:table-cell>
          <table:table-cell/>
          <table:table-cell table:style-name="ce16" office:value-type="float" office:value="81451">
            <text:p>81451</text:p>
          </table:table-cell>
          <table:table-cell table:style-name="ce13" table:formula="of:=COUNTIF([.$C$30:.$C$197];&quot;=&quot;&amp;[.E157])" office:value-type="float" office:value="1">
            <text:p>1</text:p>
          </table:table-cell>
          <table:table-cell table:style-name="ce21" table:formula="of:=[.F157]/[.$F$199]" office:value-type="float" office:value="0.00595238095238095">
            <text:p>0,0059524</text:p>
          </table:table-cell>
          <table:table-cell table:style-name="ce6" table:formula="of:=[.H156]+[.F157]" office:value-type="float" office:value="128">
            <text:p>128</text:p>
          </table:table-cell>
          <table:table-cell table:style-name="ce24" table:formula="of:=[.I156]+[.G157]" office:value-type="float" office:value="0.76190476190476">
            <text:p>0,7619047619</text:p>
          </table:table-cell>
          <table:table-cell table:style-name="ce25" table:formula="of:=[.G157]*100" office:value-type="float" office:value="0.595238095238095">
            <text:p>0,59523810</text:p>
          </table:table-cell>
          <table:table-cell table:style-name="ce26" table:formula="of:=[.K156]+[.J157]" office:value-type="float" office:value="76.1904761904763">
            <text:p>76,190476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01</text:p>
          </table:table-cell>
          <table:table-cell office:value-type="float" office:value="88903">
            <text:p>88903</text:p>
          </table:table-cell>
          <table:table-cell/>
          <table:table-cell table:style-name="ce16" office:value-type="float" office:value="81933">
            <text:p>81933</text:p>
          </table:table-cell>
          <table:table-cell table:style-name="ce13" table:formula="of:=COUNTIF([.$C$30:.$C$197];&quot;=&quot;&amp;[.E158])" office:value-type="float" office:value="1">
            <text:p>1</text:p>
          </table:table-cell>
          <table:table-cell table:style-name="ce21" table:formula="of:=[.F158]/[.$F$199]" office:value-type="float" office:value="0.00595238095238095">
            <text:p>0,0059524</text:p>
          </table:table-cell>
          <table:table-cell table:style-name="ce6" table:formula="of:=[.H157]+[.F158]" office:value-type="float" office:value="129">
            <text:p>129</text:p>
          </table:table-cell>
          <table:table-cell table:style-name="ce24" table:formula="of:=[.I157]+[.G158]" office:value-type="float" office:value="0.767857142857141">
            <text:p>0,7678571429</text:p>
          </table:table-cell>
          <table:table-cell table:style-name="ce25" table:formula="of:=[.G158]*100" office:value-type="float" office:value="0.595238095238095">
            <text:p>0,59523810</text:p>
          </table:table-cell>
          <table:table-cell table:style-name="ce26" table:formula="of:=[.K157]+[.J158]" office:value-type="float" office:value="76.7857142857144">
            <text:p>76,785714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01</text:p>
          </table:table-cell>
          <table:table-cell office:value-type="float" office:value="101623">
            <text:p>101623</text:p>
          </table:table-cell>
          <table:table-cell/>
          <table:table-cell table:style-name="ce16" office:value-type="float" office:value="82133">
            <text:p>82133</text:p>
          </table:table-cell>
          <table:table-cell table:style-name="ce13" table:formula="of:=COUNTIF([.$C$30:.$C$197];&quot;=&quot;&amp;[.E159])" office:value-type="float" office:value="1">
            <text:p>1</text:p>
          </table:table-cell>
          <table:table-cell table:style-name="ce21" table:formula="of:=[.F159]/[.$F$199]" office:value-type="float" office:value="0.00595238095238095">
            <text:p>0,0059524</text:p>
          </table:table-cell>
          <table:table-cell table:style-name="ce6" table:formula="of:=[.H158]+[.F159]" office:value-type="float" office:value="130">
            <text:p>130</text:p>
          </table:table-cell>
          <table:table-cell table:style-name="ce24" table:formula="of:=[.I158]+[.G159]" office:value-type="float" office:value="0.773809523809522">
            <text:p>0,7738095238</text:p>
          </table:table-cell>
          <table:table-cell table:style-name="ce25" table:formula="of:=[.G159]*100" office:value-type="float" office:value="0.595238095238095">
            <text:p>0,59523810</text:p>
          </table:table-cell>
          <table:table-cell table:style-name="ce26" table:formula="of:=[.K158]+[.J159]" office:value-type="float" office:value="77.3809523809525">
            <text:p>77,380952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01</text:p>
          </table:table-cell>
          <table:table-cell office:value-type="float" office:value="80226">
            <text:p>80226</text:p>
          </table:table-cell>
          <table:table-cell/>
          <table:table-cell table:style-name="ce16" office:value-type="float" office:value="82181">
            <text:p>82181</text:p>
          </table:table-cell>
          <table:table-cell table:style-name="ce13" table:formula="of:=COUNTIF([.$C$30:.$C$197];&quot;=&quot;&amp;[.E160])" office:value-type="float" office:value="1">
            <text:p>1</text:p>
          </table:table-cell>
          <table:table-cell table:style-name="ce21" table:formula="of:=[.F160]/[.$F$199]" office:value-type="float" office:value="0.00595238095238095">
            <text:p>0,0059524</text:p>
          </table:table-cell>
          <table:table-cell table:style-name="ce6" table:formula="of:=[.H159]+[.F160]" office:value-type="float" office:value="131">
            <text:p>131</text:p>
          </table:table-cell>
          <table:table-cell table:style-name="ce24" table:formula="of:=[.I159]+[.G160]" office:value-type="float" office:value="0.779761904761903">
            <text:p>0,7797619048</text:p>
          </table:table-cell>
          <table:table-cell table:style-name="ce25" table:formula="of:=[.G160]*100" office:value-type="float" office:value="0.595238095238095">
            <text:p>0,59523810</text:p>
          </table:table-cell>
          <table:table-cell table:style-name="ce26" table:formula="of:=[.K159]+[.J160]" office:value-type="float" office:value="77.9761904761906">
            <text:p>77,976190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01</text:p>
          </table:table-cell>
          <table:table-cell office:value-type="float" office:value="65215">
            <text:p>65215</text:p>
          </table:table-cell>
          <table:table-cell/>
          <table:table-cell table:style-name="ce16" office:value-type="float" office:value="83051">
            <text:p>83051</text:p>
          </table:table-cell>
          <table:table-cell table:style-name="ce13" table:formula="of:=COUNTIF([.$C$30:.$C$197];&quot;=&quot;&amp;[.E161])" office:value-type="float" office:value="1">
            <text:p>1</text:p>
          </table:table-cell>
          <table:table-cell table:style-name="ce21" table:formula="of:=[.F161]/[.$F$199]" office:value-type="float" office:value="0.00595238095238095">
            <text:p>0,0059524</text:p>
          </table:table-cell>
          <table:table-cell table:style-name="ce6" table:formula="of:=[.H160]+[.F161]" office:value-type="float" office:value="132">
            <text:p>132</text:p>
          </table:table-cell>
          <table:table-cell table:style-name="ce24" table:formula="of:=[.I160]+[.G161]" office:value-type="float" office:value="0.785714285714284">
            <text:p>0,7857142857</text:p>
          </table:table-cell>
          <table:table-cell table:style-name="ce25" table:formula="of:=[.G161]*100" office:value-type="float" office:value="0.595238095238095">
            <text:p>0,59523810</text:p>
          </table:table-cell>
          <table:table-cell table:style-name="ce26" table:formula="of:=[.K160]+[.J161]" office:value-type="float" office:value="78.5714285714287">
            <text:p>78,571428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02</text:p>
          </table:table-cell>
          <table:table-cell office:value-type="float" office:value="89520">
            <text:p>89520</text:p>
          </table:table-cell>
          <table:table-cell/>
          <table:table-cell table:style-name="ce16" office:value-type="float" office:value="83421">
            <text:p>83421</text:p>
          </table:table-cell>
          <table:table-cell table:style-name="ce13" table:formula="of:=COUNTIF([.$C$30:.$C$197];&quot;=&quot;&amp;[.E162])" office:value-type="float" office:value="1">
            <text:p>1</text:p>
          </table:table-cell>
          <table:table-cell table:style-name="ce21" table:formula="of:=[.F162]/[.$F$199]" office:value-type="float" office:value="0.00595238095238095">
            <text:p>0,0059524</text:p>
          </table:table-cell>
          <table:table-cell table:style-name="ce6" table:formula="of:=[.H161]+[.F162]" office:value-type="float" office:value="133">
            <text:p>133</text:p>
          </table:table-cell>
          <table:table-cell table:style-name="ce24" table:formula="of:=[.I161]+[.G162]" office:value-type="float" office:value="0.791666666666665">
            <text:p>0,7916666667</text:p>
          </table:table-cell>
          <table:table-cell table:style-name="ce25" table:formula="of:=[.G162]*100" office:value-type="float" office:value="0.595238095238095">
            <text:p>0,59523810</text:p>
          </table:table-cell>
          <table:table-cell table:style-name="ce26" table:formula="of:=[.K161]+[.J162]" office:value-type="float" office:value="79.1666666666668">
            <text:p>79,166666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02</text:p>
          </table:table-cell>
          <table:table-cell office:value-type="float" office:value="91303">
            <text:p>91303</text:p>
          </table:table-cell>
          <table:table-cell/>
          <table:table-cell table:style-name="ce16" office:value-type="float" office:value="84116">
            <text:p>84116</text:p>
          </table:table-cell>
          <table:table-cell table:style-name="ce13" table:formula="of:=COUNTIF([.$C$30:.$C$197];&quot;=&quot;&amp;[.E163])" office:value-type="float" office:value="1">
            <text:p>1</text:p>
          </table:table-cell>
          <table:table-cell table:style-name="ce21" table:formula="of:=[.F163]/[.$F$199]" office:value-type="float" office:value="0.00595238095238095">
            <text:p>0,0059524</text:p>
          </table:table-cell>
          <table:table-cell table:style-name="ce6" table:formula="of:=[.H162]+[.F163]" office:value-type="float" office:value="134">
            <text:p>134</text:p>
          </table:table-cell>
          <table:table-cell table:style-name="ce24" table:formula="of:=[.I162]+[.G163]" office:value-type="float" office:value="0.797619047619046">
            <text:p>0,7976190476</text:p>
          </table:table-cell>
          <table:table-cell table:style-name="ce25" table:formula="of:=[.G163]*100" office:value-type="float" office:value="0.595238095238095">
            <text:p>0,59523810</text:p>
          </table:table-cell>
          <table:table-cell table:style-name="ce26" table:formula="of:=[.K162]+[.J163]" office:value-type="float" office:value="79.7619047619049">
            <text:p>79,761904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02</text:p>
          </table:table-cell>
          <table:table-cell office:value-type="float" office:value="80278">
            <text:p>80278</text:p>
          </table:table-cell>
          <table:table-cell/>
          <table:table-cell table:style-name="ce16" office:value-type="float" office:value="84463">
            <text:p>84463</text:p>
          </table:table-cell>
          <table:table-cell table:style-name="ce13" table:formula="of:=COUNTIF([.$C$30:.$C$197];&quot;=&quot;&amp;[.E164])" office:value-type="float" office:value="1">
            <text:p>1</text:p>
          </table:table-cell>
          <table:table-cell table:style-name="ce21" table:formula="of:=[.F164]/[.$F$199]" office:value-type="float" office:value="0.00595238095238095">
            <text:p>0,0059524</text:p>
          </table:table-cell>
          <table:table-cell table:style-name="ce6" table:formula="of:=[.H163]+[.F164]" office:value-type="float" office:value="135">
            <text:p>135</text:p>
          </table:table-cell>
          <table:table-cell table:style-name="ce24" table:formula="of:=[.I163]+[.G164]" office:value-type="float" office:value="0.803571428571427">
            <text:p>0,8035714286</text:p>
          </table:table-cell>
          <table:table-cell table:style-name="ce25" table:formula="of:=[.G164]*100" office:value-type="float" office:value="0.595238095238095">
            <text:p>0,59523810</text:p>
          </table:table-cell>
          <table:table-cell table:style-name="ce26" table:formula="of:=[.K163]+[.J164]" office:value-type="float" office:value="80.357142857143">
            <text:p>80,357142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02</text:p>
          </table:table-cell>
          <table:table-cell office:value-type="float" office:value="104951">
            <text:p>104951</text:p>
          </table:table-cell>
          <table:table-cell/>
          <table:table-cell table:style-name="ce16" office:value-type="float" office:value="84824">
            <text:p>84824</text:p>
          </table:table-cell>
          <table:table-cell table:style-name="ce13" table:formula="of:=COUNTIF([.$C$30:.$C$197];&quot;=&quot;&amp;[.E165])" office:value-type="float" office:value="1">
            <text:p>1</text:p>
          </table:table-cell>
          <table:table-cell table:style-name="ce21" table:formula="of:=[.F165]/[.$F$199]" office:value-type="float" office:value="0.00595238095238095">
            <text:p>0,0059524</text:p>
          </table:table-cell>
          <table:table-cell table:style-name="ce6" table:formula="of:=[.H164]+[.F165]" office:value-type="float" office:value="136">
            <text:p>136</text:p>
          </table:table-cell>
          <table:table-cell table:style-name="ce24" table:formula="of:=[.I164]+[.G165]" office:value-type="float" office:value="0.809523809523808">
            <text:p>0,8095238095</text:p>
          </table:table-cell>
          <table:table-cell table:style-name="ce25" table:formula="of:=[.G165]*100" office:value-type="float" office:value="0.595238095238095">
            <text:p>0,59523810</text:p>
          </table:table-cell>
          <table:table-cell table:style-name="ce26" table:formula="of:=[.K164]+[.J165]" office:value-type="float" office:value="80.9523809523811">
            <text:p>80,952381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02</text:p>
          </table:table-cell>
          <table:table-cell office:value-type="float" office:value="108129">
            <text:p>108129</text:p>
          </table:table-cell>
          <table:table-cell/>
          <table:table-cell table:style-name="ce16" office:value-type="float" office:value="84912">
            <text:p>84912</text:p>
          </table:table-cell>
          <table:table-cell table:style-name="ce13" table:formula="of:=COUNTIF([.$C$30:.$C$197];&quot;=&quot;&amp;[.E166])" office:value-type="float" office:value="1">
            <text:p>1</text:p>
          </table:table-cell>
          <table:table-cell table:style-name="ce21" table:formula="of:=[.F166]/[.$F$199]" office:value-type="float" office:value="0.00595238095238095">
            <text:p>0,0059524</text:p>
          </table:table-cell>
          <table:table-cell table:style-name="ce6" table:formula="of:=[.H165]+[.F166]" office:value-type="float" office:value="137">
            <text:p>137</text:p>
          </table:table-cell>
          <table:table-cell table:style-name="ce24" table:formula="of:=[.I165]+[.G166]" office:value-type="float" office:value="0.815476190476189">
            <text:p>0,8154761905</text:p>
          </table:table-cell>
          <table:table-cell table:style-name="ce25" table:formula="of:=[.G166]*100" office:value-type="float" office:value="0.595238095238095">
            <text:p>0,59523810</text:p>
          </table:table-cell>
          <table:table-cell table:style-name="ce26" table:formula="of:=[.K165]+[.J166]" office:value-type="float" office:value="81.5476190476192">
            <text:p>81,547619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02</text:p>
          </table:table-cell>
          <table:table-cell office:value-type="float" office:value="74323">
            <text:p>74323</text:p>
          </table:table-cell>
          <table:table-cell/>
          <table:table-cell table:style-name="ce16" office:value-type="float" office:value="85089">
            <text:p>85089</text:p>
          </table:table-cell>
          <table:table-cell table:style-name="ce13" table:formula="of:=COUNTIF([.$C$30:.$C$197];&quot;=&quot;&amp;[.E167])" office:value-type="float" office:value="1">
            <text:p>1</text:p>
          </table:table-cell>
          <table:table-cell table:style-name="ce21" table:formula="of:=[.F167]/[.$F$199]" office:value-type="float" office:value="0.00595238095238095">
            <text:p>0,0059524</text:p>
          </table:table-cell>
          <table:table-cell table:style-name="ce6" table:formula="of:=[.H166]+[.F167]" office:value-type="float" office:value="138">
            <text:p>138</text:p>
          </table:table-cell>
          <table:table-cell table:style-name="ce24" table:formula="of:=[.I166]+[.G167]" office:value-type="float" office:value="0.82142857142857">
            <text:p>0,8214285714</text:p>
          </table:table-cell>
          <table:table-cell table:style-name="ce25" table:formula="of:=[.G167]*100" office:value-type="float" office:value="0.595238095238095">
            <text:p>0,59523810</text:p>
          </table:table-cell>
          <table:table-cell table:style-name="ce26" table:formula="of:=[.K166]+[.J167]" office:value-type="float" office:value="82.1428571428573">
            <text:p>82,142857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02</text:p>
          </table:table-cell>
          <table:table-cell office:value-type="float" office:value="80482">
            <text:p>80482</text:p>
          </table:table-cell>
          <table:table-cell/>
          <table:table-cell table:style-name="ce16" office:value-type="float" office:value="85181">
            <text:p>85181</text:p>
          </table:table-cell>
          <table:table-cell table:style-name="ce13" table:formula="of:=COUNTIF([.$C$30:.$C$197];&quot;=&quot;&amp;[.E168])" office:value-type="float" office:value="1">
            <text:p>1</text:p>
          </table:table-cell>
          <table:table-cell table:style-name="ce21" table:formula="of:=[.F168]/[.$F$199]" office:value-type="float" office:value="0.00595238095238095">
            <text:p>0,0059524</text:p>
          </table:table-cell>
          <table:table-cell table:style-name="ce6" table:formula="of:=[.H167]+[.F168]" office:value-type="float" office:value="139">
            <text:p>139</text:p>
          </table:table-cell>
          <table:table-cell table:style-name="ce24" table:formula="of:=[.I167]+[.G168]" office:value-type="float" office:value="0.82738095238095">
            <text:p>0,8273809524</text:p>
          </table:table-cell>
          <table:table-cell table:style-name="ce25" table:formula="of:=[.G168]*100" office:value-type="float" office:value="0.595238095238095">
            <text:p>0,59523810</text:p>
          </table:table-cell>
          <table:table-cell table:style-name="ce26" table:formula="of:=[.K167]+[.J168]" office:value-type="float" office:value="82.7380952380954">
            <text:p>82,738095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02</text:p>
          </table:table-cell>
          <table:table-cell office:value-type="float" office:value="54016">
            <text:p>54016</text:p>
          </table:table-cell>
          <table:table-cell/>
          <table:table-cell table:style-name="ce16" office:value-type="float" office:value="85509">
            <text:p>85509</text:p>
          </table:table-cell>
          <table:table-cell table:style-name="ce13" table:formula="of:=COUNTIF([.$C$30:.$C$197];&quot;=&quot;&amp;[.E169])" office:value-type="float" office:value="1">
            <text:p>1</text:p>
          </table:table-cell>
          <table:table-cell table:style-name="ce21" table:formula="of:=[.F169]/[.$F$199]" office:value-type="float" office:value="0.00595238095238095">
            <text:p>0,0059524</text:p>
          </table:table-cell>
          <table:table-cell table:style-name="ce6" table:formula="of:=[.H168]+[.F169]" office:value-type="float" office:value="140">
            <text:p>140</text:p>
          </table:table-cell>
          <table:table-cell table:style-name="ce24" table:formula="of:=[.I168]+[.G169]" office:value-type="float" office:value="0.833333333333331">
            <text:p>0,8333333333</text:p>
          </table:table-cell>
          <table:table-cell table:style-name="ce25" table:formula="of:=[.G169]*100" office:value-type="float" office:value="0.595238095238095">
            <text:p>0,59523810</text:p>
          </table:table-cell>
          <table:table-cell table:style-name="ce26" table:formula="of:=[.K168]+[.J169]" office:value-type="float" office:value="83.3333333333335">
            <text:p>83,333333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02</text:p>
          </table:table-cell>
          <table:table-cell office:value-type="float" office:value="72901">
            <text:p>72901</text:p>
          </table:table-cell>
          <table:table-cell/>
          <table:table-cell table:style-name="ce16" office:value-type="float" office:value="86057">
            <text:p>86057</text:p>
          </table:table-cell>
          <table:table-cell table:style-name="ce13" table:formula="of:=COUNTIF([.$C$30:.$C$197];&quot;=&quot;&amp;[.E170])" office:value-type="float" office:value="1">
            <text:p>1</text:p>
          </table:table-cell>
          <table:table-cell table:style-name="ce21" table:formula="of:=[.F170]/[.$F$199]" office:value-type="float" office:value="0.00595238095238095">
            <text:p>0,0059524</text:p>
          </table:table-cell>
          <table:table-cell table:style-name="ce6" table:formula="of:=[.H169]+[.F170]" office:value-type="float" office:value="141">
            <text:p>141</text:p>
          </table:table-cell>
          <table:table-cell table:style-name="ce24" table:formula="of:=[.I169]+[.G170]" office:value-type="float" office:value="0.839285714285712">
            <text:p>0,8392857143</text:p>
          </table:table-cell>
          <table:table-cell table:style-name="ce25" table:formula="of:=[.G170]*100" office:value-type="float" office:value="0.595238095238095">
            <text:p>0,59523810</text:p>
          </table:table-cell>
          <table:table-cell table:style-name="ce26" table:formula="of:=[.K169]+[.J170]" office:value-type="float" office:value="83.9285714285716">
            <text:p>83,9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02</text:p>
          </table:table-cell>
          <table:table-cell office:value-type="float" office:value="84116">
            <text:p>84116</text:p>
          </table:table-cell>
          <table:table-cell/>
          <table:table-cell table:style-name="ce16" office:value-type="float" office:value="86640">
            <text:p>86640</text:p>
          </table:table-cell>
          <table:table-cell table:style-name="ce13" table:formula="of:=COUNTIF([.$C$30:.$C$197];&quot;=&quot;&amp;[.E171])" office:value-type="float" office:value="1">
            <text:p>1</text:p>
          </table:table-cell>
          <table:table-cell table:style-name="ce21" table:formula="of:=[.F171]/[.$F$199]" office:value-type="float" office:value="0.00595238095238095">
            <text:p>0,0059524</text:p>
          </table:table-cell>
          <table:table-cell table:style-name="ce6" table:formula="of:=[.H170]+[.F171]" office:value-type="float" office:value="142">
            <text:p>142</text:p>
          </table:table-cell>
          <table:table-cell table:style-name="ce24" table:formula="of:=[.I170]+[.G171]" office:value-type="float" office:value="0.845238095238093">
            <text:p>0,8452380952</text:p>
          </table:table-cell>
          <table:table-cell table:style-name="ce25" table:formula="of:=[.G171]*100" office:value-type="float" office:value="0.595238095238095">
            <text:p>0,59523810</text:p>
          </table:table-cell>
          <table:table-cell table:style-name="ce26" table:formula="of:=[.K170]+[.J171]" office:value-type="float" office:value="84.5238095238097">
            <text:p>84,5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02</text:p>
          </table:table-cell>
          <table:table-cell office:value-type="float" office:value="84463">
            <text:p>84463</text:p>
          </table:table-cell>
          <table:table-cell/>
          <table:table-cell table:style-name="ce16" office:value-type="float" office:value="88092">
            <text:p>88092</text:p>
          </table:table-cell>
          <table:table-cell table:style-name="ce13" table:formula="of:=COUNTIF([.$C$30:.$C$197];&quot;=&quot;&amp;[.E172])" office:value-type="float" office:value="1">
            <text:p>1</text:p>
          </table:table-cell>
          <table:table-cell table:style-name="ce21" table:formula="of:=[.F172]/[.$F$199]" office:value-type="float" office:value="0.00595238095238095">
            <text:p>0,0059524</text:p>
          </table:table-cell>
          <table:table-cell table:style-name="ce6" table:formula="of:=[.H171]+[.F172]" office:value-type="float" office:value="143">
            <text:p>143</text:p>
          </table:table-cell>
          <table:table-cell table:style-name="ce24" table:formula="of:=[.I171]+[.G172]" office:value-type="float" office:value="0.851190476190474">
            <text:p>0,8511904762</text:p>
          </table:table-cell>
          <table:table-cell table:style-name="ce25" table:formula="of:=[.G172]*100" office:value-type="float" office:value="0.595238095238095">
            <text:p>0,59523810</text:p>
          </table:table-cell>
          <table:table-cell table:style-name="ce26" table:formula="of:=[.K171]+[.J172]" office:value-type="float" office:value="85.1190476190478">
            <text:p>85,1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02</text:p>
          </table:table-cell>
          <table:table-cell office:value-type="float" office:value="68087">
            <text:p>68087</text:p>
          </table:table-cell>
          <table:table-cell/>
          <table:table-cell table:style-name="ce16" office:value-type="float" office:value="88349">
            <text:p>88349</text:p>
          </table:table-cell>
          <table:table-cell table:style-name="ce13" table:formula="of:=COUNTIF([.$C$30:.$C$197];&quot;=&quot;&amp;[.E173])" office:value-type="float" office:value="1">
            <text:p>1</text:p>
          </table:table-cell>
          <table:table-cell table:style-name="ce21" table:formula="of:=[.F173]/[.$F$199]" office:value-type="float" office:value="0.00595238095238095">
            <text:p>0,0059524</text:p>
          </table:table-cell>
          <table:table-cell table:style-name="ce6" table:formula="of:=[.H172]+[.F173]" office:value-type="float" office:value="144">
            <text:p>144</text:p>
          </table:table-cell>
          <table:table-cell table:style-name="ce24" table:formula="of:=[.I172]+[.G173]" office:value-type="float" office:value="0.857142857142855">
            <text:p>0,8571428571</text:p>
          </table:table-cell>
          <table:table-cell table:style-name="ce25" table:formula="of:=[.G173]*100" office:value-type="float" office:value="0.595238095238095">
            <text:p>0,59523810</text:p>
          </table:table-cell>
          <table:table-cell table:style-name="ce26" table:formula="of:=[.K172]+[.J173]" office:value-type="float" office:value="85.7142857142859">
            <text:p>85,7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03</text:p>
          </table:table-cell>
          <table:table-cell office:value-type="float" office:value="85181">
            <text:p>85181</text:p>
          </table:table-cell>
          <table:table-cell/>
          <table:table-cell table:style-name="ce16" office:value-type="float" office:value="88534">
            <text:p>88534</text:p>
          </table:table-cell>
          <table:table-cell table:style-name="ce13" table:formula="of:=COUNTIF([.$C$30:.$C$197];&quot;=&quot;&amp;[.E174])" office:value-type="float" office:value="1">
            <text:p>1</text:p>
          </table:table-cell>
          <table:table-cell table:style-name="ce21" table:formula="of:=[.F174]/[.$F$199]" office:value-type="float" office:value="0.00595238095238095">
            <text:p>0,0059524</text:p>
          </table:table-cell>
          <table:table-cell table:style-name="ce6" table:formula="of:=[.H173]+[.F174]" office:value-type="float" office:value="145">
            <text:p>145</text:p>
          </table:table-cell>
          <table:table-cell table:style-name="ce24" table:formula="of:=[.I173]+[.G174]" office:value-type="float" office:value="0.863095238095236">
            <text:p>0,8630952381</text:p>
          </table:table-cell>
          <table:table-cell table:style-name="ce25" table:formula="of:=[.G174]*100" office:value-type="float" office:value="0.595238095238095">
            <text:p>0,59523810</text:p>
          </table:table-cell>
          <table:table-cell table:style-name="ce26" table:formula="of:=[.K173]+[.J174]" office:value-type="float" office:value="86.309523809524">
            <text:p>86,3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03</text:p>
          </table:table-cell>
          <table:table-cell office:value-type="float" office:value="89150">
            <text:p>89150</text:p>
          </table:table-cell>
          <table:table-cell/>
          <table:table-cell table:style-name="ce16" office:value-type="float" office:value="88826">
            <text:p>88826</text:p>
          </table:table-cell>
          <table:table-cell table:style-name="ce13" table:formula="of:=COUNTIF([.$C$30:.$C$197];&quot;=&quot;&amp;[.E175])" office:value-type="float" office:value="1">
            <text:p>1</text:p>
          </table:table-cell>
          <table:table-cell table:style-name="ce21" table:formula="of:=[.F175]/[.$F$199]" office:value-type="float" office:value="0.00595238095238095">
            <text:p>0,0059524</text:p>
          </table:table-cell>
          <table:table-cell table:style-name="ce6" table:formula="of:=[.H174]+[.F175]" office:value-type="float" office:value="146">
            <text:p>146</text:p>
          </table:table-cell>
          <table:table-cell table:style-name="ce24" table:formula="of:=[.I174]+[.G175]" office:value-type="float" office:value="0.869047619047617">
            <text:p>0,8690476190</text:p>
          </table:table-cell>
          <table:table-cell table:style-name="ce25" table:formula="of:=[.G175]*100" office:value-type="float" office:value="0.595238095238095">
            <text:p>0,59523810</text:p>
          </table:table-cell>
          <table:table-cell table:style-name="ce26" table:formula="of:=[.K174]+[.J175]" office:value-type="float" office:value="86.9047619047621">
            <text:p>86,9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03</text:p>
          </table:table-cell>
          <table:table-cell office:value-type="float" office:value="105152">
            <text:p>105152</text:p>
          </table:table-cell>
          <table:table-cell/>
          <table:table-cell table:style-name="ce16" office:value-type="float" office:value="88903">
            <text:p>88903</text:p>
          </table:table-cell>
          <table:table-cell table:style-name="ce13" table:formula="of:=COUNTIF([.$C$30:.$C$197];&quot;=&quot;&amp;[.E176])" office:value-type="float" office:value="1">
            <text:p>1</text:p>
          </table:table-cell>
          <table:table-cell table:style-name="ce21" table:formula="of:=[.F176]/[.$F$199]" office:value-type="float" office:value="0.00595238095238095">
            <text:p>0,0059524</text:p>
          </table:table-cell>
          <table:table-cell table:style-name="ce6" table:formula="of:=[.H175]+[.F176]" office:value-type="float" office:value="147">
            <text:p>147</text:p>
          </table:table-cell>
          <table:table-cell table:style-name="ce24" table:formula="of:=[.I175]+[.G176]" office:value-type="float" office:value="0.874999999999998">
            <text:p>0,8750000000</text:p>
          </table:table-cell>
          <table:table-cell table:style-name="ce25" table:formula="of:=[.G176]*100" office:value-type="float" office:value="0.595238095238095">
            <text:p>0,59523810</text:p>
          </table:table-cell>
          <table:table-cell table:style-name="ce26" table:formula="of:=[.K175]+[.J176]" office:value-type="float" office:value="87.5000000000003">
            <text:p>87,500000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03</text:p>
          </table:table-cell>
          <table:table-cell office:value-type="float" office:value="82181">
            <text:p>82181</text:p>
          </table:table-cell>
          <table:table-cell/>
          <table:table-cell table:style-name="ce16" office:value-type="float" office:value="89150">
            <text:p>89150</text:p>
          </table:table-cell>
          <table:table-cell table:style-name="ce13" table:formula="of:=COUNTIF([.$C$30:.$C$197];&quot;=&quot;&amp;[.E177])" office:value-type="float" office:value="1">
            <text:p>1</text:p>
          </table:table-cell>
          <table:table-cell table:style-name="ce21" table:formula="of:=[.F177]/[.$F$199]" office:value-type="float" office:value="0.00595238095238095">
            <text:p>0,0059524</text:p>
          </table:table-cell>
          <table:table-cell table:style-name="ce6" table:formula="of:=[.H176]+[.F177]" office:value-type="float" office:value="148">
            <text:p>148</text:p>
          </table:table-cell>
          <table:table-cell table:style-name="ce24" table:formula="of:=[.I176]+[.G177]" office:value-type="float" office:value="0.880952380952379">
            <text:p>0,8809523810</text:p>
          </table:table-cell>
          <table:table-cell table:style-name="ce25" table:formula="of:=[.G177]*100" office:value-type="float" office:value="0.595238095238095">
            <text:p>0,59523810</text:p>
          </table:table-cell>
          <table:table-cell table:style-name="ce26" table:formula="of:=[.K176]+[.J177]" office:value-type="float" office:value="88.0952380952384">
            <text:p>88,095238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03</text:p>
          </table:table-cell>
          <table:table-cell office:value-type="float" office:value="95925">
            <text:p>95925</text:p>
          </table:table-cell>
          <table:table-cell/>
          <table:table-cell table:style-name="ce16" office:value-type="float" office:value="89520">
            <text:p>89520</text:p>
          </table:table-cell>
          <table:table-cell table:style-name="ce13" table:formula="of:=COUNTIF([.$C$30:.$C$197];&quot;=&quot;&amp;[.E178])" office:value-type="float" office:value="1">
            <text:p>1</text:p>
          </table:table-cell>
          <table:table-cell table:style-name="ce21" table:formula="of:=[.F178]/[.$F$199]" office:value-type="float" office:value="0.00595238095238095">
            <text:p>0,0059524</text:p>
          </table:table-cell>
          <table:table-cell table:style-name="ce6" table:formula="of:=[.H177]+[.F178]" office:value-type="float" office:value="149">
            <text:p>149</text:p>
          </table:table-cell>
          <table:table-cell table:style-name="ce24" table:formula="of:=[.I177]+[.G178]" office:value-type="float" office:value="0.88690476190476">
            <text:p>0,8869047619</text:p>
          </table:table-cell>
          <table:table-cell table:style-name="ce25" table:formula="of:=[.G178]*100" office:value-type="float" office:value="0.595238095238095">
            <text:p>0,59523810</text:p>
          </table:table-cell>
          <table:table-cell table:style-name="ce26" table:formula="of:=[.K177]+[.J178]" office:value-type="float" office:value="88.6904761904765">
            <text:p>88,690476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03</text:p>
          </table:table-cell>
          <table:table-cell office:value-type="float" office:value="85089">
            <text:p>85089</text:p>
          </table:table-cell>
          <table:table-cell/>
          <table:table-cell table:style-name="ce16" office:value-type="float" office:value="90567">
            <text:p>90567</text:p>
          </table:table-cell>
          <table:table-cell table:style-name="ce13" table:formula="of:=COUNTIF([.$C$30:.$C$197];&quot;=&quot;&amp;[.E179])" office:value-type="float" office:value="1">
            <text:p>1</text:p>
          </table:table-cell>
          <table:table-cell table:style-name="ce21" table:formula="of:=[.F179]/[.$F$199]" office:value-type="float" office:value="0.00595238095238095">
            <text:p>0,0059524</text:p>
          </table:table-cell>
          <table:table-cell table:style-name="ce6" table:formula="of:=[.H178]+[.F179]" office:value-type="float" office:value="150">
            <text:p>150</text:p>
          </table:table-cell>
          <table:table-cell table:style-name="ce24" table:formula="of:=[.I178]+[.G179]" office:value-type="float" office:value="0.892857142857141">
            <text:p>0,8928571429</text:p>
          </table:table-cell>
          <table:table-cell table:style-name="ce25" table:formula="of:=[.G179]*100" office:value-type="float" office:value="0.595238095238095">
            <text:p>0,59523810</text:p>
          </table:table-cell>
          <table:table-cell table:style-name="ce26" table:formula="of:=[.K178]+[.J179]" office:value-type="float" office:value="89.2857142857146">
            <text:p>89,285714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03</text:p>
          </table:table-cell>
          <table:table-cell office:value-type="float" office:value="93643">
            <text:p>93643</text:p>
          </table:table-cell>
          <table:table-cell/>
          <table:table-cell table:style-name="ce16" office:value-type="float" office:value="90904">
            <text:p>90904</text:p>
          </table:table-cell>
          <table:table-cell table:style-name="ce13" table:formula="of:=COUNTIF([.$C$30:.$C$197];&quot;=&quot;&amp;[.E180])" office:value-type="float" office:value="1">
            <text:p>1</text:p>
          </table:table-cell>
          <table:table-cell table:style-name="ce21" table:formula="of:=[.F180]/[.$F$199]" office:value-type="float" office:value="0.00595238095238095">
            <text:p>0,0059524</text:p>
          </table:table-cell>
          <table:table-cell table:style-name="ce6" table:formula="of:=[.H179]+[.F180]" office:value-type="float" office:value="151">
            <text:p>151</text:p>
          </table:table-cell>
          <table:table-cell table:style-name="ce24" table:formula="of:=[.I179]+[.G180]" office:value-type="float" office:value="0.898809523809522">
            <text:p>0,8988095238</text:p>
          </table:table-cell>
          <table:table-cell table:style-name="ce25" table:formula="of:=[.G180]*100" office:value-type="float" office:value="0.595238095238095">
            <text:p>0,59523810</text:p>
          </table:table-cell>
          <table:table-cell table:style-name="ce26" table:formula="of:=[.K179]+[.J180]" office:value-type="float" office:value="89.8809523809527">
            <text:p>89,880952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03</text:p>
          </table:table-cell>
          <table:table-cell office:value-type="float" office:value="54790">
            <text:p>54790</text:p>
          </table:table-cell>
          <table:table-cell/>
          <table:table-cell table:style-name="ce16" office:value-type="float" office:value="90944">
            <text:p>90944</text:p>
          </table:table-cell>
          <table:table-cell table:style-name="ce13" table:formula="of:=COUNTIF([.$C$30:.$C$197];&quot;=&quot;&amp;[.E181])" office:value-type="float" office:value="1">
            <text:p>1</text:p>
          </table:table-cell>
          <table:table-cell table:style-name="ce21" table:formula="of:=[.F181]/[.$F$199]" office:value-type="float" office:value="0.00595238095238095">
            <text:p>0,0059524</text:p>
          </table:table-cell>
          <table:table-cell table:style-name="ce6" table:formula="of:=[.H180]+[.F181]" office:value-type="float" office:value="152">
            <text:p>152</text:p>
          </table:table-cell>
          <table:table-cell table:style-name="ce24" table:formula="of:=[.I180]+[.G181]" office:value-type="float" office:value="0.904761904761903">
            <text:p>0,9047619048</text:p>
          </table:table-cell>
          <table:table-cell table:style-name="ce25" table:formula="of:=[.G181]*100" office:value-type="float" office:value="0.595238095238095">
            <text:p>0,59523810</text:p>
          </table:table-cell>
          <table:table-cell table:style-name="ce26" table:formula="of:=[.K180]+[.J181]" office:value-type="float" office:value="90.4761904761908">
            <text:p>90,476190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03</text:p>
          </table:table-cell>
          <table:table-cell office:value-type="float" office:value="76095">
            <text:p>76095</text:p>
          </table:table-cell>
          <table:table-cell/>
          <table:table-cell table:style-name="ce16" office:value-type="float" office:value="91212">
            <text:p>91212</text:p>
          </table:table-cell>
          <table:table-cell table:style-name="ce13" table:formula="of:=COUNTIF([.$C$30:.$C$197];&quot;=&quot;&amp;[.E182])" office:value-type="float" office:value="1">
            <text:p>1</text:p>
          </table:table-cell>
          <table:table-cell table:style-name="ce21" table:formula="of:=[.F182]/[.$F$199]" office:value-type="float" office:value="0.00595238095238095">
            <text:p>0,0059524</text:p>
          </table:table-cell>
          <table:table-cell table:style-name="ce6" table:formula="of:=[.H181]+[.F182]" office:value-type="float" office:value="153">
            <text:p>153</text:p>
          </table:table-cell>
          <table:table-cell table:style-name="ce24" table:formula="of:=[.I181]+[.G182]" office:value-type="float" office:value="0.910714285714283">
            <text:p>0,9107142857</text:p>
          </table:table-cell>
          <table:table-cell table:style-name="ce25" table:formula="of:=[.G182]*100" office:value-type="float" office:value="0.595238095238095">
            <text:p>0,59523810</text:p>
          </table:table-cell>
          <table:table-cell table:style-name="ce26" table:formula="of:=[.K181]+[.J182]" office:value-type="float" office:value="91.0714285714289">
            <text:p>91,071428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03</text:p>
          </table:table-cell>
          <table:table-cell office:value-type="float" office:value="83051">
            <text:p>83051</text:p>
          </table:table-cell>
          <table:table-cell/>
          <table:table-cell table:style-name="ce16" office:value-type="float" office:value="91303">
            <text:p>91303</text:p>
          </table:table-cell>
          <table:table-cell table:style-name="ce13" table:formula="of:=COUNTIF([.$C$30:.$C$197];&quot;=&quot;&amp;[.E183])" office:value-type="float" office:value="1">
            <text:p>1</text:p>
          </table:table-cell>
          <table:table-cell table:style-name="ce21" table:formula="of:=[.F183]/[.$F$199]" office:value-type="float" office:value="0.00595238095238095">
            <text:p>0,0059524</text:p>
          </table:table-cell>
          <table:table-cell table:style-name="ce6" table:formula="of:=[.H182]+[.F183]" office:value-type="float" office:value="154">
            <text:p>154</text:p>
          </table:table-cell>
          <table:table-cell table:style-name="ce24" table:formula="of:=[.I182]+[.G183]" office:value-type="float" office:value="0.916666666666665">
            <text:p>0,9166666667</text:p>
          </table:table-cell>
          <table:table-cell table:style-name="ce25" table:formula="of:=[.G183]*100" office:value-type="float" office:value="0.595238095238095">
            <text:p>0,59523810</text:p>
          </table:table-cell>
          <table:table-cell table:style-name="ce26" table:formula="of:=[.K182]+[.J183]" office:value-type="float" office:value="91.666666666667">
            <text:p>91,666666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03</text:p>
          </table:table-cell>
          <table:table-cell office:value-type="float" office:value="78578">
            <text:p>78578</text:p>
          </table:table-cell>
          <table:table-cell/>
          <table:table-cell table:style-name="ce16" office:value-type="float" office:value="92294">
            <text:p>92294</text:p>
          </table:table-cell>
          <table:table-cell table:style-name="ce13" table:formula="of:=COUNTIF([.$C$30:.$C$197];&quot;=&quot;&amp;[.E184])" office:value-type="float" office:value="1">
            <text:p>1</text:p>
          </table:table-cell>
          <table:table-cell table:style-name="ce21" table:formula="of:=[.F184]/[.$F$199]" office:value-type="float" office:value="0.00595238095238095">
            <text:p>0,0059524</text:p>
          </table:table-cell>
          <table:table-cell table:style-name="ce6" table:formula="of:=[.H183]+[.F184]" office:value-type="float" office:value="155">
            <text:p>155</text:p>
          </table:table-cell>
          <table:table-cell table:style-name="ce24" table:formula="of:=[.I183]+[.G184]" office:value-type="float" office:value="0.922619047619045">
            <text:p>0,9226190476</text:p>
          </table:table-cell>
          <table:table-cell table:style-name="ce25" table:formula="of:=[.G184]*100" office:value-type="float" office:value="0.595238095238095">
            <text:p>0,59523810</text:p>
          </table:table-cell>
          <table:table-cell table:style-name="ce26" table:formula="of:=[.K183]+[.J184]" office:value-type="float" office:value="92.2619047619051">
            <text:p>92,261904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03</text:p>
          </table:table-cell>
          <table:table-cell office:value-type="float" office:value="64818">
            <text:p>64818</text:p>
          </table:table-cell>
          <table:table-cell/>
          <table:table-cell table:style-name="ce16" office:value-type="float" office:value="93643">
            <text:p>93643</text:p>
          </table:table-cell>
          <table:table-cell table:style-name="ce13" table:formula="of:=COUNTIF([.$C$30:.$C$197];&quot;=&quot;&amp;[.E185])" office:value-type="float" office:value="1">
            <text:p>1</text:p>
          </table:table-cell>
          <table:table-cell table:style-name="ce21" table:formula="of:=[.F185]/[.$F$199]" office:value-type="float" office:value="0.00595238095238095">
            <text:p>0,0059524</text:p>
          </table:table-cell>
          <table:table-cell table:style-name="ce6" table:formula="of:=[.H184]+[.F185]" office:value-type="float" office:value="156">
            <text:p>156</text:p>
          </table:table-cell>
          <table:table-cell table:style-name="ce24" table:formula="of:=[.I184]+[.G185]" office:value-type="float" office:value="0.928571428571426">
            <text:p>0,9285714286</text:p>
          </table:table-cell>
          <table:table-cell table:style-name="ce25" table:formula="of:=[.G185]*100" office:value-type="float" office:value="0.595238095238095">
            <text:p>0,59523810</text:p>
          </table:table-cell>
          <table:table-cell table:style-name="ce26" table:formula="of:=[.K184]+[.J185]" office:value-type="float" office:value="92.8571428571432">
            <text:p>92,857142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gener / 04</text:p>
          </table:table-cell>
          <table:table-cell office:value-type="float" office:value="88826">
            <text:p>88826</text:p>
          </table:table-cell>
          <table:table-cell/>
          <table:table-cell table:style-name="ce16" office:value-type="float" office:value="95130">
            <text:p>95130</text:p>
          </table:table-cell>
          <table:table-cell table:style-name="ce13" table:formula="of:=COUNTIF([.$C$30:.$C$197];&quot;=&quot;&amp;[.E186])" office:value-type="float" office:value="1">
            <text:p>1</text:p>
          </table:table-cell>
          <table:table-cell table:style-name="ce21" table:formula="of:=[.F186]/[.$F$199]" office:value-type="float" office:value="0.00595238095238095">
            <text:p>0,0059524</text:p>
          </table:table-cell>
          <table:table-cell table:style-name="ce6" table:formula="of:=[.H185]+[.F186]" office:value-type="float" office:value="157">
            <text:p>157</text:p>
          </table:table-cell>
          <table:table-cell table:style-name="ce24" table:formula="of:=[.I185]+[.G186]" office:value-type="float" office:value="0.934523809523807">
            <text:p>0,9345238095</text:p>
          </table:table-cell>
          <table:table-cell table:style-name="ce25" table:formula="of:=[.G186]*100" office:value-type="float" office:value="0.595238095238095">
            <text:p>0,59523810</text:p>
          </table:table-cell>
          <table:table-cell table:style-name="ce26" table:formula="of:=[.K185]+[.J186]" office:value-type="float" office:value="93.4523809523813">
            <text:p>93,452381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Febrer / 04</text:p>
          </table:table-cell>
          <table:table-cell office:value-type="float" office:value="67185">
            <text:p>67185</text:p>
          </table:table-cell>
          <table:table-cell/>
          <table:table-cell table:style-name="ce16" office:value-type="float" office:value="95925">
            <text:p>95925</text:p>
          </table:table-cell>
          <table:table-cell table:style-name="ce13" table:formula="of:=COUNTIF([.$C$30:.$C$197];&quot;=&quot;&amp;[.E187])" office:value-type="float" office:value="1">
            <text:p>1</text:p>
          </table:table-cell>
          <table:table-cell table:style-name="ce21" table:formula="of:=[.F187]/[.$F$199]" office:value-type="float" office:value="0.00595238095238095">
            <text:p>0,0059524</text:p>
          </table:table-cell>
          <table:table-cell table:style-name="ce6" table:formula="of:=[.H186]+[.F187]" office:value-type="float" office:value="158">
            <text:p>158</text:p>
          </table:table-cell>
          <table:table-cell table:style-name="ce24" table:formula="of:=[.I186]+[.G187]" office:value-type="float" office:value="0.940476190476188">
            <text:p>0,9404761905</text:p>
          </table:table-cell>
          <table:table-cell table:style-name="ce25" table:formula="of:=[.G187]*100" office:value-type="float" office:value="0.595238095238095">
            <text:p>0,59523810</text:p>
          </table:table-cell>
          <table:table-cell table:style-name="ce26" table:formula="of:=[.K186]+[.J187]" office:value-type="float" office:value="94.0476190476194">
            <text:p>94,0476190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rç / 04</text:p>
          </table:table-cell>
          <table:table-cell office:value-type="float" office:value="95130">
            <text:p>95130</text:p>
          </table:table-cell>
          <table:table-cell/>
          <table:table-cell table:style-name="ce16" office:value-type="float" office:value="96355">
            <text:p>96355</text:p>
          </table:table-cell>
          <table:table-cell table:style-name="ce13" table:formula="of:=COUNTIF([.$C$30:.$C$197];&quot;=&quot;&amp;[.E188])" office:value-type="float" office:value="1">
            <text:p>1</text:p>
          </table:table-cell>
          <table:table-cell table:style-name="ce21" table:formula="of:=[.F188]/[.$F$199]" office:value-type="float" office:value="0.00595238095238095">
            <text:p>0,0059524</text:p>
          </table:table-cell>
          <table:table-cell table:style-name="ce6" table:formula="of:=[.H187]+[.F188]" office:value-type="float" office:value="159">
            <text:p>159</text:p>
          </table:table-cell>
          <table:table-cell table:style-name="ce24" table:formula="of:=[.I187]+[.G188]" office:value-type="float" office:value="0.946428571428569">
            <text:p>0,9464285714</text:p>
          </table:table-cell>
          <table:table-cell table:style-name="ce25" table:formula="of:=[.G188]*100" office:value-type="float" office:value="0.595238095238095">
            <text:p>0,59523810</text:p>
          </table:table-cell>
          <table:table-cell table:style-name="ce26" table:formula="of:=[.K187]+[.J188]" office:value-type="float" office:value="94.6428571428575">
            <text:p>94,6428571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bril / 04</text:p>
          </table:table-cell>
          <table:table-cell office:value-type="float" office:value="92294">
            <text:p>92294</text:p>
          </table:table-cell>
          <table:table-cell/>
          <table:table-cell table:style-name="ce16" office:value-type="float" office:value="96554">
            <text:p>96554</text:p>
          </table:table-cell>
          <table:table-cell table:style-name="ce13" table:formula="of:=COUNTIF([.$C$30:.$C$197];&quot;=&quot;&amp;[.E189])" office:value-type="float" office:value="1">
            <text:p>1</text:p>
          </table:table-cell>
          <table:table-cell table:style-name="ce21" table:formula="of:=[.F189]/[.$F$199]" office:value-type="float" office:value="0.00595238095238095">
            <text:p>0,0059524</text:p>
          </table:table-cell>
          <table:table-cell table:style-name="ce6" table:formula="of:=[.H188]+[.F189]" office:value-type="float" office:value="160">
            <text:p>160</text:p>
          </table:table-cell>
          <table:table-cell table:style-name="ce24" table:formula="of:=[.I188]+[.G189]" office:value-type="float" office:value="0.95238095238095">
            <text:p>0,9523809524</text:p>
          </table:table-cell>
          <table:table-cell table:style-name="ce25" table:formula="of:=[.G189]*100" office:value-type="float" office:value="0.595238095238095">
            <text:p>0,59523810</text:p>
          </table:table-cell>
          <table:table-cell table:style-name="ce26" table:formula="of:=[.K188]+[.J189]" office:value-type="float" office:value="95.2380952380956">
            <text:p>95,2380952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Maig / 04</text:p>
          </table:table-cell>
          <table:table-cell office:value-type="float" office:value="79798">
            <text:p>79798</text:p>
          </table:table-cell>
          <table:table-cell/>
          <table:table-cell table:style-name="ce16" office:value-type="float" office:value="97542">
            <text:p>97542</text:p>
          </table:table-cell>
          <table:table-cell table:style-name="ce13" table:formula="of:=COUNTIF([.$C$30:.$C$197];&quot;=&quot;&amp;[.E190])" office:value-type="float" office:value="1">
            <text:p>1</text:p>
          </table:table-cell>
          <table:table-cell table:style-name="ce21" table:formula="of:=[.F190]/[.$F$199]" office:value-type="float" office:value="0.00595238095238095">
            <text:p>0,0059524</text:p>
          </table:table-cell>
          <table:table-cell table:style-name="ce6" table:formula="of:=[.H189]+[.F190]" office:value-type="float" office:value="161">
            <text:p>161</text:p>
          </table:table-cell>
          <table:table-cell table:style-name="ce24" table:formula="of:=[.I189]+[.G190]" office:value-type="float" office:value="0.958333333333331">
            <text:p>0,9583333333</text:p>
          </table:table-cell>
          <table:table-cell table:style-name="ce25" table:formula="of:=[.G190]*100" office:value-type="float" office:value="0.595238095238095">
            <text:p>0,59523810</text:p>
          </table:table-cell>
          <table:table-cell table:style-name="ce26" table:formula="of:=[.K189]+[.J190]" office:value-type="float" office:value="95.8333333333337">
            <text:p>95,8333333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ny / 04</text:p>
          </table:table-cell>
          <table:table-cell office:value-type="float" office:value="85509">
            <text:p>85509</text:p>
          </table:table-cell>
          <table:table-cell/>
          <table:table-cell table:style-name="ce16" office:value-type="float" office:value="98972">
            <text:p>98972</text:p>
          </table:table-cell>
          <table:table-cell table:style-name="ce13" table:formula="of:=COUNTIF([.$C$30:.$C$197];&quot;=&quot;&amp;[.E191])" office:value-type="float" office:value="1">
            <text:p>1</text:p>
          </table:table-cell>
          <table:table-cell table:style-name="ce21" table:formula="of:=[.F191]/[.$F$199]" office:value-type="float" office:value="0.00595238095238095">
            <text:p>0,0059524</text:p>
          </table:table-cell>
          <table:table-cell table:style-name="ce6" table:formula="of:=[.H190]+[.F191]" office:value-type="float" office:value="162">
            <text:p>162</text:p>
          </table:table-cell>
          <table:table-cell table:style-name="ce24" table:formula="of:=[.I190]+[.G191]" office:value-type="float" office:value="0.964285714285712">
            <text:p>0,9642857143</text:p>
          </table:table-cell>
          <table:table-cell table:style-name="ce25" table:formula="of:=[.G191]*100" office:value-type="float" office:value="0.595238095238095">
            <text:p>0,59523810</text:p>
          </table:table-cell>
          <table:table-cell table:style-name="ce26" table:formula="of:=[.K190]+[.J191]" office:value-type="float" office:value="96.4285714285718">
            <text:p>96,4285714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Juliol / 04</text:p>
          </table:table-cell>
          <table:table-cell office:value-type="float" office:value="77687">
            <text:p>77687</text:p>
          </table:table-cell>
          <table:table-cell/>
          <table:table-cell table:style-name="ce16" office:value-type="float" office:value="101623">
            <text:p>101623</text:p>
          </table:table-cell>
          <table:table-cell table:style-name="ce13" table:formula="of:=COUNTIF([.$C$30:.$C$197];&quot;=&quot;&amp;[.E192])" office:value-type="float" office:value="1">
            <text:p>1</text:p>
          </table:table-cell>
          <table:table-cell table:style-name="ce21" table:formula="of:=[.F192]/[.$F$199]" office:value-type="float" office:value="0.00595238095238095">
            <text:p>0,0059524</text:p>
          </table:table-cell>
          <table:table-cell table:style-name="ce6" table:formula="of:=[.H191]+[.F192]" office:value-type="float" office:value="163">
            <text:p>163</text:p>
          </table:table-cell>
          <table:table-cell table:style-name="ce24" table:formula="of:=[.I191]+[.G192]" office:value-type="float" office:value="0.970238095238093">
            <text:p>0,9702380952</text:p>
          </table:table-cell>
          <table:table-cell table:style-name="ce25" table:formula="of:=[.G192]*100" office:value-type="float" office:value="0.595238095238095">
            <text:p>0,59523810</text:p>
          </table:table-cell>
          <table:table-cell table:style-name="ce26" table:formula="of:=[.K191]+[.J192]" office:value-type="float" office:value="97.0238095238099">
            <text:p>97,0238095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Agost / 04</text:p>
          </table:table-cell>
          <table:table-cell office:value-type="float" office:value="52510">
            <text:p>52510</text:p>
          </table:table-cell>
          <table:table-cell/>
          <table:table-cell table:style-name="ce16" office:value-type="float" office:value="104951">
            <text:p>104951</text:p>
          </table:table-cell>
          <table:table-cell table:style-name="ce13" table:formula="of:=COUNTIF([.$C$30:.$C$197];&quot;=&quot;&amp;[.E193])" office:value-type="float" office:value="1">
            <text:p>1</text:p>
          </table:table-cell>
          <table:table-cell table:style-name="ce21" table:formula="of:=[.F193]/[.$F$199]" office:value-type="float" office:value="0.00595238095238095">
            <text:p>0,0059524</text:p>
          </table:table-cell>
          <table:table-cell table:style-name="ce6" table:formula="of:=[.H192]+[.F193]" office:value-type="float" office:value="164">
            <text:p>164</text:p>
          </table:table-cell>
          <table:table-cell table:style-name="ce24" table:formula="of:=[.I192]+[.G193]" office:value-type="float" office:value="0.976190476190474">
            <text:p>0,9761904762</text:p>
          </table:table-cell>
          <table:table-cell table:style-name="ce25" table:formula="of:=[.G193]*100" office:value-type="float" office:value="0.595238095238095">
            <text:p>0,59523810</text:p>
          </table:table-cell>
          <table:table-cell table:style-name="ce26" table:formula="of:=[.K192]+[.J193]" office:value-type="float" office:value="97.619047619048">
            <text:p>97,6190476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Set. / 04</text:p>
          </table:table-cell>
          <table:table-cell office:value-type="float" office:value="88349">
            <text:p>88349</text:p>
          </table:table-cell>
          <table:table-cell/>
          <table:table-cell table:style-name="ce16" office:value-type="float" office:value="105152">
            <text:p>105152</text:p>
          </table:table-cell>
          <table:table-cell table:style-name="ce13" table:formula="of:=COUNTIF([.$C$30:.$C$197];&quot;=&quot;&amp;[.E194])" office:value-type="float" office:value="1">
            <text:p>1</text:p>
          </table:table-cell>
          <table:table-cell table:style-name="ce21" table:formula="of:=[.F194]/[.$F$199]" office:value-type="float" office:value="0.00595238095238095">
            <text:p>0,0059524</text:p>
          </table:table-cell>
          <table:table-cell table:style-name="ce6" table:formula="of:=[.H193]+[.F194]" office:value-type="float" office:value="165">
            <text:p>165</text:p>
          </table:table-cell>
          <table:table-cell table:style-name="ce24" table:formula="of:=[.I193]+[.G194]" office:value-type="float" office:value="0.982142857142855">
            <text:p>0,9821428571</text:p>
          </table:table-cell>
          <table:table-cell table:style-name="ce25" table:formula="of:=[.G194]*100" office:value-type="float" office:value="0.595238095238095">
            <text:p>0,59523810</text:p>
          </table:table-cell>
          <table:table-cell table:style-name="ce26" table:formula="of:=[.K193]+[.J194]" office:value-type="float" office:value="98.2142857142861">
            <text:p>98,2142857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Oct. / 04</text:p>
          </table:table-cell>
          <table:table-cell office:value-type="float" office:value="72135">
            <text:p>72135</text:p>
          </table:table-cell>
          <table:table-cell/>
          <table:table-cell table:style-name="ce16" office:value-type="float" office:value="108129">
            <text:p>108129</text:p>
          </table:table-cell>
          <table:table-cell table:style-name="ce13" table:formula="of:=COUNTIF([.$C$30:.$C$197];&quot;=&quot;&amp;[.E195])" office:value-type="float" office:value="1">
            <text:p>1</text:p>
          </table:table-cell>
          <table:table-cell table:style-name="ce21" table:formula="of:=[.F195]/[.$F$199]" office:value-type="float" office:value="0.00595238095238095">
            <text:p>0,0059524</text:p>
          </table:table-cell>
          <table:table-cell table:style-name="ce6" table:formula="of:=[.H194]+[.F195]" office:value-type="float" office:value="166">
            <text:p>166</text:p>
          </table:table-cell>
          <table:table-cell table:style-name="ce24" table:formula="of:=[.I194]+[.G195]" office:value-type="float" office:value="0.988095238095236">
            <text:p>0,9880952381</text:p>
          </table:table-cell>
          <table:table-cell table:style-name="ce25" table:formula="of:=[.G195]*100" office:value-type="float" office:value="0.595238095238095">
            <text:p>0,59523810</text:p>
          </table:table-cell>
          <table:table-cell table:style-name="ce26" table:formula="of:=[.K194]+[.J195]" office:value-type="float" office:value="98.8095238095242">
            <text:p>98,8095238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Nov. / 04</text:p>
          </table:table-cell>
          <table:table-cell office:value-type="float" office:value="81039">
            <text:p>81039</text:p>
          </table:table-cell>
          <table:table-cell/>
          <table:table-cell table:style-name="ce16" office:value-type="float" office:value="108580">
            <text:p>108580</text:p>
          </table:table-cell>
          <table:table-cell table:style-name="ce13" table:formula="of:=COUNTIF([.$C$30:.$C$197];&quot;=&quot;&amp;[.E196])" office:value-type="float" office:value="1">
            <text:p>1</text:p>
          </table:table-cell>
          <table:table-cell table:style-name="ce21" table:formula="of:=[.F196]/[.$F$199]" office:value-type="float" office:value="0.00595238095238095">
            <text:p>0,0059524</text:p>
          </table:table-cell>
          <table:table-cell table:style-name="ce6" table:formula="of:=[.H195]+[.F196]" office:value-type="float" office:value="167">
            <text:p>167</text:p>
          </table:table-cell>
          <table:table-cell table:style-name="ce24" table:formula="of:=[.I195]+[.G196]" office:value-type="float" office:value="0.994047619047617">
            <text:p>0,9940476190</text:p>
          </table:table-cell>
          <table:table-cell table:style-name="ce25" table:formula="of:=[.G196]*100" office:value-type="float" office:value="0.595238095238095">
            <text:p>0,59523810</text:p>
          </table:table-cell>
          <table:table-cell table:style-name="ce26" table:formula="of:=[.K195]+[.J196]" office:value-type="float" office:value="99.4047619047623">
            <text:p>99,4047619</text:p>
          </table:table-cell>
          <table:table-cell table:number-columns-repeated="7"/>
        </table:table-row>
        <table:table-row table:style-name="ro3">
          <table:table-cell/>
          <table:table-cell table:style-name="ce6" office:value-type="string">
            <text:p>Des. / 04</text:p>
          </table:table-cell>
          <table:table-cell office:value-type="float" office:value="69633">
            <text:p>69633</text:p>
          </table:table-cell>
          <table:table-cell/>
          <table:table-cell table:style-name="ce16" office:value-type="float" office:value="135058">
            <text:p>135058</text:p>
          </table:table-cell>
          <table:table-cell table:style-name="ce13" table:formula="of:=COUNTIF([.$C$30:.$C$197];&quot;=&quot;&amp;[.E197])" office:value-type="float" office:value="1">
            <text:p>1</text:p>
          </table:table-cell>
          <table:table-cell table:style-name="ce21" table:formula="of:=[.F197]/[.$F$199]" office:value-type="float" office:value="0.00595238095238095">
            <text:p>0,0059524</text:p>
          </table:table-cell>
          <table:table-cell table:style-name="ce6" table:formula="of:=[.H196]+[.F197]" office:value-type="float" office:value="168">
            <text:p>168</text:p>
          </table:table-cell>
          <table:table-cell table:style-name="ce24" table:formula="of:=[.I196]+[.G197]" office:value-type="float" office:value="0.999999999999998">
            <text:p>1,0000000000</text:p>
          </table:table-cell>
          <table:table-cell table:style-name="ce25" table:formula="of:=[.G197]*100" office:value-type="float" office:value="0.595238095238095">
            <text:p>0,59523810</text:p>
          </table:table-cell>
          <table:table-cell table:style-name="ce26" table:formula="of:=[.K196]+[.J197]" office:value-type="float" office:value="100">
            <text:p>100,0000000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table:number-columns-repeated="3"/>
          <table:table-cell table:style-name="ce13"/>
          <table:table-cell table:number-columns-repeated="7"/>
          <table:table-cell table:style-name="ce13"/>
          <table:table-cell table:number-columns-repeated="4"/>
        </table:table-row>
        <table:table-row table:style-name="ro3">
          <table:table-cell table:number-columns-repeated="2"/>
          <table:table-cell table:style-name="ce13" table:formula="of:=SUM([.C30:.C197])" office:value-type="float" office:value="10666697">
            <text:p>10666697</text:p>
          </table:table-cell>
          <table:table-cell table:style-name="ce13"/>
          <table:table-cell/>
          <table:table-cell table:formula="of:=SUM([.F30:.F197])" office:value-type="float" office:value="168">
            <text:p>168</text:p>
          </table:table-cell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ce1" table:number-columns-repeated="3"/>
          <table:table-cell table:number-columns-repeated="13"/>
        </table:table-row>
        <table:table-row table:style-name="ro3" table:number-rows-repeated="167">
          <table:table-cell table:number-columns-repeated="2"/>
          <table:table-cell table:style-name="ce13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13" table:number-columns-repeated="2"/>
          <table:table-cell table:number-columns-repeated="14"/>
        </table:table-row>
      </table:table>
      <table:table table:name="Apartat B" table:style-name="ta1" table:print="false">
        <table:table-column table:style-name="co7" table:default-cell-style-name="ce6"/>
        <table:table-column table:style-name="co1" table:default-cell-style-name="ce6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para hacer los intervalos calcularemos el rango de los datos, y lo dividiremos entre el número de intervalos que queremos: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nelada máxima</text:p>
          </table:table-cell>
          <table:table-cell table:style-name="Default"/>
          <table:table-cell office:value-type="string">
            <text:p>Tónelada mínima</text:p>
          </table:table-cell>
          <table:table-cell/>
          <table:table-cell office:value-type="string">
            <text:p>Incremento</text:p>
          </table:table-cell>
          <table:table-cell office:value-type="string">
            <text:p>Longitud Intervalo</text:p>
          </table:table-cell>
          <table:table-cell table:number-columns-repeated="6"/>
        </table:table-row>
        <table:table-row table:style-name="ro1">
          <table:table-cell table:style-name="ce16" office:value-type="float" office:value="135058">
            <text:p>135058</text:p>
          </table:table-cell>
          <table:table-cell table:style-name="ce16"/>
          <table:table-cell table:style-name="ce16" office:value-type="float" office:value="28821">
            <text:p>28821</text:p>
          </table:table-cell>
          <table:table-cell/>
          <table:table-cell table:formula="of:=[.A3]-[.C3]" office:value-type="float" office:value="106237">
            <text:p>106237</text:p>
          </table:table-cell>
          <table:table-cell table:formula="of:=106237/10" office:value-type="float" office:value="10623.7">
            <text:p>10623,7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4">
          <table:table-cell table:style-name="ce29" office:value-type="string">
            <text:p>Intervalo</text:p>
          </table:table-cell>
          <table:table-cell table:style-name="ce29" office:value-type="string">
            <text:p>Marca de Clase</text:p>
          </table:table-cell>
          <table:table-cell table:style-name="ce29" office:value-type="string">
            <text:p>Frecuencia Absoluta</text:p>
          </table:table-cell>
          <table:table-cell table:style-name="ce29" office:value-type="string">
            <text:p>Frecuencia Absoluta acumulada</text:p>
          </table:table-cell>
          <table:table-cell table:style-name="ce29" office:value-type="string">
            <text:p>Frecuencia relativa</text:p>
          </table:table-cell>
          <table:table-cell table:style-name="ce29" office:value-type="string">
            <text:p>Frecuencia relativa acumulada</text:p>
          </table:table-cell>
          <table:table-cell table:style-name="ce29" office:value-type="string">
            <text:p>Porcentaje</text:p>
          </table:table-cell>
          <table:table-cell table:style-name="ce29" office:value-type="string">
            <text:p>Porcentaje acumulado</text:p>
          </table:table-cell>
          <table:table-cell table:style-name="ce32" office:value-type="string">
            <text:p>Per càlcul de variància</text:p>
          </table:table-cell>
          <table:table-cell/>
          <table:table-cell table:style-name="ce35" office:value-type="string">
            <text:p>MODA</text:p>
          </table:table-cell>
          <table:table-cell table:style-name="ce30" table:formula="of:=(50064.4+60692.1)/2" office:value-type="float" office:value="55378.25">
            <text:p>55378,25</text:p>
          </table:table-cell>
        </table:table-row>
        <table:table-row table:style-name="ro3">
          <table:table-cell table:style-name="ce30" office:value-type="string">
            <text:p>[28821-39444,7)</text:p>
          </table:table-cell>
          <table:table-cell table:style-name="ce30" table:formula="of:=(28821+39444.7)/2" office:value-type="float" office:value="34132.85">
            <text:p>34132,85</text:p>
          </table:table-cell>
          <table:table-cell table:style-name="ce30" office:value-type="float" office:value="20">
            <text:p>20</text:p>
          </table:table-cell>
          <table:table-cell table:style-name="ce30" table:formula="of:=[.C7]" office:value-type="float" office:value="20">
            <text:p>20</text:p>
          </table:table-cell>
          <table:table-cell table:style-name="ce31" table:formula="of:=[.C7]/[.$C$18]" office:value-type="float" office:value="0.119047619047619">
            <text:p>0,1190</text:p>
          </table:table-cell>
          <table:table-cell table:style-name="ce31" table:formula="of:=[.E7]" office:value-type="float" office:value="0.119047619047619">
            <text:p>0,1190</text:p>
          </table:table-cell>
          <table:table-cell table:style-name="ce31" table:formula="of:=[.E7]*100" office:value-type="float" office:value="11.9047619047619">
            <text:p>11,9048</text:p>
          </table:table-cell>
          <table:table-cell table:style-name="ce31" table:formula="of:=[.G7]" office:value-type="float" office:value="11.9047619047619">
            <text:p>11,9048</text:p>
          </table:table-cell>
          <table:table-cell table:style-name="ce33" table:formula="of:=([.B7]-[.$L$8])^2" office:value-type="float" office:value="861974018.843369">
            <text:p>861974018,84</text:p>
          </table:table-cell>
          <table:table-cell/>
          <table:table-cell table:style-name="ce35" office:value-type="string">
            <text:p>MEDIANA</text:p>
          </table:table-cell>
          <table:table-cell table:style-name="ce36" table:formula="of:=MEDIAN([.A42:.A209])" office:value-type="float" office:value="59653.5">
            <text:p>59653,5</text:p>
          </table:table-cell>
        </table:table-row>
        <table:table-row table:style-name="ro1">
          <table:table-cell table:style-name="ce30" office:value-type="string">
            <text:p>[39444,7-50064,4)</text:p>
          </table:table-cell>
          <table:table-cell table:style-name="ce30" table:formula="of:=(39444.7+50064.4)/2" office:value-type="float" office:value="44754.55">
            <text:p>44754,55</text:p>
          </table:table-cell>
          <table:table-cell table:style-name="ce30" office:value-type="float" office:value="29">
            <text:p>29</text:p>
          </table:table-cell>
          <table:table-cell table:style-name="ce30" table:formula="of:=[.D7]+[.C8]" office:value-type="float" office:value="49">
            <text:p>49</text:p>
          </table:table-cell>
          <table:table-cell table:style-name="ce31" table:formula="of:=[.C8]/[.$C$18]" office:value-type="float" office:value="0.172619047619048">
            <text:p>0,1726</text:p>
          </table:table-cell>
          <table:table-cell table:style-name="ce31" table:formula="of:=[.F7]+[.E8]" office:value-type="float" office:value="0.291666666666667">
            <text:p>0,2917</text:p>
          </table:table-cell>
          <table:table-cell table:style-name="ce31" table:formula="of:=[.E8]*100" office:value-type="float" office:value="17.2619047619048">
            <text:p>17,2619</text:p>
          </table:table-cell>
          <table:table-cell table:style-name="ce31" table:formula="of:=[.H7]+[.G8]" office:value-type="float" office:value="29.1666666666667">
            <text:p>29,1667</text:p>
          </table:table-cell>
          <table:table-cell table:style-name="ce33" table:formula="of:=([.B8]-[.$L$8])^2" office:value-type="float" office:value="351101178.222178">
            <text:p>351101178,22</text:p>
          </table:table-cell>
          <table:table-cell/>
          <table:table-cell table:style-name="ce35" office:value-type="string">
            <text:p>MITJANA</text:p>
          </table:table-cell>
          <table:table-cell table:style-name="ce30" table:formula="of:=AVERAGE([.A42:.A209])" office:value-type="float" office:value="63492.244047619">
            <text:p>63492,24</text:p>
          </table:table-cell>
        </table:table-row>
        <table:table-row table:style-name="ro1">
          <table:table-cell table:style-name="ce30" office:value-type="string">
            <text:p>[50064,4-60692,1)</text:p>
          </table:table-cell>
          <table:table-cell table:style-name="ce30" table:formula="of:=(50064.4+60692.1)/2" office:value-type="float" office:value="55378.25">
            <text:p>55378,25</text:p>
          </table:table-cell>
          <table:table-cell table:style-name="ce30" office:value-type="float" office:value="37">
            <text:p>37</text:p>
          </table:table-cell>
          <table:table-cell table:style-name="ce30" table:formula="of:=[.D8]+[.C9]" office:value-type="float" office:value="86">
            <text:p>86</text:p>
          </table:table-cell>
          <table:table-cell table:style-name="ce31" table:formula="of:=[.C9]/[.$C$18]" office:value-type="float" office:value="0.220238095238095">
            <text:p>0,2202</text:p>
          </table:table-cell>
          <table:table-cell table:style-name="ce31" table:formula="of:=[.F8]+[.E9]" office:value-type="float" office:value="0.511904761904762">
            <text:p>0,5119</text:p>
          </table:table-cell>
          <table:table-cell table:style-name="ce31" table:formula="of:=[.E9]*100" office:value-type="float" office:value="22.0238095238095">
            <text:p>22,0238</text:p>
          </table:table-cell>
          <table:table-cell table:style-name="ce31" table:formula="of:=[.H8]+[.G9]" office:value-type="float" office:value="51.1904761904762">
            <text:p>51,1905</text:p>
          </table:table-cell>
          <table:table-cell table:style-name="ce33" table:formula="of:=([.B9]-[.$L$8])^2" office:value-type="float" office:value="65836899.4047973">
            <text:p>65836899,4</text:p>
          </table:table-cell>
          <table:table-cell/>
          <table:table-cell table:style-name="ce35" office:value-type="string">
            <text:p>1º QUARTIL</text:p>
          </table:table-cell>
          <table:table-cell table:style-name="ce30" table:formula="of:=QUARTILE([.A42:.A209];1)" office:value-type="float" office:value="46733.75">
            <text:p>46733,75</text:p>
          </table:table-cell>
        </table:table-row>
        <table:table-row table:style-name="ro1">
          <table:table-cell table:style-name="ce30" office:value-type="string">
            <text:p>[60692,1-71315,8)</text:p>
          </table:table-cell>
          <table:table-cell table:style-name="ce30" table:formula="of:=(60692.1+71315.8)/2" office:value-type="float" office:value="66003.95">
            <text:p>66003,95</text:p>
          </table:table-cell>
          <table:table-cell table:style-name="ce30" office:value-type="float" office:value="23">
            <text:p>23</text:p>
          </table:table-cell>
          <table:table-cell table:style-name="ce30" table:formula="of:=[.D9]+[.C10]" office:value-type="float" office:value="109">
            <text:p>109</text:p>
          </table:table-cell>
          <table:table-cell table:style-name="ce31" table:formula="of:=[.C10]/[.$C$18]" office:value-type="float" office:value="0.136904761904762">
            <text:p>0,1369</text:p>
          </table:table-cell>
          <table:table-cell table:style-name="ce31" table:formula="of:=[.F9]+[.E10]" office:value-type="float" office:value="0.648809523809524">
            <text:p>0,6488</text:p>
          </table:table-cell>
          <table:table-cell table:style-name="ce31" table:formula="of:=[.E10]*100" office:value-type="float" office:value="13.6904761904762">
            <text:p>13,6905</text:p>
          </table:table-cell>
          <table:table-cell table:style-name="ce31" table:formula="of:=[.H9]+[.G10]" office:value-type="float" office:value="64.8809523809524">
            <text:p>64,8810</text:p>
          </table:table-cell>
          <table:table-cell table:style-name="ce33" table:formula="of:=([.B10]-[.$L$8])^2" office:value-type="float" office:value="6308666.7912259">
            <text:p>6308666,79</text:p>
          </table:table-cell>
          <table:table-cell/>
          <table:table-cell table:style-name="ce35" office:value-type="string">
            <text:p>3ºQUARTIL</text:p>
          </table:table-cell>
          <table:table-cell table:style-name="ce30" table:formula="of:=QUARTILE([.A42:.A209];3)" office:value-type="float" office:value="80621.25">
            <text:p>80621,25</text:p>
          </table:table-cell>
        </table:table-row>
        <table:table-row table:style-name="ro1">
          <table:table-cell table:style-name="ce30" office:value-type="string">
            <text:p>[71315,8-81939,5)</text:p>
          </table:table-cell>
          <table:table-cell table:style-name="ce30" table:formula="of:=(71315.8+81939.5)/2" office:value-type="float" office:value="76627.65">
            <text:p>76627,65</text:p>
          </table:table-cell>
          <table:table-cell table:style-name="ce30" office:value-type="float" office:value="19">
            <text:p>19</text:p>
          </table:table-cell>
          <table:table-cell table:style-name="ce30" table:formula="of:=[.D10]+[.C11]" office:value-type="float" office:value="128">
            <text:p>128</text:p>
          </table:table-cell>
          <table:table-cell table:style-name="ce31" table:formula="of:=[.C11]/[.$C$18]" office:value-type="float" office:value="0.113095238095238">
            <text:p>0,1131</text:p>
          </table:table-cell>
          <table:table-cell table:style-name="ce31" table:formula="of:=[.F10]+[.E11]" office:value-type="float" office:value="0.761904761904762">
            <text:p>0,7619</text:p>
          </table:table-cell>
          <table:table-cell table:style-name="ce31" table:formula="of:=[.E11]*100" office:value-type="float" office:value="11.3095238095238">
            <text:p>11,3095</text:p>
          </table:table-cell>
          <table:table-cell table:style-name="ce31" table:formula="of:=[.H10]+[.G11]" office:value-type="float" office:value="76.1904761904762">
            <text:p>76,1905</text:p>
          </table:table-cell>
          <table:table-cell table:style-name="ce33" table:formula="of:=([.B11]-[.$L$8])^2" office:value-type="float" office:value="172538889.533845">
            <text:p>172538889,53</text:p>
          </table:table-cell>
          <table:table-cell/>
          <table:table-cell table:style-name="ce35" office:value-type="string">
            <text:p>PERCEN90</text:p>
          </table:table-cell>
          <table:table-cell table:style-name="ce30" table:formula="of:=QUARTILE([.A42:.A2090],0,9)" office:value-type="string" office:string-value="Err:508">
            <text:p>Err:508</text:p>
          </table:table-cell>
        </table:table-row>
        <table:table-row table:style-name="ro1">
          <table:table-cell table:style-name="ce30" office:value-type="string">
            <text:p>[81939,5-92563,2)</text:p>
          </table:table-cell>
          <table:table-cell table:style-name="ce30" table:formula="of:=(81939.5+92563.2)/2" office:value-type="float" office:value="87251.35">
            <text:p>87251,35</text:p>
          </table:table-cell>
          <table:table-cell table:style-name="ce30" office:value-type="float" office:value="28">
            <text:p>28</text:p>
          </table:table-cell>
          <table:table-cell table:style-name="ce30" table:formula="of:=[.D11]+[.C12]" office:value-type="float" office:value="156">
            <text:p>156</text:p>
          </table:table-cell>
          <table:table-cell table:style-name="ce31" table:formula="of:=[.C12]/[.$C$18]" office:value-type="float" office:value="0.166666666666667">
            <text:p>0,1667</text:p>
          </table:table-cell>
          <table:table-cell table:style-name="ce31" table:formula="of:=[.F11]+[.E12]" office:value-type="float" office:value="0.928571428571429">
            <text:p>0,9286</text:p>
          </table:table-cell>
          <table:table-cell table:style-name="ce31" table:formula="of:=[.E12]*100" office:value-type="float" office:value="16.6666666666667">
            <text:p>16,6667</text:p>
          </table:table-cell>
          <table:table-cell table:style-name="ce31" table:formula="of:=[.H11]+[.G12]" office:value-type="float" office:value="92.8571428571429">
            <text:p>92,8571</text:p>
          </table:table-cell>
          <table:table-cell table:style-name="ce33" table:formula="of:=([.B12]-[.$L$8])^2" office:value-type="float" office:value="564495115.656464">
            <text:p>564495115,66</text:p>
          </table:table-cell>
          <table:table-cell/>
          <table:table-cell table:style-name="ce35" office:value-type="string">
            <text:p>RATI VARIACIÓ</text:p>
          </table:table-cell>
          <table:table-cell table:style-name="ce30" table:formula="of:=1-([.C9]/[.D16])" office:value-type="float" office:value="0.779761904761905">
            <text:p>0,78</text:p>
          </table:table-cell>
        </table:table-row>
        <table:table-row table:style-name="ro1">
          <table:table-cell table:style-name="ce30" office:value-type="string">
            <text:p>[92563,2-103186,9)</text:p>
          </table:table-cell>
          <table:table-cell table:style-name="ce30" table:formula="of:=(92563.2 + 103186.9)/2" office:value-type="float" office:value="97875.05">
            <text:p>97875,05</text:p>
          </table:table-cell>
          <table:table-cell table:style-name="ce30" office:value-type="float" office:value="7">
            <text:p>7</text:p>
          </table:table-cell>
          <table:table-cell table:style-name="ce30" table:formula="of:=[.D12]+[.C13]" office:value-type="float" office:value="163">
            <text:p>163</text:p>
          </table:table-cell>
          <table:table-cell table:style-name="ce31" table:formula="of:=[.C13]/[.$C$18]" office:value-type="float" office:value="0.0416666666666667">
            <text:p>0,0417</text:p>
          </table:table-cell>
          <table:table-cell table:style-name="ce31" table:formula="of:=[.F12]+[.E13]" office:value-type="float" office:value="0.970238095238095">
            <text:p>0,9702</text:p>
          </table:table-cell>
          <table:table-cell table:style-name="ce31" table:formula="of:=[.E13]*100" office:value-type="float" office:value="4.16666666666667">
            <text:p>4,1667</text:p>
          </table:table-cell>
          <table:table-cell table:style-name="ce31" table:formula="of:=[.H12]+[.G13]" office:value-type="float" office:value="97.0238095238095">
            <text:p>97,0238</text:p>
          </table:table-cell>
          <table:table-cell table:style-name="ce33" table:formula="of:=([.B13]-[.$L$8])^2" office:value-type="float" office:value="1182177345.15908">
            <text:p>1182177345,16</text:p>
          </table:table-cell>
          <table:table-cell/>
          <table:table-cell table:style-name="ce35" office:value-type="string">
            <text:p>RANG INTERQ</text:p>
          </table:table-cell>
          <table:table-cell table:style-name="ce30" table:formula="of:=([.L10]-[.L9])" office:value-type="float" office:value="33887.5">
            <text:p>33887,5</text:p>
          </table:table-cell>
        </table:table-row>
        <table:table-row table:style-name="ro5">
          <table:table-cell table:style-name="ce30" office:value-type="string">
            <text:p>[103186,9-113810,6)</text:p>
          </table:table-cell>
          <table:table-cell table:style-name="ce30" table:formula="of:=(103186.9 + 113810.6)/2" office:value-type="float" office:value="108498.75">
            <text:p>108498,75</text:p>
          </table:table-cell>
          <table:table-cell table:style-name="ce30" office:value-type="float" office:value="4">
            <text:p>4</text:p>
          </table:table-cell>
          <table:table-cell table:style-name="ce30" table:formula="of:=[.D13]+[.C14]" office:value-type="float" office:value="167">
            <text:p>167</text:p>
          </table:table-cell>
          <table:table-cell table:style-name="ce31" table:formula="of:=[.C14]/[.$C$18]" office:value-type="float" office:value="0.0238095238095238">
            <text:p>0,0238</text:p>
          </table:table-cell>
          <table:table-cell table:style-name="ce31" table:formula="of:=[.F13]+[.E14]" office:value-type="float" office:value="0.994047619047619">
            <text:p>0,9940</text:p>
          </table:table-cell>
          <table:table-cell table:style-name="ce31" table:formula="of:=[.E14]*100" office:value-type="float" office:value="2.38095238095238">
            <text:p>2,3810</text:p>
          </table:table-cell>
          <table:table-cell table:style-name="ce31" table:formula="of:=[.H13]+[.G14]" office:value-type="float" office:value="99.4047619047619">
            <text:p>99,4048</text:p>
          </table:table-cell>
          <table:table-cell table:style-name="ce33" table:formula="of:=([.B14]-[.$L$8])^2" office:value-type="float" office:value="2025585578.0417">
            <text:p>2025585578,04</text:p>
          </table:table-cell>
          <table:table-cell/>
          <table:table-cell table:style-name="ce35" office:value-type="string">
            <text:p>VARIÀNCIA</text:p>
          </table:table-cell>
          <table:table-cell table:style-name="ce33" office:value-type="string">
            <text:p>No entenc perque en es càlcul de sa taula de frequències que mhe serveix per calcular sa variància me dóna error.</text:p>
          </table:table-cell>
        </table:table-row>
        <table:table-row table:style-name="ro3">
          <table:table-cell table:style-name="ce30" office:value-type="string">
            <text:p>[113810,6-124434,3)</text:p>
          </table:table-cell>
          <table:table-cell table:style-name="ce30" table:formula="of:=(113810.6 + 124434)/2" office:value-type="float" office:value="119122.3">
            <text:p>119122,3</text:p>
          </table:table-cell>
          <table:table-cell table:style-name="ce30" office:value-type="float" office:value="0">
            <text:p>0</text:p>
          </table:table-cell>
          <table:table-cell table:style-name="ce30" table:formula="of:=[.D14]+[.C15]" office:value-type="float" office:value="167">
            <text:p>167</text:p>
          </table:table-cell>
          <table:table-cell table:style-name="ce31" table:formula="of:=[.C15]/[.$C$18]" office:value-type="float" office:value="0">
            <text:p>0,0000</text:p>
          </table:table-cell>
          <table:table-cell table:style-name="ce31" table:formula="of:=[.F14]+[.E15]" office:value-type="float" office:value="0.994047619047619">
            <text:p>0,9940</text:p>
          </table:table-cell>
          <table:table-cell table:style-name="ce31" table:formula="of:=[.E15]*100" office:value-type="float" office:value="0">
            <text:p>0,0000</text:p>
          </table:table-cell>
          <table:table-cell table:style-name="ce31" table:formula="of:=[.H14]+[.G15]" office:value-type="float" office:value="99.4047619047619">
            <text:p>99,4048</text:p>
          </table:table-cell>
          <table:table-cell table:style-name="ce33" table:formula="of:=([.B15]-[.$L$8])^2" office:value-type="float" office:value="3094703125.26504">
            <text:p>3094703125,27</text:p>
          </table:table-cell>
          <table:table-cell/>
          <table:table-cell table:style-name="ce35" office:value-type="string">
            <text:p>DESVIACIÓ TÍPICA</text:p>
          </table:table-cell>
          <table:table-cell table:style-name="ce37" table:formula="of:=raíz ([.L14])" office:value-type="float" office:value="0">
            <text:p>#NAME?</text:p>
          </table:table-cell>
        </table:table-row>
        <table:table-row table:style-name="ro1">
          <table:table-cell table:style-name="ce30" office:value-type="string">
            <text:p>[124434,3-135058)</text:p>
          </table:table-cell>
          <table:table-cell table:style-name="ce30" table:formula="of:=(124434.3 + 135058)/2" office:value-type="float" office:value="129746.15">
            <text:p>129746,15</text:p>
          </table:table-cell>
          <table:table-cell table:style-name="ce30" office:value-type="float" office:value="1">
            <text:p>1</text:p>
          </table:table-cell>
          <table:table-cell table:style-name="ce30" table:formula="of:=[.D15]+[.C16]" office:value-type="float" office:value="168">
            <text:p>168</text:p>
          </table:table-cell>
          <table:table-cell table:style-name="ce31" table:formula="of:=[.C16]/[.$C$18]" office:value-type="float" office:value="0.00595238095238095">
            <text:p>0,0060</text:p>
          </table:table-cell>
          <table:table-cell table:style-name="ce31" table:formula="of:=[.F15]+[.E16]" office:value-type="float" office:value="1">
            <text:p>1,0000</text:p>
          </table:table-cell>
          <table:table-cell table:style-name="ce31" table:formula="of:=[.E16]*100" office:value-type="float" office:value="0.595238095238095">
            <text:p>0,5952</text:p>
          </table:table-cell>
          <table:table-cell table:style-name="ce31" table:formula="of:=[.H15]+[.G16]" office:value-type="float" office:value="100">
            <text:p>100,0000</text:p>
          </table:table-cell>
          <table:table-cell table:style-name="ce33" table:formula="of:=([.B16]-[.$L$8])^2" office:value-type="float" office:value="4389580053.94694">
            <text:p>4389580053,9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34"/>
          <table:table-cell table:number-columns-repeated="3"/>
        </table:table-row>
        <table:table-row table:style-name="ro1">
          <table:table-cell table:style-name="Default" table:number-columns-repeated="2"/>
          <table:table-cell table:formula="of:=SUM([.C7:.C16])" office:value-type="float" office:value="168">
            <text:p>168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>
            <draw:frame table:end-cell-address="'Apartat B'.K35" table:end-x="0.537cm" table:end-y="0.29cm" draw:z-index="0" draw:style-name="gr1" svg:width="24.172cm" svg:height="6.985cm" svg:x="0.418cm" svg:y="0.079cm">
              <draw:object draw:notify-on-update-of-ranges="'Apartat B'.A7:'Apartat B'.A16 'Apartat B'.C7:'Apartat B'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8"/>
          <table:table-cell>
            <draw:frame table:end-cell-address="'Apartat B'.O36" table:end-x="1.144cm" table:end-y="0.402cm" draw:z-index="1" draw:style-name="gr1" svg:width="10.614cm" svg:height="7.416cm" svg:x="1.313cm" svg:y="0.212cm">
              <draw:object draw:notify-on-update-of-ranges="'Apartat B'.A7:'Apartat B'.A7 'Apartat B'.G7:'Apartat B'.G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19">
          <table:table-cell table:style-name="Default" table:number-columns-repeated="2"/>
          <table:table-cell table:number-columns-repeated="10"/>
        </table:table-row>
        <table:table-row table:style-name="ro5">
          <table:table-cell table:style-name="ce5" office:value-type="string">
            <text:p>Toneladas</text:p>
          </table:table-cell>
          <table:table-cell table:style-name="Default" office:value-type="string">
            <text:p>clasificación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58669">
            <text:p>58669</text:p>
          </table:table-cell>
          <table:table-cell office:value-type="float" office:value="28821">
            <text:p>28821</text:p>
          </table:table-cell>
          <table:table-cell table:number-columns-repeated="10"/>
        </table:table-row>
        <table:table-row table:style-name="ro1">
          <table:table-cell office:value-type="float" office:value="51559">
            <text:p>51559</text:p>
          </table:table-cell>
          <table:table-cell office:value-type="float" office:value="29795">
            <text:p>29795</text:p>
          </table:table-cell>
          <table:table-cell table:number-columns-repeated="10"/>
        </table:table-row>
        <table:table-row table:style-name="ro1">
          <table:table-cell office:value-type="float" office:value="52356">
            <text:p>52356</text:p>
          </table:table-cell>
          <table:table-cell office:value-type="float" office:value="31305">
            <text:p>31305</text:p>
          </table:table-cell>
          <table:table-cell table:number-columns-repeated="10"/>
        </table:table-row>
        <table:table-row table:style-name="ro1">
          <table:table-cell office:value-type="float" office:value="65125">
            <text:p>65125</text:p>
          </table:table-cell>
          <table:table-cell office:value-type="float" office:value="31553">
            <text:p>31553</text:p>
          </table:table-cell>
          <table:table-cell table:number-columns-repeated="10"/>
        </table:table-row>
        <table:table-row table:style-name="ro1">
          <table:table-cell office:value-type="float" office:value="64398">
            <text:p>64398</text:p>
          </table:table-cell>
          <table:table-cell office:value-type="float" office:value="31671">
            <text:p>31671</text:p>
          </table:table-cell>
          <table:table-cell table:number-columns-repeated="10"/>
        </table:table-row>
        <table:table-row table:style-name="ro1">
          <table:table-cell office:value-type="float" office:value="53626">
            <text:p>53626</text:p>
          </table:table-cell>
          <table:table-cell office:value-type="float" office:value="32344">
            <text:p>32344</text:p>
          </table:table-cell>
          <table:table-cell table:number-columns-repeated="10"/>
        </table:table-row>
        <table:table-row table:style-name="ro1">
          <table:table-cell office:value-type="float" office:value="58091">
            <text:p>58091</text:p>
          </table:table-cell>
          <table:table-cell office:value-type="float" office:value="32863">
            <text:p>32863</text:p>
          </table:table-cell>
          <table:table-cell table:number-columns-repeated="10"/>
        </table:table-row>
        <table:table-row table:style-name="ro1">
          <table:table-cell office:value-type="float" office:value="29795">
            <text:p>29795</text:p>
          </table:table-cell>
          <table:table-cell office:value-type="float" office:value="34756">
            <text:p>34756</text:p>
          </table:table-cell>
          <table:table-cell table:number-columns-repeated="10"/>
        </table:table-row>
        <table:table-row table:style-name="ro1">
          <table:table-cell office:value-type="float" office:value="42792">
            <text:p>42792</text:p>
          </table:table-cell>
          <table:table-cell office:value-type="float" office:value="34974">
            <text:p>34974</text:p>
          </table:table-cell>
          <table:table-cell table:number-columns-repeated="10"/>
        </table:table-row>
        <table:table-row table:style-name="ro1">
          <table:table-cell office:value-type="float" office:value="50682">
            <text:p>50682</text:p>
          </table:table-cell>
          <table:table-cell office:value-type="float" office:value="35631">
            <text:p>35631</text:p>
          </table:table-cell>
          <table:table-cell table:number-columns-repeated="10"/>
        </table:table-row>
        <table:table-row table:style-name="ro1">
          <table:table-cell office:value-type="float" office:value="44100">
            <text:p>44100</text:p>
          </table:table-cell>
          <table:table-cell office:value-type="float" office:value="35934">
            <text:p>35934</text:p>
          </table:table-cell>
          <table:table-cell table:number-columns-repeated="10"/>
        </table:table-row>
        <table:table-row table:style-name="ro1">
          <table:table-cell office:value-type="float" office:value="42680">
            <text:p>42680</text:p>
          </table:table-cell>
          <table:table-cell office:value-type="float" office:value="36612">
            <text:p>36612</text:p>
          </table:table-cell>
          <table:table-cell table:number-columns-repeated="10"/>
        </table:table-row>
        <table:table-row table:style-name="ro1">
          <table:table-cell office:value-type="float" office:value="40137">
            <text:p>40137</text:p>
          </table:table-cell>
          <table:table-cell office:value-type="float" office:value="37293">
            <text:p>37293</text:p>
          </table:table-cell>
          <table:table-cell table:number-columns-repeated="10"/>
        </table:table-row>
        <table:table-row table:style-name="ro1">
          <table:table-cell office:value-type="float" office:value="50294">
            <text:p>50294</text:p>
          </table:table-cell>
          <table:table-cell office:value-type="float" office:value="37752">
            <text:p>37752</text:p>
          </table:table-cell>
          <table:table-cell table:number-columns-repeated="10"/>
        </table:table-row>
        <table:table-row table:style-name="ro1">
          <table:table-cell office:value-type="float" office:value="57484">
            <text:p>57484</text:p>
          </table:table-cell>
          <table:table-cell office:value-type="float" office:value="38337">
            <text:p>38337</text:p>
          </table:table-cell>
          <table:table-cell table:number-columns-repeated="10"/>
        </table:table-row>
        <table:table-row table:style-name="ro1">
          <table:table-cell office:value-type="float" office:value="44614">
            <text:p>44614</text:p>
          </table:table-cell>
          <table:table-cell office:value-type="float" office:value="38378">
            <text:p>38378</text:p>
          </table:table-cell>
          <table:table-cell table:number-columns-repeated="10"/>
        </table:table-row>
        <table:table-row table:style-name="ro1">
          <table:table-cell office:value-type="float" office:value="47116">
            <text:p>47116</text:p>
          </table:table-cell>
          <table:table-cell office:value-type="float" office:value="38840">
            <text:p>38840</text:p>
          </table:table-cell>
          <table:table-cell table:number-columns-repeated="10"/>
        </table:table-row>
        <table:table-row table:style-name="ro1">
          <table:table-cell office:value-type="float" office:value="46739">
            <text:p>46739</text:p>
          </table:table-cell>
          <table:table-cell office:value-type="float" office:value="38858">
            <text:p>38858</text:p>
          </table:table-cell>
          <table:table-cell table:number-columns-repeated="10"/>
        </table:table-row>
        <table:table-row table:style-name="ro1">
          <table:table-cell office:value-type="float" office:value="44785">
            <text:p>44785</text:p>
          </table:table-cell>
          <table:table-cell office:value-type="float" office:value="38987">
            <text:p>38987</text:p>
          </table:table-cell>
          <table:table-cell table:number-columns-repeated="10"/>
        </table:table-row>
        <table:table-row table:style-name="ro1">
          <table:table-cell office:value-type="float" office:value="31553">
            <text:p>31553</text:p>
          </table:table-cell>
          <table:table-cell office:value-type="float" office:value="39407">
            <text:p>39407</text:p>
          </table:table-cell>
          <table:table-cell table:number-columns-repeated="10"/>
        </table:table-row>
        <table:table-row table:style-name="ro1">
          <table:table-cell office:value-type="float" office:value="38840">
            <text:p>38840</text:p>
          </table:table-cell>
          <table:table-cell office:value-type="float" office:value="40043">
            <text:p>40043</text:p>
          </table:table-cell>
          <table:table-cell table:number-columns-repeated="10"/>
        </table:table-row>
        <table:table-row table:style-name="ro1">
          <table:table-cell office:value-type="float" office:value="38337">
            <text:p>38337</text:p>
          </table:table-cell>
          <table:table-cell office:value-type="float" office:value="40137">
            <text:p>40137</text:p>
          </table:table-cell>
          <table:table-cell table:number-columns-repeated="10"/>
        </table:table-row>
        <table:table-row table:style-name="ro1">
          <table:table-cell office:value-type="float" office:value="45258">
            <text:p>45258</text:p>
          </table:table-cell>
          <table:table-cell office:value-type="float" office:value="40809">
            <text:p>40809</text:p>
          </table:table-cell>
          <table:table-cell table:number-columns-repeated="10"/>
        </table:table-row>
        <table:table-row table:style-name="ro1">
          <table:table-cell office:value-type="float" office:value="35934">
            <text:p>35934</text:p>
          </table:table-cell>
          <table:table-cell office:value-type="float" office:value="40955">
            <text:p>40955</text:p>
          </table:table-cell>
          <table:table-cell table:number-columns-repeated="10"/>
        </table:table-row>
        <table:table-row table:style-name="ro1">
          <table:table-cell office:value-type="float" office:value="38987">
            <text:p>38987</text:p>
          </table:table-cell>
          <table:table-cell office:value-type="float" office:value="41203">
            <text:p>41203</text:p>
          </table:table-cell>
          <table:table-cell table:number-columns-repeated="10"/>
        </table:table-row>
        <table:table-row table:style-name="ro1">
          <table:table-cell office:value-type="float" office:value="41203">
            <text:p>41203</text:p>
          </table:table-cell>
          <table:table-cell office:value-type="float" office:value="41542">
            <text:p>41542</text:p>
          </table:table-cell>
          <table:table-cell table:number-columns-repeated="10"/>
        </table:table-row>
        <table:table-row table:style-name="ro1">
          <table:table-cell office:value-type="float" office:value="41542">
            <text:p>41542</text:p>
          </table:table-cell>
          <table:table-cell office:value-type="float" office:value="41751">
            <text:p>41751</text:p>
          </table:table-cell>
          <table:table-cell table:number-columns-repeated="10"/>
        </table:table-row>
        <table:table-row table:style-name="ro1">
          <table:table-cell office:value-type="float" office:value="37752">
            <text:p>37752</text:p>
          </table:table-cell>
          <table:table-cell office:value-type="float" office:value="41889">
            <text:p>41889</text:p>
          </table:table-cell>
          <table:table-cell table:number-columns-repeated="10"/>
        </table:table-row>
        <table:table-row table:style-name="ro1">
          <table:table-cell office:value-type="float" office:value="35631">
            <text:p>35631</text:p>
          </table:table-cell>
          <table:table-cell office:value-type="float" office:value="42118">
            <text:p>4211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2473">
            <text:p>42473</text:p>
          </table:table-cell>
          <table:table-cell table:number-columns-repeated="10"/>
        </table:table-row>
        <table:table-row table:style-name="ro1">
          <table:table-cell office:value-type="float" office:value="32863">
            <text:p>32863</text:p>
          </table:table-cell>
          <table:table-cell office:value-type="float" office:value="42680">
            <text:p>42680</text:p>
          </table:table-cell>
          <table:table-cell table:number-columns-repeated="10"/>
        </table:table-row>
        <table:table-row table:style-name="ro1">
          <table:table-cell office:value-type="float" office:value="31671">
            <text:p>31671</text:p>
          </table:table-cell>
          <table:table-cell office:value-type="float" office:value="42792">
            <text:p>42792</text:p>
          </table:table-cell>
          <table:table-cell table:number-columns-repeated="10"/>
        </table:table-row>
        <table:table-row table:style-name="ro1">
          <table:table-cell office:value-type="float" office:value="28821">
            <text:p>28821</text:p>
          </table:table-cell>
          <table:table-cell office:value-type="float" office:value="44100">
            <text:p>44100</text:p>
          </table:table-cell>
          <table:table-cell table:number-columns-repeated="10"/>
        </table:table-row>
        <table:table-row table:style-name="ro1">
          <table:table-cell office:value-type="float" office:value="31305">
            <text:p>31305</text:p>
          </table:table-cell>
          <table:table-cell office:value-type="float" office:value="44614">
            <text:p>44614</text:p>
          </table:table-cell>
          <table:table-cell table:number-columns-repeated="10"/>
        </table:table-row>
        <table:table-row table:style-name="ro1">
          <table:table-cell office:value-type="float" office:value="39407">
            <text:p>39407</text:p>
          </table:table-cell>
          <table:table-cell office:value-type="float" office:value="44785">
            <text:p>44785</text:p>
          </table:table-cell>
          <table:table-cell table:number-columns-repeated="10"/>
        </table:table-row>
        <table:table-row table:style-name="ro1">
          <table:table-cell office:value-type="float" office:value="34974">
            <text:p>34974</text:p>
          </table:table-cell>
          <table:table-cell office:value-type="float" office:value="44802">
            <text:p>44802</text:p>
          </table:table-cell>
          <table:table-cell table:number-columns-repeated="10"/>
        </table:table-row>
        <table:table-row table:style-name="ro1">
          <table:table-cell office:value-type="float" office:value="37293">
            <text:p>37293</text:p>
          </table:table-cell>
          <table:table-cell office:value-type="float" office:value="45028">
            <text:p>45028</text:p>
          </table:table-cell>
          <table:table-cell table:number-columns-repeated="10"/>
        </table:table-row>
        <table:table-row table:style-name="ro1">
          <table:table-cell office:value-type="float" office:value="45296">
            <text:p>45296</text:p>
          </table:table-cell>
          <table:table-cell office:value-type="float" office:value="45258">
            <text:p>45258</text:p>
          </table:table-cell>
          <table:table-cell table:number-columns-repeated="10"/>
        </table:table-row>
        <table:table-row table:style-name="ro1">
          <table:table-cell office:value-type="float" office:value="53095">
            <text:p>53095</text:p>
          </table:table-cell>
          <table:table-cell office:value-type="float" office:value="45296">
            <text:p>45296</text:p>
          </table:table-cell>
          <table:table-cell table:number-columns-repeated="10"/>
        </table:table-row>
        <table:table-row table:style-name="ro1">
          <table:table-cell office:value-type="float" office:value="46718">
            <text:p>46718</text:p>
          </table:table-cell>
          <table:table-cell office:value-type="float" office:value="45725">
            <text:p>45725</text:p>
          </table:table-cell>
          <table:table-cell table:number-columns-repeated="10"/>
        </table:table-row>
        <table:table-row table:style-name="ro1">
          <table:table-cell office:value-type="float" office:value="45725">
            <text:p>45725</text:p>
          </table:table-cell>
          <table:table-cell office:value-type="float" office:value="46069">
            <text:p>46069</text:p>
          </table:table-cell>
          <table:table-cell table:number-columns-repeated="10"/>
        </table:table-row>
        <table:table-row table:style-name="ro1">
          <table:table-cell office:value-type="float" office:value="42118">
            <text:p>42118</text:p>
          </table:table-cell>
          <table:table-cell office:value-type="float" office:value="46718">
            <text:p>46718</text:p>
          </table:table-cell>
          <table:table-cell table:number-columns-repeated="10"/>
        </table:table-row>
        <table:table-row table:style-name="ro1">
          <table:table-cell office:value-type="float" office:value="36612">
            <text:p>36612</text:p>
          </table:table-cell>
          <table:table-cell office:value-type="float" office:value="46739">
            <text:p>46739</text:p>
          </table:table-cell>
          <table:table-cell table:number-columns-repeated="10"/>
        </table:table-row>
        <table:table-row table:style-name="ro1">
          <table:table-cell office:value-type="float" office:value="34756">
            <text:p>34756</text:p>
          </table:table-cell>
          <table:table-cell office:value-type="float" office:value="47116">
            <text:p>47116</text:p>
          </table:table-cell>
          <table:table-cell table:number-columns-repeated="10"/>
        </table:table-row>
        <table:table-row table:style-name="ro1">
          <table:table-cell office:value-type="float" office:value="38858">
            <text:p>38858</text:p>
          </table:table-cell>
          <table:table-cell office:value-type="float" office:value="47720">
            <text:p>47720</text:p>
          </table:table-cell>
          <table:table-cell table:number-columns-repeated="10"/>
        </table:table-row>
        <table:table-row table:style-name="ro1">
          <table:table-cell office:value-type="float" office:value="40043">
            <text:p>40043</text:p>
          </table:table-cell>
          <table:table-cell office:value-type="float" office:value="48382">
            <text:p>48382</text:p>
          </table:table-cell>
          <table:table-cell table:number-columns-repeated="10"/>
        </table:table-row>
        <table:table-row table:style-name="ro1">
          <table:table-cell office:value-type="float" office:value="48904">
            <text:p>48904</text:p>
          </table:table-cell>
          <table:table-cell office:value-type="float" office:value="48401">
            <text:p>48401</text:p>
          </table:table-cell>
          <table:table-cell table:number-columns-repeated="10"/>
        </table:table-row>
        <table:table-row table:style-name="ro1">
          <table:table-cell office:value-type="float" office:value="50852">
            <text:p>50852</text:p>
          </table:table-cell>
          <table:table-cell office:value-type="float" office:value="48904">
            <text:p>48904</text:p>
          </table:table-cell>
          <table:table-cell table:number-columns-repeated="10"/>
        </table:table-row>
        <table:table-row table:style-name="ro1">
          <table:table-cell office:value-type="float" office:value="46069">
            <text:p>46069</text:p>
          </table:table-cell>
          <table:table-cell office:value-type="float" office:value="50294">
            <text:p>50294</text:p>
          </table:table-cell>
          <table:table-cell table:number-columns-repeated="10"/>
        </table:table-row>
        <table:table-row table:style-name="ro1">
          <table:table-cell office:value-type="float" office:value="54022">
            <text:p>54022</text:p>
          </table:table-cell>
          <table:table-cell office:value-type="float" office:value="50375">
            <text:p>50375</text:p>
          </table:table-cell>
          <table:table-cell table:number-columns-repeated="10"/>
        </table:table-row>
        <table:table-row table:style-name="ro1">
          <table:table-cell office:value-type="float" office:value="62889">
            <text:p>62889</text:p>
          </table:table-cell>
          <table:table-cell office:value-type="float" office:value="50621">
            <text:p>50621</text:p>
          </table:table-cell>
          <table:table-cell table:number-columns-repeated="10"/>
        </table:table-row>
        <table:table-row table:style-name="ro1">
          <table:table-cell office:value-type="float" office:value="47720">
            <text:p>47720</text:p>
          </table:table-cell>
          <table:table-cell office:value-type="float" office:value="50682">
            <text:p>50682</text:p>
          </table:table-cell>
          <table:table-cell table:number-columns-repeated="10"/>
        </table:table-row>
        <table:table-row table:style-name="ro1">
          <table:table-cell office:value-type="float" office:value="50915">
            <text:p>50915</text:p>
          </table:table-cell>
          <table:table-cell office:value-type="float" office:value="50843">
            <text:p>50843</text:p>
          </table:table-cell>
          <table:table-cell table:number-columns-repeated="10"/>
        </table:table-row>
        <table:table-row table:style-name="ro1">
          <table:table-cell office:value-type="float" office:value="48382">
            <text:p>48382</text:p>
          </table:table-cell>
          <table:table-cell office:value-type="float" office:value="50852">
            <text:p>50852</text:p>
          </table:table-cell>
          <table:table-cell table:number-columns-repeated="10"/>
        </table:table-row>
        <table:table-row table:style-name="ro1">
          <table:table-cell office:value-type="float" office:value="41889">
            <text:p>41889</text:p>
          </table:table-cell>
          <table:table-cell office:value-type="float" office:value="50915">
            <text:p>50915</text:p>
          </table:table-cell>
          <table:table-cell table:number-columns-repeated="10"/>
        </table:table-row>
        <table:table-row table:style-name="ro1">
          <table:table-cell office:value-type="float" office:value="32344">
            <text:p>32344</text:p>
          </table:table-cell>
          <table:table-cell office:value-type="float" office:value="51559">
            <text:p>51559</text:p>
          </table:table-cell>
          <table:table-cell table:number-columns-repeated="10"/>
        </table:table-row>
        <table:table-row table:style-name="ro1">
          <table:table-cell office:value-type="float" office:value="44802">
            <text:p>44802</text:p>
          </table:table-cell>
          <table:table-cell office:value-type="float" office:value="51711">
            <text:p>51711</text:p>
          </table:table-cell>
          <table:table-cell table:number-columns-repeated="10"/>
        </table:table-row>
        <table:table-row table:style-name="ro1">
          <table:table-cell office:value-type="float" office:value="50621">
            <text:p>50621</text:p>
          </table:table-cell>
          <table:table-cell office:value-type="float" office:value="51874">
            <text:p>51874</text:p>
          </table:table-cell>
          <table:table-cell table:number-columns-repeated="10"/>
        </table:table-row>
        <table:table-row table:style-name="ro1">
          <table:table-cell office:value-type="float" office:value="53713">
            <text:p>53713</text:p>
          </table:table-cell>
          <table:table-cell office:value-type="float" office:value="51923">
            <text:p>51923</text:p>
          </table:table-cell>
          <table:table-cell table:number-columns-repeated="10"/>
        </table:table-row>
        <table:table-row table:style-name="ro1">
          <table:table-cell office:value-type="float" office:value="40955">
            <text:p>40955</text:p>
          </table:table-cell>
          <table:table-cell office:value-type="float" office:value="52310">
            <text:p>52310</text:p>
          </table:table-cell>
          <table:table-cell table:number-columns-repeated="10"/>
        </table:table-row>
        <table:table-row table:style-name="ro1">
          <table:table-cell office:value-type="float" office:value="51923">
            <text:p>51923</text:p>
          </table:table-cell>
          <table:table-cell office:value-type="float" office:value="52356">
            <text:p>52356</text:p>
          </table:table-cell>
          <table:table-cell table:number-columns-repeated="10"/>
        </table:table-row>
        <table:table-row table:style-name="ro1">
          <table:table-cell office:value-type="float" office:value="50843">
            <text:p>50843</text:p>
          </table:table-cell>
          <table:table-cell office:value-type="float" office:value="52510">
            <text:p>52510</text:p>
          </table:table-cell>
          <table:table-cell table:number-columns-repeated="10"/>
        </table:table-row>
        <table:table-row table:style-name="ro1">
          <table:table-cell office:value-type="float" office:value="56681">
            <text:p>56681</text:p>
          </table:table-cell>
          <table:table-cell office:value-type="float" office:value="52939">
            <text:p>52939</text:p>
          </table:table-cell>
          <table:table-cell table:number-columns-repeated="10"/>
        </table:table-row>
        <table:table-row table:style-name="ro1">
          <table:table-cell office:value-type="float" office:value="52939">
            <text:p>52939</text:p>
          </table:table-cell>
          <table:table-cell office:value-type="float" office:value="52965">
            <text:p>52965</text:p>
          </table:table-cell>
          <table:table-cell table:number-columns-repeated="10"/>
        </table:table-row>
        <table:table-row table:style-name="ro1">
          <table:table-cell office:value-type="float" office:value="57980">
            <text:p>57980</text:p>
          </table:table-cell>
          <table:table-cell office:value-type="float" office:value="53095">
            <text:p>53095</text:p>
          </table:table-cell>
          <table:table-cell table:number-columns-repeated="10"/>
        </table:table-row>
        <table:table-row table:style-name="ro1">
          <table:table-cell office:value-type="float" office:value="50375">
            <text:p>50375</text:p>
          </table:table-cell>
          <table:table-cell office:value-type="float" office:value="53168">
            <text:p>53168</text:p>
          </table:table-cell>
          <table:table-cell table:number-columns-repeated="10"/>
        </table:table-row>
        <table:table-row table:style-name="ro1">
          <table:table-cell office:value-type="float" office:value="48401">
            <text:p>48401</text:p>
          </table:table-cell>
          <table:table-cell office:value-type="float" office:value="53626">
            <text:p>53626</text:p>
          </table:table-cell>
          <table:table-cell table:number-columns-repeated="10"/>
        </table:table-row>
        <table:table-row table:style-name="ro1">
          <table:table-cell office:value-type="float" office:value="40809">
            <text:p>40809</text:p>
          </table:table-cell>
          <table:table-cell office:value-type="float" office:value="53688">
            <text:p>53688</text:p>
          </table:table-cell>
          <table:table-cell table:number-columns-repeated="10"/>
        </table:table-row>
        <table:table-row table:style-name="ro1">
          <table:table-cell office:value-type="float" office:value="51874">
            <text:p>51874</text:p>
          </table:table-cell>
          <table:table-cell office:value-type="float" office:value="53713">
            <text:p>53713</text:p>
          </table:table-cell>
          <table:table-cell table:number-columns-repeated="10"/>
        </table:table-row>
        <table:table-row table:style-name="ro1">
          <table:table-cell office:value-type="float" office:value="53168">
            <text:p>53168</text:p>
          </table:table-cell>
          <table:table-cell office:value-type="float" office:value="54016">
            <text:p>54016</text:p>
          </table:table-cell>
          <table:table-cell table:number-columns-repeated="10"/>
        </table:table-row>
        <table:table-row table:style-name="ro1">
          <table:table-cell office:value-type="float" office:value="53688">
            <text:p>53688</text:p>
          </table:table-cell>
          <table:table-cell office:value-type="float" office:value="54022">
            <text:p>54022</text:p>
          </table:table-cell>
          <table:table-cell table:number-columns-repeated="10"/>
        </table:table-row>
        <table:table-row table:style-name="ro1">
          <table:table-cell office:value-type="float" office:value="45028">
            <text:p>45028</text:p>
          </table:table-cell>
          <table:table-cell office:value-type="float" office:value="54165">
            <text:p>54165</text:p>
          </table:table-cell>
          <table:table-cell table:number-columns-repeated="10"/>
        </table:table-row>
        <table:table-row table:style-name="ro1">
          <table:table-cell office:value-type="float" office:value="58695">
            <text:p>58695</text:p>
          </table:table-cell>
          <table:table-cell office:value-type="float" office:value="54790">
            <text:p>54790</text:p>
          </table:table-cell>
          <table:table-cell table:number-columns-repeated="10"/>
        </table:table-row>
        <table:table-row table:style-name="ro1">
          <table:table-cell office:value-type="float" office:value="59830">
            <text:p>59830</text:p>
          </table:table-cell>
          <table:table-cell office:value-type="float" office:value="55203">
            <text:p>55203</text:p>
          </table:table-cell>
          <table:table-cell table:number-columns-repeated="10"/>
        </table:table-row>
        <table:table-row table:style-name="ro1">
          <table:table-cell office:value-type="float" office:value="61678">
            <text:p>61678</text:p>
          </table:table-cell>
          <table:table-cell office:value-type="float" office:value="55641">
            <text:p>55641</text:p>
          </table:table-cell>
          <table:table-cell table:number-columns-repeated="10"/>
        </table:table-row>
        <table:table-row table:style-name="ro1">
          <table:table-cell office:value-type="float" office:value="64412">
            <text:p>64412</text:p>
          </table:table-cell>
          <table:table-cell office:value-type="float" office:value="55643">
            <text:p>55643</text:p>
          </table:table-cell>
          <table:table-cell table:number-columns-repeated="10"/>
        </table:table-row>
        <table:table-row table:style-name="ro1">
          <table:table-cell office:value-type="float" office:value="55203">
            <text:p>55203</text:p>
          </table:table-cell>
          <table:table-cell office:value-type="float" office:value="56681">
            <text:p>56681</text:p>
          </table:table-cell>
          <table:table-cell table:number-columns-repeated="10"/>
        </table:table-row>
        <table:table-row table:style-name="ro1">
          <table:table-cell office:value-type="float" office:value="52310">
            <text:p>52310</text:p>
          </table:table-cell>
          <table:table-cell office:value-type="float" office:value="57484">
            <text:p>57484</text:p>
          </table:table-cell>
          <table:table-cell table:number-columns-repeated="10"/>
        </table:table-row>
        <table:table-row table:style-name="ro1">
          <table:table-cell office:value-type="float" office:value="54165">
            <text:p>54165</text:p>
          </table:table-cell>
          <table:table-cell office:value-type="float" office:value="57980">
            <text:p>57980</text:p>
          </table:table-cell>
          <table:table-cell table:number-columns-repeated="10"/>
        </table:table-row>
        <table:table-row table:style-name="ro1">
          <table:table-cell office:value-type="float" office:value="38378">
            <text:p>38378</text:p>
          </table:table-cell>
          <table:table-cell office:value-type="float" office:value="58091">
            <text:p>58091</text:p>
          </table:table-cell>
          <table:table-cell table:number-columns-repeated="10"/>
        </table:table-row>
        <table:table-row table:style-name="ro1">
          <table:table-cell office:value-type="float" office:value="51711">
            <text:p>51711</text:p>
          </table:table-cell>
          <table:table-cell office:value-type="float" office:value="58235">
            <text:p>58235</text:p>
          </table:table-cell>
          <table:table-cell table:number-columns-repeated="10"/>
        </table:table-row>
        <table:table-row table:style-name="ro1">
          <table:table-cell office:value-type="float" office:value="55641">
            <text:p>55641</text:p>
          </table:table-cell>
          <table:table-cell office:value-type="float" office:value="58669">
            <text:p>58669</text:p>
          </table:table-cell>
          <table:table-cell table:number-columns-repeated="10"/>
        </table:table-row>
        <table:table-row table:style-name="ro1">
          <table:table-cell office:value-type="float" office:value="58235">
            <text:p>58235</text:p>
          </table:table-cell>
          <table:table-cell office:value-type="float" office:value="58695">
            <text:p>58695</text:p>
          </table:table-cell>
          <table:table-cell table:number-columns-repeated="10"/>
        </table:table-row>
        <table:table-row table:style-name="ro1">
          <table:table-cell office:value-type="float" office:value="52965">
            <text:p>52965</text:p>
          </table:table-cell>
          <table:table-cell office:value-type="float" office:value="59477">
            <text:p>59477</text:p>
          </table:table-cell>
          <table:table-cell table:number-columns-repeated="10"/>
        </table:table-row>
        <table:table-row table:style-name="ro1">
          <table:table-cell office:value-type="float" office:value="55643">
            <text:p>55643</text:p>
          </table:table-cell>
          <table:table-cell office:value-type="float" office:value="59830">
            <text:p>59830</text:p>
          </table:table-cell>
          <table:table-cell table:number-columns-repeated="10"/>
        </table:table-row>
        <table:table-row table:style-name="ro1">
          <table:table-cell office:value-type="float" office:value="62665">
            <text:p>62665</text:p>
          </table:table-cell>
          <table:table-cell office:value-type="float" office:value="61464">
            <text:p>61464</text:p>
          </table:table-cell>
          <table:table-cell table:number-columns-repeated="10"/>
        </table:table-row>
        <table:table-row table:style-name="ro1">
          <table:table-cell office:value-type="float" office:value="71745">
            <text:p>71745</text:p>
          </table:table-cell>
          <table:table-cell office:value-type="float" office:value="61678">
            <text:p>61678</text:p>
          </table:table-cell>
          <table:table-cell table:number-columns-repeated="10"/>
        </table:table-row>
        <table:table-row table:style-name="ro1">
          <table:table-cell office:value-type="float" office:value="69305">
            <text:p>69305</text:p>
          </table:table-cell>
          <table:table-cell office:value-type="float" office:value="62138">
            <text:p>6213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2459">
            <text:p>62459</text:p>
          </table:table-cell>
          <table:table-cell table:number-columns-repeated="10"/>
        </table:table-row>
        <table:table-row table:style-name="ro1">
          <table:table-cell office:value-type="float" office:value="66321">
            <text:p>66321</text:p>
          </table:table-cell>
          <table:table-cell office:value-type="float" office:value="62665">
            <text:p>62665</text:p>
          </table:table-cell>
          <table:table-cell table:number-columns-repeated="10"/>
        </table:table-row>
        <table:table-row table:style-name="ro1">
          <table:table-cell office:value-type="float" office:value="66717">
            <text:p>66717</text:p>
          </table:table-cell>
          <table:table-cell office:value-type="float" office:value="62786">
            <text:p>62786</text:p>
          </table:table-cell>
          <table:table-cell table:number-columns-repeated="10"/>
        </table:table-row>
        <table:table-row table:style-name="ro1">
          <table:table-cell office:value-type="float" office:value="41751">
            <text:p>41751</text:p>
          </table:table-cell>
          <table:table-cell office:value-type="float" office:value="62889">
            <text:p>62889</text:p>
          </table:table-cell>
          <table:table-cell table:number-columns-repeated="10"/>
        </table:table-row>
        <table:table-row table:style-name="ro1">
          <table:table-cell office:value-type="float" office:value="67077">
            <text:p>67077</text:p>
          </table:table-cell>
          <table:table-cell office:value-type="float" office:value="64398">
            <text:p>64398</text:p>
          </table:table-cell>
          <table:table-cell table:number-columns-repeated="10"/>
        </table:table-row>
        <table:table-row table:style-name="ro1">
          <table:table-cell office:value-type="float" office:value="62138">
            <text:p>62138</text:p>
          </table:table-cell>
          <table:table-cell office:value-type="float" office:value="64412">
            <text:p>64412</text:p>
          </table:table-cell>
          <table:table-cell table:number-columns-repeated="10"/>
        </table:table-row>
        <table:table-row table:style-name="ro1">
          <table:table-cell office:value-type="float" office:value="67014">
            <text:p>67014</text:p>
          </table:table-cell>
          <table:table-cell office:value-type="float" office:value="64818">
            <text:p>64818</text:p>
          </table:table-cell>
          <table:table-cell table:number-columns-repeated="10"/>
        </table:table-row>
        <table:table-row table:style-name="ro1">
          <table:table-cell office:value-type="float" office:value="61464">
            <text:p>61464</text:p>
          </table:table-cell>
          <table:table-cell office:value-type="float" office:value="64858">
            <text:p>64858</text:p>
          </table:table-cell>
          <table:table-cell table:number-columns-repeated="10"/>
        </table:table-row>
        <table:table-row table:style-name="ro1">
          <table:table-cell office:value-type="float" office:value="62786">
            <text:p>62786</text:p>
          </table:table-cell>
          <table:table-cell office:value-type="float" office:value="65125">
            <text:p>65125</text:p>
          </table:table-cell>
          <table:table-cell table:number-columns-repeated="10"/>
        </table:table-row>
        <table:table-row table:style-name="ro1">
          <table:table-cell office:value-type="float" office:value="81451">
            <text:p>81451</text:p>
          </table:table-cell>
          <table:table-cell office:value-type="float" office:value="65215">
            <text:p>65215</text:p>
          </table:table-cell>
          <table:table-cell table:number-columns-repeated="10"/>
        </table:table-row>
        <table:table-row table:style-name="ro1">
          <table:table-cell office:value-type="float" office:value="98972">
            <text:p>98972</text:p>
          </table:table-cell>
          <table:table-cell office:value-type="float" office:value="66321">
            <text:p>66321</text:p>
          </table:table-cell>
          <table:table-cell table:number-columns-repeated="10"/>
        </table:table-row>
        <table:table-row table:style-name="ro1">
          <table:table-cell office:value-type="float" office:value="81933">
            <text:p>81933</text:p>
          </table:table-cell>
          <table:table-cell office:value-type="float" office:value="66717">
            <text:p>66717</text:p>
          </table:table-cell>
          <table:table-cell table:number-columns-repeated="10"/>
        </table:table-row>
        <table:table-row table:style-name="ro1">
          <table:table-cell office:value-type="float" office:value="86640">
            <text:p>86640</text:p>
          </table:table-cell>
          <table:table-cell office:value-type="float" office:value="67014">
            <text:p>67014</text:p>
          </table:table-cell>
          <table:table-cell table:number-columns-repeated="10"/>
        </table:table-row>
        <table:table-row table:style-name="ro1">
          <table:table-cell office:value-type="float" office:value="84824">
            <text:p>84824</text:p>
          </table:table-cell>
          <table:table-cell office:value-type="float" office:value="67077">
            <text:p>67077</text:p>
          </table:table-cell>
          <table:table-cell table:number-columns-repeated="10"/>
        </table:table-row>
        <table:table-row table:style-name="ro1">
          <table:table-cell office:value-type="float" office:value="74969">
            <text:p>74969</text:p>
          </table:table-cell>
          <table:table-cell office:value-type="float" office:value="67185">
            <text:p>67185</text:p>
          </table:table-cell>
          <table:table-cell table:number-columns-repeated="10"/>
        </table:table-row>
        <table:table-row table:style-name="ro1">
          <table:table-cell office:value-type="float" office:value="59477">
            <text:p>59477</text:p>
          </table:table-cell>
          <table:table-cell office:value-type="float" office:value="67963">
            <text:p>67963</text:p>
          </table:table-cell>
          <table:table-cell table:number-columns-repeated="10"/>
        </table:table-row>
        <table:table-row table:style-name="ro1">
          <table:table-cell office:value-type="float" office:value="72970">
            <text:p>72970</text:p>
          </table:table-cell>
          <table:table-cell office:value-type="float" office:value="68087">
            <text:p>68087</text:p>
          </table:table-cell>
          <table:table-cell table:number-columns-repeated="10"/>
        </table:table-row>
        <table:table-row table:style-name="ro1">
          <table:table-cell office:value-type="float" office:value="76013">
            <text:p>76013</text:p>
          </table:table-cell>
          <table:table-cell office:value-type="float" office:value="69305">
            <text:p>69305</text:p>
          </table:table-cell>
          <table:table-cell table:number-columns-repeated="10"/>
        </table:table-row>
        <table:table-row table:style-name="ro1">
          <table:table-cell office:value-type="float" office:value="77870">
            <text:p>77870</text:p>
          </table:table-cell>
          <table:table-cell office:value-type="float" office:value="69633">
            <text:p>6963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9766">
            <text:p>6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69959">
            <text:p>69959</text:p>
          </table:table-cell>
          <table:table-cell table:number-columns-repeated="10"/>
        </table:table-row>
        <table:table-row table:style-name="ro1">
          <table:table-cell office:value-type="float" office:value="86057">
            <text:p>86057</text:p>
          </table:table-cell>
          <table:table-cell office:value-type="float" office:value="71745">
            <text:p>71745</text:p>
          </table:table-cell>
          <table:table-cell table:number-columns-repeated="10"/>
        </table:table-row>
        <table:table-row table:style-name="ro1">
          <table:table-cell office:value-type="float" office:value="97542">
            <text:p>97542</text:p>
          </table:table-cell>
          <table:table-cell office:value-type="float" office:value="72135">
            <text:p>72135</text:p>
          </table:table-cell>
          <table:table-cell table:number-columns-repeated="10"/>
        </table:table-row>
        <table:table-row table:style-name="ro1">
          <table:table-cell office:value-type="float" office:value="82133">
            <text:p>82133</text:p>
          </table:table-cell>
          <table:table-cell office:value-type="float" office:value="72901">
            <text:p>72901</text:p>
          </table:table-cell>
          <table:table-cell table:number-columns-repeated="10"/>
        </table:table-row>
        <table:table-row table:style-name="ro1">
          <table:table-cell office:value-type="float" office:value="90944">
            <text:p>90944</text:p>
          </table:table-cell>
          <table:table-cell office:value-type="float" office:value="72970">
            <text:p>72970</text:p>
          </table:table-cell>
          <table:table-cell table:number-columns-repeated="10"/>
        </table:table-row>
        <table:table-row table:style-name="ro1">
          <table:table-cell office:value-type="float" office:value="83421">
            <text:p>83421</text:p>
          </table:table-cell>
          <table:table-cell office:value-type="float" office:value="74323">
            <text:p>74323</text:p>
          </table:table-cell>
          <table:table-cell table:number-columns-repeated="10"/>
        </table:table-row>
        <table:table-row table:style-name="ro1">
          <table:table-cell office:value-type="float" office:value="75829">
            <text:p>75829</text:p>
          </table:table-cell>
          <table:table-cell office:value-type="float" office:value="74969">
            <text:p>74969</text:p>
          </table:table-cell>
          <table:table-cell table:number-columns-repeated="10"/>
        </table:table-row>
        <table:table-row table:style-name="ro1">
          <table:table-cell office:value-type="float" office:value="64858">
            <text:p>64858</text:p>
          </table:table-cell>
          <table:table-cell office:value-type="float" office:value="75829">
            <text:p>75829</text:p>
          </table:table-cell>
          <table:table-cell table:number-columns-repeated="10"/>
        </table:table-row>
        <table:table-row table:style-name="ro1">
          <table:table-cell office:value-type="float" office:value="88092">
            <text:p>88092</text:p>
          </table:table-cell>
          <table:table-cell office:value-type="float" office:value="76013">
            <text:p>76013</text:p>
          </table:table-cell>
          <table:table-cell table:number-columns-repeated="10"/>
        </table:table-row>
        <table:table-row table:style-name="ro1">
          <table:table-cell office:value-type="float" office:value="96554">
            <text:p>96554</text:p>
          </table:table-cell>
          <table:table-cell office:value-type="float" office:value="76095">
            <text:p>76095</text:p>
          </table:table-cell>
          <table:table-cell table:number-columns-repeated="10"/>
        </table:table-row>
        <table:table-row table:style-name="ro1">
          <table:table-cell office:value-type="float" office:value="88534">
            <text:p>88534</text:p>
          </table:table-cell>
          <table:table-cell office:value-type="float" office:value="77687">
            <text:p>77687</text:p>
          </table:table-cell>
          <table:table-cell table:number-columns-repeated="10"/>
        </table:table-row>
        <table:table-row table:style-name="ro1">
          <table:table-cell office:value-type="float" office:value="96355">
            <text:p>96355</text:p>
          </table:table-cell>
          <table:table-cell office:value-type="float" office:value="77870">
            <text:p>77870</text:p>
          </table:table-cell>
          <table:table-cell table:number-columns-repeated="10"/>
        </table:table-row>
        <table:table-row table:style-name="ro1">
          <table:table-cell office:value-type="float" office:value="79853">
            <text:p>79853</text:p>
          </table:table-cell>
          <table:table-cell office:value-type="float" office:value="78578">
            <text:p>78578</text:p>
          </table:table-cell>
          <table:table-cell table:number-columns-repeated="10"/>
        </table:table-row>
        <table:table-row table:style-name="ro1">
          <table:table-cell office:value-type="float" office:value="90567">
            <text:p>90567</text:p>
          </table:table-cell>
          <table:table-cell office:value-type="float" office:value="79798">
            <text:p>79798</text:p>
          </table:table-cell>
          <table:table-cell table:number-columns-repeated="10"/>
        </table:table-row>
        <table:table-row table:style-name="ro1">
          <table:table-cell office:value-type="float" office:value="108580">
            <text:p>108580</text:p>
          </table:table-cell>
          <table:table-cell office:value-type="float" office:value="79853">
            <text:p>79853</text:p>
          </table:table-cell>
          <table:table-cell table:number-columns-repeated="10"/>
        </table:table-row>
        <table:table-row table:style-name="ro1">
          <table:table-cell office:value-type="float" office:value="84912">
            <text:p>84912</text:p>
          </table:table-cell>
          <table:table-cell office:value-type="float" office:value="80226">
            <text:p>80226</text:p>
          </table:table-cell>
          <table:table-cell table:number-columns-repeated="10"/>
        </table:table-row>
        <table:table-row table:style-name="ro1">
          <table:table-cell office:value-type="float" office:value="91212">
            <text:p>91212</text:p>
          </table:table-cell>
          <table:table-cell office:value-type="float" office:value="80278">
            <text:p>80278</text:p>
          </table:table-cell>
          <table:table-cell table:number-columns-repeated="10"/>
        </table:table-row>
        <table:table-row table:style-name="ro1">
          <table:table-cell office:value-type="float" office:value="135058">
            <text:p>135058</text:p>
          </table:table-cell>
          <table:table-cell office:value-type="float" office:value="80482">
            <text:p>80482</text:p>
          </table:table-cell>
          <table:table-cell table:number-columns-repeated="10"/>
        </table:table-row>
        <table:table-row table:style-name="ro1">
          <table:table-cell office:value-type="float" office:value="90904">
            <text:p>90904</text:p>
          </table:table-cell>
          <table:table-cell office:value-type="float" office:value="81039">
            <text:p>81039</text:p>
          </table:table-cell>
          <table:table-cell table:number-columns-repeated="10"/>
        </table:table-row>
        <table:table-row table:style-name="ro1">
          <table:table-cell office:value-type="float" office:value="67963">
            <text:p>67963</text:p>
          </table:table-cell>
          <table:table-cell office:value-type="float" office:value="81451">
            <text:p>81451</text:p>
          </table:table-cell>
          <table:table-cell table:number-columns-repeated="10"/>
        </table:table-row>
        <table:table-row table:style-name="ro1">
          <table:table-cell office:value-type="float" office:value="88903">
            <text:p>88903</text:p>
          </table:table-cell>
          <table:table-cell office:value-type="float" office:value="81933">
            <text:p>81933</text:p>
          </table:table-cell>
          <table:table-cell table:number-columns-repeated="10"/>
        </table:table-row>
        <table:table-row table:style-name="ro1">
          <table:table-cell office:value-type="float" office:value="101623">
            <text:p>101623</text:p>
          </table:table-cell>
          <table:table-cell office:value-type="float" office:value="82133">
            <text:p>82133</text:p>
          </table:table-cell>
          <table:table-cell table:number-columns-repeated="10"/>
        </table:table-row>
        <table:table-row table:style-name="ro1">
          <table:table-cell office:value-type="float" office:value="80226">
            <text:p>80226</text:p>
          </table:table-cell>
          <table:table-cell office:value-type="float" office:value="82181">
            <text:p>82181</text:p>
          </table:table-cell>
          <table:table-cell table:number-columns-repeated="10"/>
        </table:table-row>
        <table:table-row table:style-name="ro1">
          <table:table-cell office:value-type="float" office:value="65215">
            <text:p>65215</text:p>
          </table:table-cell>
          <table:table-cell office:value-type="float" office:value="83051">
            <text:p>83051</text:p>
          </table:table-cell>
          <table:table-cell table:number-columns-repeated="10"/>
        </table:table-row>
        <table:table-row table:style-name="ro1">
          <table:table-cell office:value-type="float" office:value="89520">
            <text:p>89520</text:p>
          </table:table-cell>
          <table:table-cell office:value-type="float" office:value="83421">
            <text:p>83421</text:p>
          </table:table-cell>
          <table:table-cell table:number-columns-repeated="10"/>
        </table:table-row>
        <table:table-row table:style-name="ro1">
          <table:table-cell office:value-type="float" office:value="91303">
            <text:p>91303</text:p>
          </table:table-cell>
          <table:table-cell office:value-type="float" office:value="84116">
            <text:p>84116</text:p>
          </table:table-cell>
          <table:table-cell table:number-columns-repeated="10"/>
        </table:table-row>
        <table:table-row table:style-name="ro1">
          <table:table-cell office:value-type="float" office:value="80278">
            <text:p>80278</text:p>
          </table:table-cell>
          <table:table-cell office:value-type="float" office:value="84463">
            <text:p>84463</text:p>
          </table:table-cell>
          <table:table-cell table:number-columns-repeated="10"/>
        </table:table-row>
        <table:table-row table:style-name="ro1">
          <table:table-cell office:value-type="float" office:value="104951">
            <text:p>104951</text:p>
          </table:table-cell>
          <table:table-cell office:value-type="float" office:value="84824">
            <text:p>84824</text:p>
          </table:table-cell>
          <table:table-cell table:number-columns-repeated="10"/>
        </table:table-row>
        <table:table-row table:style-name="ro1">
          <table:table-cell office:value-type="float" office:value="108129">
            <text:p>108129</text:p>
          </table:table-cell>
          <table:table-cell office:value-type="float" office:value="84912">
            <text:p>84912</text:p>
          </table:table-cell>
          <table:table-cell table:number-columns-repeated="10"/>
        </table:table-row>
        <table:table-row table:style-name="ro1">
          <table:table-cell office:value-type="float" office:value="74323">
            <text:p>74323</text:p>
          </table:table-cell>
          <table:table-cell office:value-type="float" office:value="85089">
            <text:p>85089</text:p>
          </table:table-cell>
          <table:table-cell table:number-columns-repeated="10"/>
        </table:table-row>
        <table:table-row table:style-name="ro1">
          <table:table-cell office:value-type="float" office:value="80482">
            <text:p>80482</text:p>
          </table:table-cell>
          <table:table-cell office:value-type="float" office:value="85181">
            <text:p>85181</text:p>
          </table:table-cell>
          <table:table-cell table:number-columns-repeated="10"/>
        </table:table-row>
        <table:table-row table:style-name="ro1">
          <table:table-cell office:value-type="float" office:value="54016">
            <text:p>54016</text:p>
          </table:table-cell>
          <table:table-cell office:value-type="float" office:value="85509">
            <text:p>85509</text:p>
          </table:table-cell>
          <table:table-cell table:number-columns-repeated="10"/>
        </table:table-row>
        <table:table-row table:style-name="ro1">
          <table:table-cell office:value-type="float" office:value="72901">
            <text:p>72901</text:p>
          </table:table-cell>
          <table:table-cell office:value-type="float" office:value="86057">
            <text:p>86057</text:p>
          </table:table-cell>
          <table:table-cell table:number-columns-repeated="10"/>
        </table:table-row>
        <table:table-row table:style-name="ro1">
          <table:table-cell office:value-type="float" office:value="84116">
            <text:p>84116</text:p>
          </table:table-cell>
          <table:table-cell office:value-type="float" office:value="86640">
            <text:p>86640</text:p>
          </table:table-cell>
          <table:table-cell table:number-columns-repeated="10"/>
        </table:table-row>
        <table:table-row table:style-name="ro1">
          <table:table-cell office:value-type="float" office:value="84463">
            <text:p>84463</text:p>
          </table:table-cell>
          <table:table-cell office:value-type="float" office:value="88092">
            <text:p>88092</text:p>
          </table:table-cell>
          <table:table-cell table:number-columns-repeated="10"/>
        </table:table-row>
        <table:table-row table:style-name="ro1">
          <table:table-cell office:value-type="float" office:value="68087">
            <text:p>68087</text:p>
          </table:table-cell>
          <table:table-cell office:value-type="float" office:value="88349">
            <text:p>88349</text:p>
          </table:table-cell>
          <table:table-cell table:number-columns-repeated="10"/>
        </table:table-row>
        <table:table-row table:style-name="ro1">
          <table:table-cell office:value-type="float" office:value="85181">
            <text:p>85181</text:p>
          </table:table-cell>
          <table:table-cell office:value-type="float" office:value="88534">
            <text:p>88534</text:p>
          </table:table-cell>
          <table:table-cell table:number-columns-repeated="10"/>
        </table:table-row>
        <table:table-row table:style-name="ro1">
          <table:table-cell office:value-type="float" office:value="89150">
            <text:p>89150</text:p>
          </table:table-cell>
          <table:table-cell office:value-type="float" office:value="88826">
            <text:p>88826</text:p>
          </table:table-cell>
          <table:table-cell table:number-columns-repeated="10"/>
        </table:table-row>
        <table:table-row table:style-name="ro1">
          <table:table-cell office:value-type="float" office:value="105152">
            <text:p>105152</text:p>
          </table:table-cell>
          <table:table-cell office:value-type="float" office:value="88903">
            <text:p>88903</text:p>
          </table:table-cell>
          <table:table-cell table:number-columns-repeated="10"/>
        </table:table-row>
        <table:table-row table:style-name="ro1">
          <table:table-cell office:value-type="float" office:value="82181">
            <text:p>82181</text:p>
          </table:table-cell>
          <table:table-cell office:value-type="float" office:value="89150">
            <text:p>89150</text:p>
          </table:table-cell>
          <table:table-cell table:number-columns-repeated="10"/>
        </table:table-row>
        <table:table-row table:style-name="ro1">
          <table:table-cell office:value-type="float" office:value="95925">
            <text:p>95925</text:p>
          </table:table-cell>
          <table:table-cell office:value-type="float" office:value="89520">
            <text:p>89520</text:p>
          </table:table-cell>
          <table:table-cell table:number-columns-repeated="10"/>
        </table:table-row>
        <table:table-row table:style-name="ro1">
          <table:table-cell office:value-type="float" office:value="85089">
            <text:p>85089</text:p>
          </table:table-cell>
          <table:table-cell office:value-type="float" office:value="90567">
            <text:p>90567</text:p>
          </table:table-cell>
          <table:table-cell table:number-columns-repeated="10"/>
        </table:table-row>
        <table:table-row table:style-name="ro1">
          <table:table-cell office:value-type="float" office:value="93643">
            <text:p>93643</text:p>
          </table:table-cell>
          <table:table-cell office:value-type="float" office:value="90904">
            <text:p>90904</text:p>
          </table:table-cell>
          <table:table-cell table:number-columns-repeated="10"/>
        </table:table-row>
        <table:table-row table:style-name="ro1">
          <table:table-cell office:value-type="float" office:value="54790">
            <text:p>54790</text:p>
          </table:table-cell>
          <table:table-cell office:value-type="float" office:value="90944">
            <text:p>90944</text:p>
          </table:table-cell>
          <table:table-cell table:number-columns-repeated="10"/>
        </table:table-row>
        <table:table-row table:style-name="ro1">
          <table:table-cell office:value-type="float" office:value="76095">
            <text:p>76095</text:p>
          </table:table-cell>
          <table:table-cell office:value-type="float" office:value="91212">
            <text:p>91212</text:p>
          </table:table-cell>
          <table:table-cell table:number-columns-repeated="10"/>
        </table:table-row>
        <table:table-row table:style-name="ro1">
          <table:table-cell office:value-type="float" office:value="83051">
            <text:p>83051</text:p>
          </table:table-cell>
          <table:table-cell office:value-type="float" office:value="91303">
            <text:p>91303</text:p>
          </table:table-cell>
          <table:table-cell table:number-columns-repeated="10"/>
        </table:table-row>
        <table:table-row table:style-name="ro1">
          <table:table-cell office:value-type="float" office:value="78578">
            <text:p>78578</text:p>
          </table:table-cell>
          <table:table-cell office:value-type="float" office:value="92294">
            <text:p>92294</text:p>
          </table:table-cell>
          <table:table-cell table:number-columns-repeated="10"/>
        </table:table-row>
        <table:table-row table:style-name="ro1">
          <table:table-cell office:value-type="float" office:value="64818">
            <text:p>64818</text:p>
          </table:table-cell>
          <table:table-cell office:value-type="float" office:value="93643">
            <text:p>93643</text:p>
          </table:table-cell>
          <table:table-cell table:number-columns-repeated="10"/>
        </table:table-row>
        <table:table-row table:style-name="ro1">
          <table:table-cell office:value-type="float" office:value="88826">
            <text:p>88826</text:p>
          </table:table-cell>
          <table:table-cell office:value-type="float" office:value="95130">
            <text:p>95130</text:p>
          </table:table-cell>
          <table:table-cell table:number-columns-repeated="10"/>
        </table:table-row>
        <table:table-row table:style-name="ro1">
          <table:table-cell office:value-type="float" office:value="67185">
            <text:p>67185</text:p>
          </table:table-cell>
          <table:table-cell office:value-type="float" office:value="95925">
            <text:p>95925</text:p>
          </table:table-cell>
          <table:table-cell table:number-columns-repeated="10"/>
        </table:table-row>
        <table:table-row table:style-name="ro1">
          <table:table-cell office:value-type="float" office:value="95130">
            <text:p>95130</text:p>
          </table:table-cell>
          <table:table-cell office:value-type="float" office:value="96355">
            <text:p>96355</text:p>
          </table:table-cell>
          <table:table-cell table:number-columns-repeated="10"/>
        </table:table-row>
        <table:table-row table:style-name="ro1">
          <table:table-cell office:value-type="float" office:value="92294">
            <text:p>92294</text:p>
          </table:table-cell>
          <table:table-cell office:value-type="float" office:value="96554">
            <text:p>96554</text:p>
          </table:table-cell>
          <table:table-cell table:number-columns-repeated="10"/>
        </table:table-row>
        <table:table-row table:style-name="ro1">
          <table:table-cell office:value-type="float" office:value="79798">
            <text:p>79798</text:p>
          </table:table-cell>
          <table:table-cell office:value-type="float" office:value="97542">
            <text:p>97542</text:p>
          </table:table-cell>
          <table:table-cell table:number-columns-repeated="10"/>
        </table:table-row>
        <table:table-row table:style-name="ro1">
          <table:table-cell office:value-type="float" office:value="85509">
            <text:p>85509</text:p>
          </table:table-cell>
          <table:table-cell office:value-type="float" office:value="98972">
            <text:p>98972</text:p>
          </table:table-cell>
          <table:table-cell table:number-columns-repeated="10"/>
        </table:table-row>
        <table:table-row table:style-name="ro1">
          <table:table-cell office:value-type="float" office:value="77687">
            <text:p>77687</text:p>
          </table:table-cell>
          <table:table-cell office:value-type="float" office:value="101623">
            <text:p>101623</text:p>
          </table:table-cell>
          <table:table-cell table:number-columns-repeated="10"/>
        </table:table-row>
        <table:table-row table:style-name="ro1">
          <table:table-cell office:value-type="float" office:value="52510">
            <text:p>52510</text:p>
          </table:table-cell>
          <table:table-cell office:value-type="float" office:value="104951">
            <text:p>104951</text:p>
          </table:table-cell>
          <table:table-cell table:number-columns-repeated="10"/>
        </table:table-row>
        <table:table-row table:style-name="ro1">
          <table:table-cell office:value-type="float" office:value="88349">
            <text:p>88349</text:p>
          </table:table-cell>
          <table:table-cell office:value-type="float" office:value="105152">
            <text:p>105152</text:p>
          </table:table-cell>
          <table:table-cell table:number-columns-repeated="10"/>
        </table:table-row>
        <table:table-row table:style-name="ro1">
          <table:table-cell office:value-type="float" office:value="72135">
            <text:p>72135</text:p>
          </table:table-cell>
          <table:table-cell office:value-type="float" office:value="108129">
            <text:p>108129</text:p>
          </table:table-cell>
          <table:table-cell table:number-columns-repeated="10"/>
        </table:table-row>
        <table:table-row table:style-name="ro1">
          <table:table-cell office:value-type="float" office:value="81039">
            <text:p>81039</text:p>
          </table:table-cell>
          <table:table-cell office:value-type="float" office:value="108580">
            <text:p>108580</text:p>
          </table:table-cell>
          <table:table-cell table:number-columns-repeated="10"/>
        </table:table-row>
        <table:table-row table:style-name="ro1">
          <table:table-cell office:value-type="float" office:value="69633">
            <text:p>69633</text:p>
          </table:table-cell>
          <table:table-cell office:value-type="float" office:value="135058">
            <text:p>135058</text:p>
          </table:table-cell>
          <table:table-cell table:number-columns-repeated="10"/>
        </table:table-row>
      </table:table>
      <table:table table:name="Hoja3" table:style-name="ta1" table:print="false">
        <table:table-column table:style-name="co1" table:number-columns-repeated="4" table:default-cell-style-name="ce30"/>
        <table:table-column table:style-name="co1" table:number-columns-repeated="4" table:default-cell-style-name="ce31"/>
        <table:table-column table:style-name="co1" table:default-cell-style-name="ce33"/>
        <table:table-row table:style-name="ro1">
          <table:table-cell table:style-name="ce29" table:number-columns-repeated="8"/>
          <table:table-cell table:style-name="ce32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'Apartat B'.B42:'Apartat B'.B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TI12" svg:font-family="CMTI12"/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16" number:min-integer-digits="1"/>
    </number:number-style>
    <number:number-style style:name="N119">
      <number:number number:decimal-places="17" number:min-integer-digits="1"/>
    </number:number-style>
    <number:number-style style:name="N120">
      <number:number number:decimal-places="18" number:min-integer-digits="1"/>
    </number:number-style>
    <number:number-style style:name="N121">
      <number:number number:decimal-places="19" number:min-integer-digits="1"/>
    </number:number-style>
    <number:number-style style:name="N122">
      <number:number number:decimal-places="20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6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2T20:49:49.66</meta:creation-date>
    <dc:date>2010-05-25T16:24:21.27</dc:date>
    <meta:editing-duration>PT09H34M24S</meta:editing-duration>
    <meta:editing-cycles>16</meta:editing-cycles>
    <meta:generator>OpenOffice.org/3.2$Win32 OpenOffice.org_project/320m12$Build-9483</meta:generator>
    <meta:document-statistic meta:table-count="3" meta:cell-count="2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73cm" svg:height="6.986cm" xlink:href=".." chart:class="chart:bar" chart:style-name="ch1">
        <chart:title svg:x="8.831cm" svg:y="0.14cm" chart:style-name="ch2">
          <text:p>Toneladas de cemento mensuales</text:p>
        </chart:title>
        <chart:legend chart:legend-position="end" svg:x="21.691cm" svg:y="3.185cm" chart:style-name="ch3"/>
        <chart:plot-area chart:style-name="ch4" table:cell-range-address="'Apartat B'.A7:'Apartat B'.A16 'Apartat B'.C7:'Apartat B'.C16" chart:data-source-has-labels="column" svg:x="0.483cm" svg:y="0.782cm" svg:width="20.726cm" svg:height="5.988cm">
          <chart:axis chart:dimension="x" chart:name="primary-x" chart:style-name="ch5">
            <chart:title svg:x="9.166cm" svg:y="6.311cm" chart:style-name="ch6">
              <text:p>Toneladas de cemento</text:p>
            </chart:title>
            <chart:categories table:cell-range-address="'Apartat B'.A7:'Apartat B'.A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partat B'.C7:'Apartat B'.C16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'Apartat B'.A7:'Apartat B'.A16">[28821-39444,7)</text:p>
              </table:table-cell>
              <table:table-cell office:value-type="float" office:value="20">
                <text:p text:id="'Apartat B'.C7:'Apartat B'.C16">20</text:p>
              </table:table-cell>
            </table:table-row>
            <table:table-row>
              <table:table-cell office:value-type="string">
                <text:p>[39444,7-50064,4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[50064,4-60692,1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[60692,1-71315,8)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[71315,8-81939,5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81939,5-92563,2)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[92563,2-103186,9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103186,9-113810,6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13810,6-124434,3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124434,3-135058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right-angled-axes="true" chart:data-label-number="value-and-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ata-label-number="value-and-percentag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0.615cm" svg:height="7.417cm" xlink:href=".." chart:class="chart:circle" chart:style-name="ch1">
        <chart:title svg:x="1.325cm" svg:y="0.149cm" chart:style-name="ch2">
          <text:p>Porcentajes ventas toneladas de cemento</text:p>
        </chart:title>
        <chart:plot-area chart:style-name="ch3" table:cell-range-address="'Apartat B'.A7:'Apartat B'.A7 'Apartat B'.G7:'Apartat B'.G16" chart:data-source-has-labels="row" svg:x="0.212cm" svg:y="0.8cm" svg:width="8.821cm" svg:height="6.97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partat B'.G7:'Apartat B'.G16" chart:label-cell-address="'Apartat B'.A7:'Apartat B'.A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partat B'.A7:'Apartat B'.A7">[28821-39444,7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047619047619">
                <text:p text:id="'Apartat B'.G7:'Apartat B'.G16">11.9047619047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2619047619048">
                <text:p>17.2619047619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0238095238095">
                <text:p>22.0238095238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904761904762">
                <text:p>13.6904761904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095238095238">
                <text:p>11.3095238095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5238095238095">
                <text:p>0.595238095238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